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299in"/>
    </style:style>
    <style:style style:name="co2" style:family="table-column">
      <style:table-column-properties fo:break-before="auto" style:column-width="0.875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1.5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background-color="#808080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>
      <style:table-cell-properties fo:background-color="#808080" style:text-align-source="fix" style:repeat-content="fals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Arial" fo:font-size="12.6000003814697pt" style:font-name-asian="WenQuanYi Micro Hei" style:font-size-asian="12.6000003814697pt" style:language-asian="zxx" style:country-asian="none" style:font-name-complex="Lohit Hindi" style:font-size-complex="12.6000003814697pt" style:language-complex="zxx" style:country-complex="none"/>
    </style:style>
    <style:style style:name="ce6" style:family="table-cell" style:parent-style-name="Default" style:data-style-name="N121">
      <style:table-cell-properties fo:background-color="#808080" style:text-align-source="fix" style:repeat-content="false"/>
      <style:paragraph-properties fo:text-align="center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4906in" svg:height="4.7862in" svg:x="14.1598in" svg:y="0.0791in">
            <draw:object draw:notify-on-update-of-ranges="Sheet1.A3:Sheet1.B22 Sheet1.C2:Sheet1.C2 Sheet1.C3:Sheet1.C22 Sheet1.D2:Sheet1.D2 Sheet1.D3:Sheet1.D22 Sheet1.E2:Sheet1.E2 Sheet1.E3:Sheet1.E22 Sheet1.F2:Sheet1.F2 Sheet1.F3:Sheet1.F22 Sheet1.G2:Sheet1.G2 Sheet1.G3:Sheet1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4906in" svg:height="4.7862in" svg:x="14.0276in" svg:y="5.802in">
            <draw:object draw:notify-on-update-of-ranges="Sheet1.A38:Sheet1.A38 Sheet1.A39:Sheet1.B58 Sheet1.C38:Sheet1.C38 Sheet1.C39:Sheet1.C58 Sheet1.D38:Sheet1.D38 Sheet1.D39:Sheet1.D58 Sheet1.E38:Sheet1.E38 Sheet1.E39:Sheet1.E58 Sheet1.F38:Sheet1.F38 Sheet1.F39:Sheet1.F58 Sheet1.G38:Sheet1.G38 Sheet1.G39:Sheet1.G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4906in" svg:height="4.7862in" svg:x="14.2992in" svg:y="12.0283in">
            <draw:object draw:notify-on-update-of-ranges="Sheet1.A75:Sheet1.B94 Sheet1.C74:Sheet1.C74 Sheet1.C75:Sheet1.C94 Sheet1.D74:Sheet1.D74 Sheet1.D75:Sheet1.D94 Sheet1.E74:Sheet1.E74 Sheet1.E75:Sheet1.E94 Sheet1.F74:Sheet1.F74 Sheet1.F75:Sheet1.F94 Sheet1.G74:Sheet1.G74 Sheet1.G75:Sheet1.G9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4906in" svg:height="4.7862in" svg:x="14.2165in" svg:y="17.9976in">
            <draw:object draw:notify-on-update-of-ranges="Sheet1.A110:Sheet1.A110 Sheet1.A111:Sheet1.B130 Sheet1.C110:Sheet1.C110 Sheet1.C111:Sheet1.C130 Sheet1.D110:Sheet1.D110 Sheet1.D111:Sheet1.D130 Sheet1.E110:Sheet1.E110 Sheet1.E111:Sheet1.E130 Sheet1.F110:Sheet1.F110 Sheet1.F111:Sheet1.F130 Sheet1.G110:Sheet1.G110 Sheet1.G111:Sheet1.G1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7.4906in" svg:height="4.7862in" svg:x="14.102in" svg:y="24.1122in">
            <draw:object draw:notify-on-update-of-ranges="Sheet1.A146:Sheet1.A146 Sheet1.A147:Sheet1.B166 Sheet1.C146:Sheet1.C146 Sheet1.C147:Sheet1.C166 Sheet1.D146:Sheet1.D146 Sheet1.D147:Sheet1.D166 Sheet1.E146:Sheet1.E146 Sheet1.E147:Sheet1.E166 Sheet1.F146:Sheet1.F146 Sheet1.F147:Sheet1.F166 Sheet1.G146:Sheet1.G146 Sheet1.G147:Sheet1.G16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7.4906in" svg:height="4.7862in" svg:x="14.4894in" svg:y="30.0185in">
            <draw:object draw:notify-on-update-of-ranges="Sheet1.A182:Sheet1.A182 Sheet1.A183:Sheet1.B202 Sheet1.C182:Sheet1.C182 Sheet1.C183:Sheet1.C202 Sheet1.D182:Sheet1.D182 Sheet1.D183:Sheet1.D202 Sheet1.E182:Sheet1.E182 Sheet1.E183:Sheet1.E202 Sheet1.F182:Sheet1.F182 Sheet1.F183:Sheet1.F202 Sheet1.G182:Sheet1.G182 Sheet1.G183:Sheet1.G20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row table:style-name="ro1">
          <table:table-cell table:style-name="ce1" office:value-type="string" table:number-columns-spanned="7" table:number-rows-spanned="1">
            <text:p>New Allocator - no optimization</text:p>
          </table:table-cell>
          <table:covered-table-cell table:style-name="ce2"/>
          <table:covered-table-cell table:number-columns-repeated="5" table:style-name="ce6"/>
          <table:table-cell table:number-columns-repeated="1017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Chunk Size</text:p>
          </table:table-cell>
          <table:table-cell table:style-name="ce6" office:value-type="string">
            <text:p>std::list</text:p>
          </table:table-cell>
          <table:table-cell table:style-name="ce6" office:value-type="string">
            <text:p>nasty_list</text:p>
          </table:table-cell>
          <table:table-cell table:style-name="ce6" office:value-type="string">
            <text:p>std::vector</text:p>
          </table:table-cell>
          <table:table-cell table:style-name="ce6" office:value-type="string">
            <text:p>chunk_list:iterator</text:p>
          </table:table-cell>
          <table:table-cell table:style-name="ce6" office:value-type="string">
            <text:p>chunk_list:functor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99603">
            <text:p>0.6996</text:p>
          </table:table-cell>
          <table:table-cell office:value-type="float" office:value="0.692574">
            <text:p>0.6926</text:p>
          </table:table-cell>
          <table:table-cell office:value-type="float" office:value="0.405303">
            <text:p>0.4053</text:p>
          </table:table-cell>
          <table:table-cell office:value-type="float" office:value="1.29434">
            <text:p>1.2943</text:p>
          </table:table-cell>
          <table:table-cell office:value-type="float" office:value="1.36194">
            <text:p>1.3619</text:p>
          </table:table-cell>
          <table:table-cell table:formula="of:=[.C3]/[.G3]" office:value-type="float" office:value="0.51368121943698">
            <text:p>0.5137</text:p>
          </table:table-cell>
          <table:table-cell table:formula="of:=[.D3]/[.G3]" office:value-type="float" office:value="0.508520199127715">
            <text:p>0.5085</text:p>
          </table:table-cell>
          <table:table-cell table:formula="of:=[.E3]/[.G3]" office:value-type="float" office:value="0.29759240495176">
            <text:p>0.2976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05794">
            <text:p>1.0579</text:p>
          </table:table-cell>
          <table:table-cell office:value-type="float" office:value="1.0763">
            <text:p>1.0763</text:p>
          </table:table-cell>
          <table:table-cell office:value-type="float" office:value="0.722885">
            <text:p>0.7229</text:p>
          </table:table-cell>
          <table:table-cell office:value-type="float" office:value="2.27677">
            <text:p>2.2768</text:p>
          </table:table-cell>
          <table:table-cell office:value-type="float" office:value="2.33765">
            <text:p>2.3377</text:p>
          </table:table-cell>
          <table:table-cell table:formula="of:=[.C4]/[.G4]" office:value-type="float" office:value="0.452565610762946">
            <text:p>0.4526</text:p>
          </table:table-cell>
          <table:table-cell table:formula="of:=[.D4]/[.G4]" office:value-type="float" office:value="0.460419652214831">
            <text:p>0.4604</text:p>
          </table:table-cell>
          <table:table-cell table:formula="of:=[.E4]/[.G4]" office:value-type="float" office:value="0.309235770966569">
            <text:p>0.3092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86455">
            <text:p>1.8646</text:p>
          </table:table-cell>
          <table:table-cell office:value-type="float" office:value="1.88811">
            <text:p>1.8881</text:p>
          </table:table-cell>
          <table:table-cell office:value-type="float" office:value="1.34975">
            <text:p>1.3498</text:p>
          </table:table-cell>
          <table:table-cell office:value-type="float" office:value="4.05339">
            <text:p>4.0534</text:p>
          </table:table-cell>
          <table:table-cell office:value-type="float" office:value="4.25964">
            <text:p>4.2596</text:p>
          </table:table-cell>
          <table:table-cell table:formula="of:=[.C5]/[.G5]" office:value-type="float" office:value="0.437724784254068">
            <text:p>0.4377</text:p>
          </table:table-cell>
          <table:table-cell table:formula="of:=[.D5]/[.G5]" office:value-type="float" office:value="0.443255768093078">
            <text:p>0.4433</text:p>
          </table:table-cell>
          <table:table-cell table:formula="of:=[.E5]/[.G5]" office:value-type="float" office:value="0.31686950070898">
            <text:p>0.3169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.29192">
            <text:p>3.2919</text:p>
          </table:table-cell>
          <table:table-cell office:value-type="float" office:value="3.38766">
            <text:p>3.3877</text:p>
          </table:table-cell>
          <table:table-cell office:value-type="float" office:value="2.61153">
            <text:p>2.6115</text:p>
          </table:table-cell>
          <table:table-cell office:value-type="float" office:value="6.94899">
            <text:p>6.9490</text:p>
          </table:table-cell>
          <table:table-cell office:value-type="float" office:value="8.28212">
            <text:p>8.2821</text:p>
          </table:table-cell>
          <table:table-cell table:formula="of:=[.C6]/[.G6]" office:value-type="float" office:value="0.397473110749422">
            <text:p>0.3975</text:p>
          </table:table-cell>
          <table:table-cell table:formula="of:=[.D6]/[.G6]" office:value-type="float" office:value="0.409032952915437">
            <text:p>0.4090</text:p>
          </table:table-cell>
          <table:table-cell table:formula="of:=[.E6]/[.G6]" office:value-type="float" office:value="0.315321439438211">
            <text:p>0.3153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.47479">
            <text:p>6.4748</text:p>
          </table:table-cell>
          <table:table-cell office:value-type="float" office:value="6.64179">
            <text:p>6.6418</text:p>
          </table:table-cell>
          <table:table-cell office:value-type="float" office:value="5.21808">
            <text:p>5.2181</text:p>
          </table:table-cell>
          <table:table-cell office:value-type="float" office:value="13.1619">
            <text:p>13.1619</text:p>
          </table:table-cell>
          <table:table-cell office:value-type="float" office:value="16.1692">
            <text:p>16.1692</text:p>
          </table:table-cell>
          <table:table-cell table:formula="of:=[.C7]/[.G7]" office:value-type="float" office:value="0.400439724909086">
            <text:p>0.4004</text:p>
          </table:table-cell>
          <table:table-cell table:formula="of:=[.D7]/[.G7]" office:value-type="float" office:value="0.410768003364421">
            <text:p>0.4108</text:p>
          </table:table-cell>
          <table:table-cell table:formula="of:=[.E7]/[.G7]" office:value-type="float" office:value="0.322717264923435">
            <text:p>0.3227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713191">
            <text:p>0.7132</text:p>
          </table:table-cell>
          <table:table-cell office:value-type="float" office:value="0.715092">
            <text:p>0.7151</text:p>
          </table:table-cell>
          <table:table-cell office:value-type="float" office:value="0.403982">
            <text:p>0.4040</text:p>
          </table:table-cell>
          <table:table-cell office:value-type="float" office:value="1.16742">
            <text:p>1.1674</text:p>
          </table:table-cell>
          <table:table-cell office:value-type="float" office:value="1.01524">
            <text:p>1.0152</text:p>
          </table:table-cell>
          <table:table-cell table:formula="of:=[.C8]/[.G8]" office:value-type="float" office:value="0.702485126669556">
            <text:p>0.7025</text:p>
          </table:table-cell>
          <table:table-cell table:formula="of:=[.D8]/[.G8]" office:value-type="float" office:value="0.70435759032347">
            <text:p>0.7044</text:p>
          </table:table-cell>
          <table:table-cell table:formula="of:=[.E8]/[.G8]" office:value-type="float" office:value="0.397917733737835">
            <text:p>0.397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.06076">
            <text:p>1.0608</text:p>
          </table:table-cell>
          <table:table-cell office:value-type="float" office:value="1.06826">
            <text:p>1.0683</text:p>
          </table:table-cell>
          <table:table-cell office:value-type="float" office:value="0.718966">
            <text:p>0.7190</text:p>
          </table:table-cell>
          <table:table-cell office:value-type="float" office:value="1.94071">
            <text:p>1.9407</text:p>
          </table:table-cell>
          <table:table-cell office:value-type="float" office:value="1.6027">
            <text:p>1.6027</text:p>
          </table:table-cell>
          <table:table-cell table:formula="of:=[.C9]/[.G9]" office:value-type="float" office:value="0.661858114431896">
            <text:p>0.6619</text:p>
          </table:table-cell>
          <table:table-cell table:formula="of:=[.D9]/[.G9]" office:value-type="float" office:value="0.666537717601547">
            <text:p>0.6665</text:p>
          </table:table-cell>
          <table:table-cell table:formula="of:=[.E9]/[.G9]" office:value-type="float" office:value="0.448596742996194">
            <text:p>0.4486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85513">
            <text:p>1.8551</text:p>
          </table:table-cell>
          <table:table-cell office:value-type="float" office:value="1.87615">
            <text:p>1.8762</text:p>
          </table:table-cell>
          <table:table-cell office:value-type="float" office:value="1.34746">
            <text:p>1.3475</text:p>
          </table:table-cell>
          <table:table-cell office:value-type="float" office:value="3.45564">
            <text:p>3.4556</text:p>
          </table:table-cell>
          <table:table-cell office:value-type="float" office:value="2.88679">
            <text:p>2.8868</text:p>
          </table:table-cell>
          <table:table-cell table:formula="of:=[.C10]/[.G10]" office:value-type="float" office:value="0.642627278049321">
            <text:p>0.6426</text:p>
          </table:table-cell>
          <table:table-cell table:formula="of:=[.D10]/[.G10]" office:value-type="float" office:value="0.649908722144666">
            <text:p>0.6499</text:p>
          </table:table-cell>
          <table:table-cell table:formula="of:=[.E10]/[.G10]" office:value-type="float" office:value="0.466767586142394">
            <text:p>0.4668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.38164">
            <text:p>3.3816</text:p>
          </table:table-cell>
          <table:table-cell office:value-type="float" office:value="3.46281">
            <text:p>3.4628</text:p>
          </table:table-cell>
          <table:table-cell office:value-type="float" office:value="2.61992">
            <text:p>2.6199</text:p>
          </table:table-cell>
          <table:table-cell office:value-type="float" office:value="6.50692">
            <text:p>6.5069</text:p>
          </table:table-cell>
          <table:table-cell office:value-type="float" office:value="5.38479">
            <text:p>5.3848</text:p>
          </table:table-cell>
          <table:table-cell table:formula="of:=[.C11]/[.G11]" office:value-type="float" office:value="0.627998492048901">
            <text:p>0.6280</text:p>
          </table:table-cell>
          <table:table-cell table:formula="of:=[.D11]/[.G11]" office:value-type="float" office:value="0.643072431793998">
            <text:p>0.6431</text:p>
          </table:table-cell>
          <table:table-cell table:formula="of:=[.E11]/[.G11]" office:value-type="float" office:value="0.486540793605693">
            <text:p>0.4865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.28081">
            <text:p>6.2808</text:p>
          </table:table-cell>
          <table:table-cell office:value-type="float" office:value="6.55945">
            <text:p>6.5595</text:p>
          </table:table-cell>
          <table:table-cell office:value-type="float" office:value="5.27212">
            <text:p>5.2721</text:p>
          </table:table-cell>
          <table:table-cell office:value-type="float" office:value="12.7015">
            <text:p>12.7015</text:p>
          </table:table-cell>
          <table:table-cell office:value-type="float" office:value="10.3536">
            <text:p>10.3536</text:p>
          </table:table-cell>
          <table:table-cell table:formula="of:=[.C12]/[.G12]" office:value-type="float" office:value="0.606630543965384">
            <text:p>0.6066</text:p>
          </table:table-cell>
          <table:table-cell table:formula="of:=[.D12]/[.G12]" office:value-type="float" office:value="0.633542922268583">
            <text:p>0.6335</text:p>
          </table:table-cell>
          <table:table-cell table:formula="of:=[.E12]/[.G12]" office:value-type="float" office:value="0.509206459588935">
            <text:p>0.5092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73059">
            <text:p>0.7306</text:p>
          </table:table-cell>
          <table:table-cell office:value-type="float" office:value="0.706437">
            <text:p>0.7064</text:p>
          </table:table-cell>
          <table:table-cell office:value-type="float" office:value="0.409274">
            <text:p>0.4093</text:p>
          </table:table-cell>
          <table:table-cell office:value-type="float" office:value="1.19333">
            <text:p>1.1933</text:p>
          </table:table-cell>
          <table:table-cell office:value-type="float" office:value="1.03088">
            <text:p>1.0309</text:p>
          </table:table-cell>
          <table:table-cell table:formula="of:=[.C13]/[.G13]" office:value-type="float" office:value="0.708705183920534">
            <text:p>0.7087</text:p>
          </table:table-cell>
          <table:table-cell table:formula="of:=[.D13]/[.G13]" office:value-type="float" office:value="0.685275686791867">
            <text:p>0.6853</text:p>
          </table:table-cell>
          <table:table-cell table:formula="of:=[.E13]/[.G13]" office:value-type="float" office:value="0.397014201458948">
            <text:p>0.397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.07621">
            <text:p>1.0762</text:p>
          </table:table-cell>
          <table:table-cell office:value-type="float" office:value="1.08547">
            <text:p>1.0855</text:p>
          </table:table-cell>
          <table:table-cell office:value-type="float" office:value="0.719704">
            <text:p>0.7197</text:p>
          </table:table-cell>
          <table:table-cell office:value-type="float" office:value="1.91064">
            <text:p>1.9106</text:p>
          </table:table-cell>
          <table:table-cell office:value-type="float" office:value="1.42131">
            <text:p>1.4213</text:p>
          </table:table-cell>
          <table:table-cell table:formula="of:=[.C14]/[.G14]" office:value-type="float" office:value="0.757195826385518">
            <text:p>0.7572</text:p>
          </table:table-cell>
          <table:table-cell table:formula="of:=[.D14]/[.G14]" office:value-type="float" office:value="0.763710942721855">
            <text:p>0.7637</text:p>
          </table:table-cell>
          <table:table-cell table:formula="of:=[.E14]/[.G14]" office:value-type="float" office:value="0.506366661741633">
            <text:p>0.5064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.83871">
            <text:p>1.8387</text:p>
          </table:table-cell>
          <table:table-cell office:value-type="float" office:value="1.88789">
            <text:p>1.8879</text:p>
          </table:table-cell>
          <table:table-cell office:value-type="float" office:value="1.35444">
            <text:p>1.3544</text:p>
          </table:table-cell>
          <table:table-cell office:value-type="float" office:value="3.43252">
            <text:p>3.4325</text:p>
          </table:table-cell>
          <table:table-cell office:value-type="float" office:value="2.68944">
            <text:p>2.6894</text:p>
          </table:table-cell>
          <table:table-cell table:formula="of:=[.C15]/[.G15]" office:value-type="float" office:value="0.683677642929383">
            <text:p>0.6837</text:p>
          </table:table-cell>
          <table:table-cell table:formula="of:=[.D15]/[.G15]" office:value-type="float" office:value="0.701963977631031">
            <text:p>0.7020</text:p>
          </table:table-cell>
          <table:table-cell table:formula="of:=[.E15]/[.G15]" office:value-type="float" office:value="0.503614135284669">
            <text:p>0.503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.36354">
            <text:p>3.3635</text:p>
          </table:table-cell>
          <table:table-cell office:value-type="float" office:value="3.43488">
            <text:p>3.4349</text:p>
          </table:table-cell>
          <table:table-cell office:value-type="float" office:value="2.62201">
            <text:p>2.6220</text:p>
          </table:table-cell>
          <table:table-cell office:value-type="float" office:value="6.4404">
            <text:p>6.4404</text:p>
          </table:table-cell>
          <table:table-cell office:value-type="float" office:value="4.85404">
            <text:p>4.8540</text:p>
          </table:table-cell>
          <table:table-cell table:formula="of:=[.C16]/[.G16]" office:value-type="float" office:value="0.692936193356462">
            <text:p>0.6929</text:p>
          </table:table-cell>
          <table:table-cell table:formula="of:=[.D16]/[.G16]" office:value-type="float" office:value="0.707633229227612">
            <text:p>0.7076</text:p>
          </table:table-cell>
          <table:table-cell table:formula="of:=[.E16]/[.G16]" office:value-type="float" office:value="0.540170661964055">
            <text:p>0.5402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6.56866">
            <text:p>6.5687</text:p>
          </table:table-cell>
          <table:table-cell office:value-type="float" office:value="6.69093">
            <text:p>6.6909</text:p>
          </table:table-cell>
          <table:table-cell office:value-type="float" office:value="5.22501">
            <text:p>5.2250</text:p>
          </table:table-cell>
          <table:table-cell office:value-type="float" office:value="12.5835">
            <text:p>12.5835</text:p>
          </table:table-cell>
          <table:table-cell office:value-type="float" office:value="9.42262">
            <text:p>9.4226</text:p>
          </table:table-cell>
          <table:table-cell table:formula="of:=[.C17]/[.G17]" office:value-type="float" office:value="0.69711608873116">
            <text:p>0.6971</text:p>
          </table:table-cell>
          <table:table-cell table:formula="of:=[.D17]/[.G17]" office:value-type="float" office:value="0.710092309782205">
            <text:p>0.7101</text:p>
          </table:table-cell>
          <table:table-cell table:formula="of:=[.E17]/[.G17]" office:value-type="float" office:value="0.554517745595174">
            <text:p>0.5545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722016">
            <text:p>0.7220</text:p>
          </table:table-cell>
          <table:table-cell office:value-type="float" office:value="0.719002">
            <text:p>0.7190</text:p>
          </table:table-cell>
          <table:table-cell office:value-type="float" office:value="0.408124">
            <text:p>0.4081</text:p>
          </table:table-cell>
          <table:table-cell office:value-type="float" office:value="1.19482">
            <text:p>1.1948</text:p>
          </table:table-cell>
          <table:table-cell office:value-type="float" office:value="1.03087">
            <text:p>1.0309</text:p>
          </table:table-cell>
          <table:table-cell table:formula="of:=[.C18]/[.G18]" office:value-type="float" office:value="0.700394812148962">
            <text:p>0.7004</text:p>
          </table:table-cell>
          <table:table-cell table:formula="of:=[.D18]/[.G18]" office:value-type="float" office:value="0.697471068126922">
            <text:p>0.6975</text:p>
          </table:table-cell>
          <table:table-cell table:formula="of:=[.E18]/[.G18]" office:value-type="float" office:value="0.395902490129696">
            <text:p>0.395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.07907">
            <text:p>1.0791</text:p>
          </table:table-cell>
          <table:table-cell office:value-type="float" office:value="1.12268">
            <text:p>1.1227</text:p>
          </table:table-cell>
          <table:table-cell office:value-type="float" office:value="0.722209">
            <text:p>0.7222</text:p>
          </table:table-cell>
          <table:table-cell office:value-type="float" office:value="1.92385">
            <text:p>1.9239</text:p>
          </table:table-cell>
          <table:table-cell office:value-type="float" office:value="1.34793">
            <text:p>1.3479</text:p>
          </table:table-cell>
          <table:table-cell table:formula="of:=[.C19]/[.G19]" office:value-type="float" office:value="0.800538603636687">
            <text:p>0.8005</text:p>
          </table:table-cell>
          <table:table-cell table:formula="of:=[.D19]/[.G19]" office:value-type="float" office:value="0.832891915752302">
            <text:p>0.8329</text:p>
          </table:table-cell>
          <table:table-cell table:formula="of:=[.E19]/[.G19]" office:value-type="float" office:value="0.535791176099649">
            <text:p>0.535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.81729">
            <text:p>1.8173</text:p>
          </table:table-cell>
          <table:table-cell office:value-type="float" office:value="1.87957">
            <text:p>1.8796</text:p>
          </table:table-cell>
          <table:table-cell office:value-type="float" office:value="1.34195">
            <text:p>1.3420</text:p>
          </table:table-cell>
          <table:table-cell office:value-type="float" office:value="3.42402">
            <text:p>3.4240</text:p>
          </table:table-cell>
          <table:table-cell office:value-type="float" office:value="2.51855">
            <text:p>2.5186</text:p>
          </table:table-cell>
          <table:table-cell table:formula="of:=[.C20]/[.G20]" office:value-type="float" office:value="0.721562009886641">
            <text:p>0.7216</text:p>
          </table:table-cell>
          <table:table-cell table:formula="of:=[.D20]/[.G20]" office:value-type="float" office:value="0.746290524309623">
            <text:p>0.7463</text:p>
          </table:table-cell>
          <table:table-cell table:formula="of:=[.E20]/[.G20]" office:value-type="float" office:value="0.532826427904945">
            <text:p>0.5328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.34471">
            <text:p>3.3447</text:p>
          </table:table-cell>
          <table:table-cell office:value-type="float" office:value="3.48102">
            <text:p>3.4810</text:p>
          </table:table-cell>
          <table:table-cell office:value-type="float" office:value="2.62239">
            <text:p>2.6224</text:p>
          </table:table-cell>
          <table:table-cell office:value-type="float" office:value="6.41075">
            <text:p>6.4108</text:p>
          </table:table-cell>
          <table:table-cell office:value-type="float" office:value="4.69294">
            <text:p>4.6929</text:p>
          </table:table-cell>
          <table:table-cell table:formula="of:=[.C21]/[.G21]" office:value-type="float" office:value="0.712711008450992">
            <text:p>0.7127</text:p>
          </table:table-cell>
          <table:table-cell table:formula="of:=[.D21]/[.G21]" office:value-type="float" office:value="0.741756766547196">
            <text:p>0.7418</text:p>
          </table:table-cell>
          <table:table-cell table:formula="of:=[.E21]/[.G21]" office:value-type="float" office:value="0.558794700124016">
            <text:p>0.5588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6.48361">
            <text:p>6.4836</text:p>
          </table:table-cell>
          <table:table-cell office:value-type="float" office:value="6.66302">
            <text:p>6.6630</text:p>
          </table:table-cell>
          <table:table-cell office:value-type="float" office:value="5.22143">
            <text:p>5.2214</text:p>
          </table:table-cell>
          <table:table-cell office:value-type="float" office:value="12.5815">
            <text:p>12.5815</text:p>
          </table:table-cell>
          <table:table-cell office:value-type="float" office:value="8.91299">
            <text:p>8.9130</text:p>
          </table:table-cell>
          <table:table-cell table:formula="of:=[.C22]/[.G22]" office:value-type="float" office:value="0.727433779236822">
            <text:p>0.7274</text:p>
          </table:table-cell>
          <table:table-cell table:formula="of:=[.D22]/[.G22]" office:value-type="float" office:value="0.747562826840376">
            <text:p>0.7476</text:p>
          </table:table-cell>
          <table:table-cell table:formula="of:=[.E22]/[.G22]" office:value-type="float" office:value="0.585822490544699">
            <text:p>0.585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Max</text:p>
          </table:table-cell>
          <table:table-cell table:style-name="Default" table:formula="of:=MAX([.H3:.H22])" office:value-type="float" office:value="0.800538603636687">
            <text:p>0.8005386036</text:p>
          </table:table-cell>
          <table:table-cell table:style-name="Default" table:formula="of:=MAX([.I3:.I22])" office:value-type="float" office:value="0.832891915752302">
            <text:p>0.8328919158</text:p>
          </table:table-cell>
          <table:table-cell table:style-name="Default" table:formula="of:=MAX([.J3:.J22])" office:value-type="float" office:value="0.585822490544699">
            <text:p>0.585822490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Min</text:p>
          </table:table-cell>
          <table:table-cell table:style-name="Default" table:formula="of:=MIN([.H3:.H22])" office:value-type="float" office:value="0.397473110749422">
            <text:p>0.3974731107</text:p>
          </table:table-cell>
          <table:table-cell table:style-name="Default" table:formula="of:=MIN([.I3:.I22])" office:value-type="float" office:value="0.409032952915437">
            <text:p>0.4090329529</text:p>
          </table:table-cell>
          <table:table-cell table:style-name="Default" table:formula="of:=MIN([.J3:.J22])" office:value-type="float" office:value="0.29759240495176">
            <text:p>0.297592405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" office:value-type="string" table:number-columns-spanned="7" table:number-rows-spanned="1">
            <text:p>New Allocator - O3 no vectoriz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Chunk Size</text:p>
          </table:table-cell>
          <table:table-cell table:style-name="ce6" office:value-type="string">
            <text:p>std::list</text:p>
          </table:table-cell>
          <table:table-cell table:style-name="ce6" office:value-type="string">
            <text:p>nasty_list</text:p>
          </table:table-cell>
          <table:table-cell table:style-name="ce6" office:value-type="string">
            <text:p>std::vector</text:p>
          </table:table-cell>
          <table:table-cell table:style-name="ce6" office:value-type="string">
            <text:p>chunk_list:iterator</text:p>
          </table:table-cell>
          <table:table-cell table:style-name="ce6" office:value-type="string">
            <text:p>chunk_list:functor</text:p>
          </table:table-cell>
          <table:table-cell table:formula="of:=[.C38]/[.G38]" office:value-type="float" office:value="0">
            <text:p>#VALUE!</text:p>
          </table:table-cell>
          <table:table-cell table:formula="of:=[.D38]/[.G38]" office:value-type="float" office:value="0">
            <text:p>#VALUE!</text:p>
          </table:table-cell>
          <table:table-cell table:formula="of:=[.E38]/[.G38]" office:value-type="float" office:value="0">
            <text:p>#VALUE!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45756">
            <text:p>0.0458</text:p>
          </table:table-cell>
          <table:table-cell office:value-type="float" office:value="0.0461681">
            <text:p>0.0462</text:p>
          </table:table-cell>
          <table:table-cell office:value-type="float" office:value="0.034811">
            <text:p>0.0348</text:p>
          </table:table-cell>
          <table:table-cell office:value-type="float" office:value="0.0538969">
            <text:p>0.0539</text:p>
          </table:table-cell>
          <table:table-cell office:value-type="float" office:value="0.0469131">
            <text:p>0.0469</text:p>
          </table:table-cell>
          <table:table-cell table:formula="of:=[.C39]/[.G39]" office:value-type="float" office:value="0.975335247510823">
            <text:p>0.9753</text:p>
          </table:table-cell>
          <table:table-cell table:formula="of:=[.D39]/[.G39]" office:value-type="float" office:value="0.984119574276694">
            <text:p>0.9841</text:p>
          </table:table-cell>
          <table:table-cell table:formula="of:=[.E39]/[.G39]" office:value-type="float" office:value="0.742031543428168">
            <text:p>0.742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237">
            <text:p>0.1252</text:p>
          </table:table-cell>
          <table:table-cell office:value-type="float" office:value="0.090968">
            <text:p>0.0910</text:p>
          </table:table-cell>
          <table:table-cell office:value-type="float" office:value="0.064561">
            <text:p>0.0646</text:p>
          </table:table-cell>
          <table:table-cell office:value-type="float" office:value="0.156196">
            <text:p>0.1562</text:p>
          </table:table-cell>
          <table:table-cell office:value-type="float" office:value="0.116458">
            <text:p>0.1165</text:p>
          </table:table-cell>
          <table:table-cell table:formula="of:=[.C40]/[.G40]" office:value-type="float" office:value="1.07538340002404">
            <text:p>1.0754</text:p>
          </table:table-cell>
          <table:table-cell table:formula="of:=[.D40]/[.G40]" office:value-type="float" office:value="0.781122808222707">
            <text:p>0.7811</text:p>
          </table:table-cell>
          <table:table-cell table:formula="of:=[.E40]/[.G40]" office:value-type="float" office:value="0.554371533084889">
            <text:p>0.5544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50338">
            <text:p>0.2503</text:p>
          </table:table-cell>
          <table:table-cell office:value-type="float" office:value="0.266697">
            <text:p>0.2667</text:p>
          </table:table-cell>
          <table:table-cell office:value-type="float" office:value="0.169699">
            <text:p>0.1697</text:p>
          </table:table-cell>
          <table:table-cell office:value-type="float" office:value="0.334204">
            <text:p>0.3342</text:p>
          </table:table-cell>
          <table:table-cell office:value-type="float" office:value="0.296588">
            <text:p>0.2966</text:p>
          </table:table-cell>
          <table:table-cell table:formula="of:=[.C41]/[.G41]" office:value-type="float" office:value="0.844059773153331">
            <text:p>0.8441</text:p>
          </table:table-cell>
          <table:table-cell table:formula="of:=[.D41]/[.G41]" office:value-type="float" office:value="0.899217095769215">
            <text:p>0.8992</text:p>
          </table:table-cell>
          <table:table-cell table:formula="of:=[.E41]/[.G41]" office:value-type="float" office:value="0.572170822824929">
            <text:p>0.5722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64258">
            <text:p>0.4643</text:p>
          </table:table-cell>
          <table:table-cell office:value-type="float" office:value="0.527565">
            <text:p>0.5276</text:p>
          </table:table-cell>
          <table:table-cell office:value-type="float" office:value="0.248848">
            <text:p>0.2488</text:p>
          </table:table-cell>
          <table:table-cell office:value-type="float" office:value="0.635689">
            <text:p>0.6357</text:p>
          </table:table-cell>
          <table:table-cell office:value-type="float" office:value="0.592657">
            <text:p>0.5927</text:p>
          </table:table-cell>
          <table:table-cell table:formula="of:=[.C42]/[.G42]" office:value-type="float" office:value="0.783350234621375">
            <text:p>0.7834</text:p>
          </table:table-cell>
          <table:table-cell table:formula="of:=[.D42]/[.G42]" office:value-type="float" office:value="0.890169187236462">
            <text:p>0.8902</text:p>
          </table:table-cell>
          <table:table-cell table:formula="of:=[.E42]/[.G42]" office:value-type="float" office:value="0.419885363709532">
            <text:p>0.4199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903532">
            <text:p>0.9035</text:p>
          </table:table-cell>
          <table:table-cell office:value-type="float" office:value="1.01915">
            <text:p>1.0192</text:p>
          </table:table-cell>
          <table:table-cell office:value-type="float" office:value="0.49515">
            <text:p>0.4952</text:p>
          </table:table-cell>
          <table:table-cell office:value-type="float" office:value="1.25303">
            <text:p>1.2530</text:p>
          </table:table-cell>
          <table:table-cell office:value-type="float" office:value="1.16136">
            <text:p>1.1614</text:p>
          </table:table-cell>
          <table:table-cell table:formula="of:=[.C43]/[.G43]" office:value-type="float" office:value="0.777994764758559">
            <text:p>0.7780</text:p>
          </table:table-cell>
          <table:table-cell table:formula="of:=[.D43]/[.G43]" office:value-type="float" office:value="0.877548735964731">
            <text:p>0.8775</text:p>
          </table:table-cell>
          <table:table-cell table:formula="of:=[.E43]/[.G43]" office:value-type="float" office:value="0.42635358545154">
            <text:p>0.426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343439">
            <text:p>0.0343</text:p>
          </table:table-cell>
          <table:table-cell office:value-type="float" office:value="0.0755">
            <text:p>0.0755</text:p>
          </table:table-cell>
          <table:table-cell office:value-type="float" office:value="0.034429">
            <text:p>0.0344</text:p>
          </table:table-cell>
          <table:table-cell office:value-type="float" office:value="0.0421031">
            <text:p>0.0421</text:p>
          </table:table-cell>
          <table:table-cell office:value-type="float" office:value="0.0269259">
            <text:p>0.0269</text:p>
          </table:table-cell>
          <table:table-cell table:formula="of:=[.C44]/[.G44]" office:value-type="float" office:value="1.27549682647562">
            <text:p>1.2755</text:p>
          </table:table-cell>
          <table:table-cell table:formula="of:=[.D44]/[.G44]" office:value-type="float" office:value="2.8039916957279">
            <text:p>2.8040</text:p>
          </table:table-cell>
          <table:table-cell table:formula="of:=[.E44]/[.G44]" office:value-type="float" office:value="1.27865735221478">
            <text:p>1.2787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65632">
            <text:p>0.0656</text:p>
          </table:table-cell>
          <table:table-cell office:value-type="float" office:value="0.147143">
            <text:p>0.1471</text:p>
          </table:table-cell>
          <table:table-cell office:value-type="float" office:value="0.065036">
            <text:p>0.0650</text:p>
          </table:table-cell>
          <table:table-cell office:value-type="float" office:value="0.072284">
            <text:p>0.0723</text:p>
          </table:table-cell>
          <table:table-cell office:value-type="float" office:value="0.0875851">
            <text:p>0.0876</text:p>
          </table:table-cell>
          <table:table-cell table:formula="of:=[.C45]/[.G45]" office:value-type="float" office:value="0.74935120243055">
            <text:p>0.7494</text:p>
          </table:table-cell>
          <table:table-cell table:formula="of:=[.D45]/[.G45]" office:value-type="float" office:value="1.68000036535895">
            <text:p>1.6800</text:p>
          </table:table-cell>
          <table:table-cell table:formula="of:=[.E45]/[.G45]" office:value-type="float" office:value="0.742546392023301">
            <text:p>0.7425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30407">
            <text:p>0.2304</text:p>
          </table:table-cell>
          <table:table-cell office:value-type="float" office:value="0.287976">
            <text:p>0.2880</text:p>
          </table:table-cell>
          <table:table-cell office:value-type="float" office:value="0.18383">
            <text:p>0.1838</text:p>
          </table:table-cell>
          <table:table-cell office:value-type="float" office:value="0.134879">
            <text:p>0.1349</text:p>
          </table:table-cell>
          <table:table-cell office:value-type="float" office:value="0.105278">
            <text:p>0.1053</text:p>
          </table:table-cell>
          <table:table-cell table:formula="of:=[.C46]/[.G46]" office:value-type="float" office:value="2.18855791333422">
            <text:p>2.1886</text:p>
          </table:table-cell>
          <table:table-cell table:formula="of:=[.D46]/[.G46]" office:value-type="float" office:value="2.73538631053022">
            <text:p>2.7354</text:p>
          </table:table-cell>
          <table:table-cell table:formula="of:=[.E46]/[.G46]" office:value-type="float" office:value="1.74613879442999">
            <text:p>1.746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45404">
            <text:p>0.4540</text:p>
          </table:table-cell>
          <table:table-cell office:value-type="float" office:value="0.510371">
            <text:p>0.5104</text:p>
          </table:table-cell>
          <table:table-cell office:value-type="float" office:value="0.249544">
            <text:p>0.2495</text:p>
          </table:table-cell>
          <table:table-cell office:value-type="float" office:value="0.321611">
            <text:p>0.3216</text:p>
          </table:table-cell>
          <table:table-cell office:value-type="float" office:value="0.225488">
            <text:p>0.2255</text:p>
          </table:table-cell>
          <table:table-cell table:formula="of:=[.C47]/[.G47]" office:value-type="float" office:value="2.01358830625133">
            <text:p>2.0136</text:p>
          </table:table-cell>
          <table:table-cell table:formula="of:=[.D47]/[.G47]" office:value-type="float" office:value="2.26340647839353">
            <text:p>2.2634</text:p>
          </table:table-cell>
          <table:table-cell table:formula="of:=[.E47]/[.G47]" office:value-type="float" office:value="1.10668416944582">
            <text:p>1.1067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91967">
            <text:p>0.9197</text:p>
          </table:table-cell>
          <table:table-cell office:value-type="float" office:value="1.01934">
            <text:p>1.0193</text:p>
          </table:table-cell>
          <table:table-cell office:value-type="float" office:value="0.491589">
            <text:p>0.4916</text:p>
          </table:table-cell>
          <table:table-cell office:value-type="float" office:value="0.632245">
            <text:p>0.6322</text:p>
          </table:table-cell>
          <table:table-cell office:value-type="float" office:value="0.464763">
            <text:p>0.4648</text:p>
          </table:table-cell>
          <table:table-cell table:formula="of:=[.C48]/[.G48]" office:value-type="float" office:value="1.9787934925973">
            <text:p>1.9788</text:p>
          </table:table-cell>
          <table:table-cell table:formula="of:=[.D48]/[.G48]" office:value-type="float" office:value="2.19324688066821">
            <text:p>2.1932</text:p>
          </table:table-cell>
          <table:table-cell table:formula="of:=[.E48]/[.G48]" office:value-type="float" office:value="1.0577197410293">
            <text:p>1.0577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48679">
            <text:p>0.0349</text:p>
          </table:table-cell>
          <table:table-cell office:value-type="float" office:value="0.0756069">
            <text:p>0.0756</text:p>
          </table:table-cell>
          <table:table-cell office:value-type="float" office:value="0.045933">
            <text:p>0.0459</text:p>
          </table:table-cell>
          <table:table-cell office:value-type="float" office:value="0.0419839">
            <text:p>0.0420</text:p>
          </table:table-cell>
          <table:table-cell office:value-type="float" office:value="0.0306089">
            <text:p>0.0306</text:p>
          </table:table-cell>
          <table:table-cell table:formula="of:=[.C49]/[.G49]" office:value-type="float" office:value="1.13914253697454">
            <text:p>1.1391</text:p>
          </table:table-cell>
          <table:table-cell table:formula="of:=[.D49]/[.G49]" office:value-type="float" office:value="2.47009529907968">
            <text:p>2.4701</text:p>
          </table:table-cell>
          <table:table-cell table:formula="of:=[.E49]/[.G49]" office:value-type="float" office:value="1.50064197014594">
            <text:p>1.5006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665789">
            <text:p>0.0666</text:p>
          </table:table-cell>
          <table:table-cell office:value-type="float" office:value="0.148137">
            <text:p>0.1481</text:p>
          </table:table-cell>
          <table:table-cell office:value-type="float" office:value="0.0615109">
            <text:p>0.0615</text:p>
          </table:table-cell>
          <table:table-cell office:value-type="float" office:value="0.0727359">
            <text:p>0.0727</text:p>
          </table:table-cell>
          <table:table-cell office:value-type="float" office:value="0.041936">
            <text:p>0.0419</text:p>
          </table:table-cell>
          <table:table-cell table:formula="of:=[.C50]/[.G50]" office:value-type="float" office:value="1.58763115223197">
            <text:p>1.5876</text:p>
          </table:table-cell>
          <table:table-cell table:formula="of:=[.D50]/[.G50]" office:value-type="float" office:value="3.53245421594811">
            <text:p>3.5325</text:p>
          </table:table-cell>
          <table:table-cell table:formula="of:=[.E50]/[.G50]" office:value-type="float" office:value="1.46678033193438">
            <text:p>1.4668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39241">
            <text:p>0.2392</text:p>
          </table:table-cell>
          <table:table-cell office:value-type="float" office:value="0.288873">
            <text:p>0.2889</text:p>
          </table:table-cell>
          <table:table-cell office:value-type="float" office:value="0.12264">
            <text:p>0.1226</text:p>
          </table:table-cell>
          <table:table-cell office:value-type="float" office:value="0.150311">
            <text:p>0.1503</text:p>
          </table:table-cell>
          <table:table-cell office:value-type="float" office:value="0.101264">
            <text:p>0.1013</text:p>
          </table:table-cell>
          <table:table-cell table:formula="of:=[.C51]/[.G51]" office:value-type="float" office:value="2.36254740085322">
            <text:p>2.3625</text:p>
          </table:table-cell>
          <table:table-cell table:formula="of:=[.D51]/[.G51]" office:value-type="float" office:value="2.85267222310002">
            <text:p>2.8527</text:p>
          </table:table-cell>
          <table:table-cell table:formula="of:=[.E51]/[.G51]" office:value-type="float" office:value="1.21109179965239">
            <text:p>1.211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46761">
            <text:p>0.4676</text:p>
          </table:table-cell>
          <table:table-cell office:value-type="float" office:value="0.511056">
            <text:p>0.5111</text:p>
          </table:table-cell>
          <table:table-cell office:value-type="float" office:value="0.245151">
            <text:p>0.2452</text:p>
          </table:table-cell>
          <table:table-cell office:value-type="float" office:value="0.257432">
            <text:p>0.2574</text:p>
          </table:table-cell>
          <table:table-cell office:value-type="float" office:value="0.17291">
            <text:p>0.1729</text:p>
          </table:table-cell>
          <table:table-cell table:formula="of:=[.C52]/[.G52]" office:value-type="float" office:value="2.70435486669366">
            <text:p>2.7044</text:p>
          </table:table-cell>
          <table:table-cell table:formula="of:=[.D52]/[.G52]" office:value-type="float" office:value="2.95561852987103">
            <text:p>2.9556</text:p>
          </table:table-cell>
          <table:table-cell table:formula="of:=[.E52]/[.G52]" office:value-type="float" office:value="1.41779538488231">
            <text:p>1.4178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905654">
            <text:p>0.9057</text:p>
          </table:table-cell>
          <table:table-cell office:value-type="float" office:value="1.02373">
            <text:p>1.0237</text:p>
          </table:table-cell>
          <table:table-cell office:value-type="float" office:value="0.521625">
            <text:p>0.5216</text:p>
          </table:table-cell>
          <table:table-cell office:value-type="float" office:value="0.504993">
            <text:p>0.5050</text:p>
          </table:table-cell>
          <table:table-cell office:value-type="float" office:value="0.353085">
            <text:p>0.3531</text:p>
          </table:table-cell>
          <table:table-cell table:formula="of:=[.C53]/[.G53]" office:value-type="float" office:value="2.56497443958254">
            <text:p>2.5650</text:p>
          </table:table-cell>
          <table:table-cell table:formula="of:=[.D53]/[.G53]" office:value-type="float" office:value="2.8993868331988">
            <text:p>2.8994</text:p>
          </table:table-cell>
          <table:table-cell table:formula="of:=[.E53]/[.G53]" office:value-type="float" office:value="1.47733548578954">
            <text:p>1.4773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344139">
            <text:p>0.0344</text:p>
          </table:table-cell>
          <table:table-cell office:value-type="float" office:value="0.0755821">
            <text:p>0.0756</text:p>
          </table:table-cell>
          <table:table-cell office:value-type="float" office:value="0.0343979">
            <text:p>0.0344</text:p>
          </table:table-cell>
          <table:table-cell office:value-type="float" office:value="0.0419499">
            <text:p>0.0419</text:p>
          </table:table-cell>
          <table:table-cell office:value-type="float" office:value="0.031597">
            <text:p>0.0316</text:p>
          </table:table-cell>
          <table:table-cell table:formula="of:=[.C54]/[.G54]" office:value-type="float" office:value="1.08915086875336">
            <text:p>1.0892</text:p>
          </table:table-cell>
          <table:table-cell table:formula="of:=[.D54]/[.G54]" office:value-type="float" office:value="2.3920657024401">
            <text:p>2.3921</text:p>
          </table:table-cell>
          <table:table-cell table:formula="of:=[.E54]/[.G54]" office:value-type="float" office:value="1.08864449156565">
            <text:p>1.0886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65507">
            <text:p>0.0655</text:p>
          </table:table-cell>
          <table:table-cell office:value-type="float" office:value="0.134318">
            <text:p>0.1343</text:p>
          </table:table-cell>
          <table:table-cell office:value-type="float" office:value="0.0645999">
            <text:p>0.0646</text:p>
          </table:table-cell>
          <table:table-cell office:value-type="float" office:value="0.072763">
            <text:p>0.0728</text:p>
          </table:table-cell>
          <table:table-cell office:value-type="float" office:value="0.0474261">
            <text:p>0.0474</text:p>
          </table:table-cell>
          <table:table-cell table:formula="of:=[.C55]/[.G55]" office:value-type="float" office:value="1.38124366119078">
            <text:p>1.3812</text:p>
          </table:table-cell>
          <table:table-cell table:formula="of:=[.D55]/[.G55]" office:value-type="float" office:value="2.83215360318474">
            <text:p>2.8322</text:p>
          </table:table-cell>
          <table:table-cell table:formula="of:=[.E55]/[.G55]" office:value-type="float" office:value="1.36211706212402">
            <text:p>1.362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0.229966">
            <text:p>0.2300</text:p>
          </table:table-cell>
          <table:table-cell office:value-type="float" office:value="0.265016">
            <text:p>0.2650</text:p>
          </table:table-cell>
          <table:table-cell office:value-type="float" office:value="0.187691">
            <text:p>0.1877</text:p>
          </table:table-cell>
          <table:table-cell office:value-type="float" office:value="0.134384">
            <text:p>0.1344</text:p>
          </table:table-cell>
          <table:table-cell office:value-type="float" office:value="0.0768999">
            <text:p>0.0769</text:p>
          </table:table-cell>
          <table:table-cell table:formula="of:=[.C56]/[.G56]" office:value-type="float" office:value="2.99045902530432">
            <text:p>2.9905</text:p>
          </table:table-cell>
          <table:table-cell table:formula="of:=[.D56]/[.G56]" office:value-type="float" office:value="3.44624635402647">
            <text:p>3.4462</text:p>
          </table:table-cell>
          <table:table-cell table:formula="of:=[.E56]/[.G56]" office:value-type="float" office:value="2.44071838845044">
            <text:p>2.4407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.453494">
            <text:p>0.4535</text:p>
          </table:table-cell>
          <table:table-cell office:value-type="float" office:value="0.525781">
            <text:p>0.5258</text:p>
          </table:table-cell>
          <table:table-cell office:value-type="float" office:value="0.249935">
            <text:p>0.2499</text:p>
          </table:table-cell>
          <table:table-cell office:value-type="float" office:value="0.297996">
            <text:p>0.2980</text:p>
          </table:table-cell>
          <table:table-cell office:value-type="float" office:value="0.146659">
            <text:p>0.1467</text:p>
          </table:table-cell>
          <table:table-cell table:formula="of:=[.C57]/[.G57]" office:value-type="float" office:value="3.09216618141403">
            <text:p>3.0922</text:p>
          </table:table-cell>
          <table:table-cell table:formula="of:=[.D57]/[.G57]" office:value-type="float" office:value="3.58505785529698">
            <text:p>3.5851</text:p>
          </table:table-cell>
          <table:table-cell table:formula="of:=[.E57]/[.G57]" office:value-type="float" office:value="1.70419135545722">
            <text:p>1.7042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.924992">
            <text:p>0.9250</text:p>
          </table:table-cell>
          <table:table-cell office:value-type="float" office:value="1.01867">
            <text:p>1.0187</text:p>
          </table:table-cell>
          <table:table-cell office:value-type="float" office:value="0.496864">
            <text:p>0.4969</text:p>
          </table:table-cell>
          <table:table-cell office:value-type="float" office:value="0.514837">
            <text:p>0.5148</text:p>
          </table:table-cell>
          <table:table-cell office:value-type="float" office:value="0.296154">
            <text:p>0.2962</text:p>
          </table:table-cell>
          <table:table-cell table:formula="of:=[.C58]/[.G58]" office:value-type="float" office:value="3.12334798787117">
            <text:p>3.1233</text:p>
          </table:table-cell>
          <table:table-cell table:formula="of:=[.D58]/[.G58]" office:value-type="float" office:value="3.43966314822694">
            <text:p>3.4397</text:p>
          </table:table-cell>
          <table:table-cell table:formula="of:=[.E58]/[.G58]" office:value-type="float" office:value="1.67772172585884">
            <text:p>1.6777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4" office:value-type="string" table:number-columns-spanned="7" table:number-rows-spanned="1">
            <text:p>New Allocator - O3 vectoriz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Chunk Size</text:p>
          </table:table-cell>
          <table:table-cell table:style-name="ce6" office:value-type="string">
            <text:p>std::list</text:p>
          </table:table-cell>
          <table:table-cell table:style-name="ce6" office:value-type="string">
            <text:p>nasty_list</text:p>
          </table:table-cell>
          <table:table-cell table:style-name="ce6" office:value-type="string">
            <text:p>std::vector</text:p>
          </table:table-cell>
          <table:table-cell table:style-name="ce6" office:value-type="string">
            <text:p>chunk_list:iterator</text:p>
          </table:table-cell>
          <table:table-cell table:style-name="ce6" office:value-type="string">
            <text:p>chunk_list:functor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458101">
            <text:p>0.0458</text:p>
          </table:table-cell>
          <table:table-cell office:value-type="float" office:value="0.0458809">
            <text:p>0.0459</text:p>
          </table:table-cell>
          <table:table-cell office:value-type="float" office:value="0.0344599">
            <text:p>0.0345</text:p>
          </table:table-cell>
          <table:table-cell office:value-type="float" office:value="0.053419">
            <text:p>0.0534</text:p>
          </table:table-cell>
          <table:table-cell office:value-type="float" office:value="0.047802">
            <text:p>0.0478</text:p>
          </table:table-cell>
          <table:table-cell table:formula="of:=[.C75]/[.G75]" office:value-type="float" office:value="0.958330195389314">
            <text:p>0.9583</text:p>
          </table:table-cell>
          <table:table-cell table:formula="of:=[.D75]/[.G75]" office:value-type="float" office:value="0.959811304966319">
            <text:p>0.9598</text:p>
          </table:table-cell>
          <table:table-cell table:formula="of:=[.E75]/[.G75]" office:value-type="float" office:value="0.720888247353667">
            <text:p>0.720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239">
            <text:p>0.1252</text:p>
          </table:table-cell>
          <table:table-cell office:value-type="float" office:value="0.0959501">
            <text:p>0.0960</text:p>
          </table:table-cell>
          <table:table-cell office:value-type="float" office:value="0.0648431">
            <text:p>0.0648</text:p>
          </table:table-cell>
          <table:table-cell office:value-type="float" office:value="0.162195">
            <text:p>0.1622</text:p>
          </table:table-cell>
          <table:table-cell office:value-type="float" office:value="0.116449">
            <text:p>0.1164</text:p>
          </table:table-cell>
          <table:table-cell table:formula="of:=[.C76]/[.G76]" office:value-type="float" office:value="1.07548368813815">
            <text:p>1.0755</text:p>
          </table:table-cell>
          <table:table-cell table:formula="of:=[.D76]/[.G76]" office:value-type="float" office:value="0.823966715042637">
            <text:p>0.8240</text:p>
          </table:table-cell>
          <table:table-cell table:formula="of:=[.E76]/[.G76]" office:value-type="float" office:value="0.55683689855645">
            <text:p>0.5568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51896">
            <text:p>0.2519</text:p>
          </table:table-cell>
          <table:table-cell office:value-type="float" office:value="0.267196">
            <text:p>0.2672</text:p>
          </table:table-cell>
          <table:table-cell office:value-type="float" office:value="0.176207">
            <text:p>0.1762</text:p>
          </table:table-cell>
          <table:table-cell office:value-type="float" office:value="0.333775">
            <text:p>0.3338</text:p>
          </table:table-cell>
          <table:table-cell office:value-type="float" office:value="0.296051">
            <text:p>0.2961</text:p>
          </table:table-cell>
          <table:table-cell table:formula="of:=[.C77]/[.G77]" office:value-type="float" office:value="0.850853400258739">
            <text:p>0.8509</text:p>
          </table:table-cell>
          <table:table-cell table:formula="of:=[.D77]/[.G77]" office:value-type="float" office:value="0.902533685074531">
            <text:p>0.9025</text:p>
          </table:table-cell>
          <table:table-cell table:formula="of:=[.E77]/[.G77]" office:value-type="float" office:value="0.595191369054656">
            <text:p>0.5952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68049">
            <text:p>0.4680</text:p>
          </table:table-cell>
          <table:table-cell office:value-type="float" office:value="0.529109">
            <text:p>0.5291</text:p>
          </table:table-cell>
          <table:table-cell office:value-type="float" office:value="0.247812">
            <text:p>0.2478</text:p>
          </table:table-cell>
          <table:table-cell office:value-type="float" office:value="0.637015">
            <text:p>0.6370</text:p>
          </table:table-cell>
          <table:table-cell office:value-type="float" office:value="0.591342">
            <text:p>0.5913</text:p>
          </table:table-cell>
          <table:table-cell table:formula="of:=[.C78]/[.G78]" office:value-type="float" office:value="0.791503055761302">
            <text:p>0.7915</text:p>
          </table:table-cell>
          <table:table-cell table:formula="of:=[.D78]/[.G78]" office:value-type="float" office:value="0.894759716035729">
            <text:p>0.8948</text:p>
          </table:table-cell>
          <table:table-cell table:formula="of:=[.E78]/[.G78]" office:value-type="float" office:value="0.419067138813073">
            <text:p>0.419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902832">
            <text:p>0.9028</text:p>
          </table:table-cell>
          <table:table-cell office:value-type="float" office:value="1.01898">
            <text:p>1.0190</text:p>
          </table:table-cell>
          <table:table-cell office:value-type="float" office:value="0.501156">
            <text:p>0.5012</text:p>
          </table:table-cell>
          <table:table-cell office:value-type="float" office:value="1.2519">
            <text:p>1.2519</text:p>
          </table:table-cell>
          <table:table-cell office:value-type="float" office:value="1.16286">
            <text:p>1.1629</text:p>
          </table:table-cell>
          <table:table-cell table:formula="of:=[.C79]/[.G79]" office:value-type="float" office:value="0.776389247200867">
            <text:p>0.7764</text:p>
          </table:table-cell>
          <table:table-cell table:formula="of:=[.D79]/[.G79]" office:value-type="float" office:value="0.876270574273773">
            <text:p>0.8763</text:p>
          </table:table-cell>
          <table:table-cell table:formula="of:=[.E79]/[.G79]" office:value-type="float" office:value="0.430968474278933">
            <text:p>0.431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344769">
            <text:p>0.0345</text:p>
          </table:table-cell>
          <table:table-cell office:value-type="float" office:value="0.075511">
            <text:p>0.0755</text:p>
          </table:table-cell>
          <table:table-cell office:value-type="float" office:value="0.03441">
            <text:p>0.0344</text:p>
          </table:table-cell>
          <table:table-cell office:value-type="float" office:value="0.0422459">
            <text:p>0.0422</text:p>
          </table:table-cell>
          <table:table-cell office:value-type="float" office:value="0.0269359">
            <text:p>0.0269</text:p>
          </table:table-cell>
          <table:table-cell table:formula="of:=[.C80]/[.G80]" office:value-type="float" office:value="1.27996094431595">
            <text:p>1.2800</text:p>
          </table:table-cell>
          <table:table-cell table:formula="of:=[.D80]/[.G80]" office:value-type="float" office:value="2.80335908582969">
            <text:p>2.8034</text:p>
          </table:table-cell>
          <table:table-cell table:formula="of:=[.E80]/[.G80]" office:value-type="float" office:value="1.27747727011164">
            <text:p>1.2775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65784">
            <text:p>0.0658</text:p>
          </table:table-cell>
          <table:table-cell office:value-type="float" office:value="0.147596">
            <text:p>0.1476</text:p>
          </table:table-cell>
          <table:table-cell office:value-type="float" office:value="0.0657949">
            <text:p>0.0658</text:p>
          </table:table-cell>
          <table:table-cell office:value-type="float" office:value="0.0726401">
            <text:p>0.0726</text:p>
          </table:table-cell>
          <table:table-cell office:value-type="float" office:value="0.089514">
            <text:p>0.0895</text:p>
          </table:table-cell>
          <table:table-cell table:formula="of:=[.C81]/[.G81]" office:value-type="float" office:value="0.734901803069911">
            <text:p>0.7349</text:p>
          </table:table-cell>
          <table:table-cell table:formula="of:=[.D81]/[.G81]" office:value-type="float" office:value="1.64885939629555">
            <text:p>1.6489</text:p>
          </table:table-cell>
          <table:table-cell table:formula="of:=[.E81]/[.G81]" office:value-type="float" office:value="0.735023571731796">
            <text:p>0.735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31933">
            <text:p>0.2319</text:p>
          </table:table-cell>
          <table:table-cell office:value-type="float" office:value="0.289007">
            <text:p>0.2890</text:p>
          </table:table-cell>
          <table:table-cell office:value-type="float" office:value="0.184713">
            <text:p>0.1847</text:p>
          </table:table-cell>
          <table:table-cell office:value-type="float" office:value="0.13489">
            <text:p>0.1349</text:p>
          </table:table-cell>
          <table:table-cell office:value-type="float" office:value="0.105909">
            <text:p>0.1059</text:p>
          </table:table-cell>
          <table:table-cell table:formula="of:=[.C82]/[.G82]" office:value-type="float" office:value="2.18992720165425">
            <text:p>2.1899</text:p>
          </table:table-cell>
          <table:table-cell table:formula="of:=[.D82]/[.G82]" office:value-type="float" office:value="2.7288238015655">
            <text:p>2.7288</text:p>
          </table:table-cell>
          <table:table-cell table:formula="of:=[.E82]/[.G82]" office:value-type="float" office:value="1.74407274169334">
            <text:p>1.744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453759">
            <text:p>0.4538</text:p>
          </table:table-cell>
          <table:table-cell office:value-type="float" office:value="0.50908">
            <text:p>0.5091</text:p>
          </table:table-cell>
          <table:table-cell office:value-type="float" office:value="0.249608">
            <text:p>0.2496</text:p>
          </table:table-cell>
          <table:table-cell office:value-type="float" office:value="0.320654">
            <text:p>0.3207</text:p>
          </table:table-cell>
          <table:table-cell office:value-type="float" office:value="0.226894">
            <text:p>0.2269</text:p>
          </table:table-cell>
          <table:table-cell table:formula="of:=[.C83]/[.G83]" office:value-type="float" office:value="1.99987218701244">
            <text:p>1.9999</text:p>
          </table:table-cell>
          <table:table-cell table:formula="of:=[.D83]/[.G83]" office:value-type="float" office:value="2.24369088649325">
            <text:p>2.2437</text:p>
          </table:table-cell>
          <table:table-cell table:formula="of:=[.E83]/[.G83]" office:value-type="float" office:value="1.10010842067221">
            <text:p>1.100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92994">
            <text:p>0.9299</text:p>
          </table:table-cell>
          <table:table-cell office:value-type="float" office:value="1.02441">
            <text:p>1.0244</text:p>
          </table:table-cell>
          <table:table-cell office:value-type="float" office:value="0.49586">
            <text:p>0.4959</text:p>
          </table:table-cell>
          <table:table-cell office:value-type="float" office:value="0.635639">
            <text:p>0.6356</text:p>
          </table:table-cell>
          <table:table-cell office:value-type="float" office:value="0.465035">
            <text:p>0.4650</text:p>
          </table:table-cell>
          <table:table-cell table:formula="of:=[.C84]/[.G84]" office:value-type="float" office:value="1.99972045114884">
            <text:p>1.9997</text:p>
          </table:table-cell>
          <table:table-cell table:formula="of:=[.D84]/[.G84]" office:value-type="float" office:value="2.2028664509123">
            <text:p>2.2029</text:p>
          </table:table-cell>
          <table:table-cell table:formula="of:=[.E84]/[.G84]" office:value-type="float" office:value="1.06628533336201">
            <text:p>1.0663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44141">
            <text:p>0.0344</text:p>
          </table:table-cell>
          <table:table-cell office:value-type="float" office:value="0.075643">
            <text:p>0.0756</text:p>
          </table:table-cell>
          <table:table-cell office:value-type="float" office:value="0.0468839">
            <text:p>0.0469</text:p>
          </table:table-cell>
          <table:table-cell office:value-type="float" office:value="0.0419891">
            <text:p>0.0420</text:p>
          </table:table-cell>
          <table:table-cell office:value-type="float" office:value="0.030561">
            <text:p>0.0306</text:p>
          </table:table-cell>
          <table:table-cell table:formula="of:=[.C85]/[.G85]" office:value-type="float" office:value="1.12607898956186">
            <text:p>1.1261</text:p>
          </table:table-cell>
          <table:table-cell table:formula="of:=[.D85]/[.G85]" office:value-type="float" office:value="2.47514806452668">
            <text:p>2.4751</text:p>
          </table:table-cell>
          <table:table-cell table:formula="of:=[.E85]/[.G85]" office:value-type="float" office:value="1.53410883151729">
            <text:p>1.534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66076">
            <text:p>0.0661</text:p>
          </table:table-cell>
          <table:table-cell office:value-type="float" office:value="0.147895">
            <text:p>0.1479</text:p>
          </table:table-cell>
          <table:table-cell office:value-type="float" office:value="0.0622151">
            <text:p>0.0622</text:p>
          </table:table-cell>
          <table:table-cell office:value-type="float" office:value="0.0726131">
            <text:p>0.0726</text:p>
          </table:table-cell>
          <table:table-cell office:value-type="float" office:value="0.0419909">
            <text:p>0.0420</text:p>
          </table:table-cell>
          <table:table-cell table:formula="of:=[.C86]/[.G86]" office:value-type="float" office:value="1.57357903736286">
            <text:p>1.5736</text:p>
          </table:table-cell>
          <table:table-cell table:formula="of:=[.D86]/[.G86]" office:value-type="float" office:value="3.52207263954809">
            <text:p>3.5221</text:p>
          </table:table-cell>
          <table:table-cell table:formula="of:=[.E86]/[.G86]" office:value-type="float" office:value="1.48163292522904">
            <text:p>1.4816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37045">
            <text:p>0.2370</text:p>
          </table:table-cell>
          <table:table-cell office:value-type="float" office:value="0.288311">
            <text:p>0.2883</text:p>
          </table:table-cell>
          <table:table-cell office:value-type="float" office:value="0.12377">
            <text:p>0.1238</text:p>
          </table:table-cell>
          <table:table-cell office:value-type="float" office:value="0.155941">
            <text:p>0.1559</text:p>
          </table:table-cell>
          <table:table-cell office:value-type="float" office:value="0.100899">
            <text:p>0.1009</text:p>
          </table:table-cell>
          <table:table-cell table:formula="of:=[.C87]/[.G87]" office:value-type="float" office:value="2.34932952754735">
            <text:p>2.3493</text:p>
          </table:table-cell>
          <table:table-cell table:formula="of:=[.D87]/[.G87]" office:value-type="float" office:value="2.85742177821386">
            <text:p>2.8574</text:p>
          </table:table-cell>
          <table:table-cell table:formula="of:=[.E87]/[.G87]" office:value-type="float" office:value="1.22667221677123">
            <text:p>1.2267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468782">
            <text:p>0.4688</text:p>
          </table:table-cell>
          <table:table-cell office:value-type="float" office:value="0.512284">
            <text:p>0.5123</text:p>
          </table:table-cell>
          <table:table-cell office:value-type="float" office:value="0.244701">
            <text:p>0.2447</text:p>
          </table:table-cell>
          <table:table-cell office:value-type="float" office:value="0.256339">
            <text:p>0.2563</text:p>
          </table:table-cell>
          <table:table-cell office:value-type="float" office:value="0.172393">
            <text:p>0.1724</text:p>
          </table:table-cell>
          <table:table-cell table:formula="of:=[.C88]/[.G88]" office:value-type="float" office:value="2.71926354318331">
            <text:p>2.7193</text:p>
          </table:table-cell>
          <table:table-cell table:formula="of:=[.D88]/[.G88]" office:value-type="float" office:value="2.97160557563242">
            <text:p>2.9716</text:p>
          </table:table-cell>
          <table:table-cell table:formula="of:=[.E88]/[.G88]" office:value-type="float" office:value="1.41943698410028">
            <text:p>1.4194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909571">
            <text:p>0.9096</text:p>
          </table:table-cell>
          <table:table-cell office:value-type="float" office:value="1.02368">
            <text:p>1.0237</text:p>
          </table:table-cell>
          <table:table-cell office:value-type="float" office:value="0.525532">
            <text:p>0.5255</text:p>
          </table:table-cell>
          <table:table-cell office:value-type="float" office:value="0.501495">
            <text:p>0.5015</text:p>
          </table:table-cell>
          <table:table-cell office:value-type="float" office:value="0.347843">
            <text:p>0.3478</text:p>
          </table:table-cell>
          <table:table-cell table:formula="of:=[.C89]/[.G89]" office:value-type="float" office:value="2.61488947599923">
            <text:p>2.6149</text:p>
          </table:table-cell>
          <table:table-cell table:formula="of:=[.D89]/[.G89]" office:value-type="float" office:value="2.94293689969325">
            <text:p>2.9429</text:p>
          </table:table-cell>
          <table:table-cell table:formula="of:=[.E89]/[.G89]" office:value-type="float" office:value="1.51083103584088">
            <text:p>1.5108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342759">
            <text:p>0.0343</text:p>
          </table:table-cell>
          <table:table-cell office:value-type="float" office:value="0.075568">
            <text:p>0.0756</text:p>
          </table:table-cell>
          <table:table-cell office:value-type="float" office:value="0.034374">
            <text:p>0.0344</text:p>
          </table:table-cell>
          <table:table-cell office:value-type="float" office:value="0.0418839">
            <text:p>0.0419</text:p>
          </table:table-cell>
          <table:table-cell office:value-type="float" office:value="0.03157">
            <text:p>0.0316</text:p>
          </table:table-cell>
          <table:table-cell table:formula="of:=[.C90]/[.G90]" office:value-type="float" office:value="1.08571111815014">
            <text:p>1.0857</text:p>
          </table:table-cell>
          <table:table-cell table:formula="of:=[.D90]/[.G90]" office:value-type="float" office:value="2.39366487171365">
            <text:p>2.3937</text:p>
          </table:table-cell>
          <table:table-cell table:formula="of:=[.E90]/[.G90]" office:value-type="float" office:value="1.0888184985746">
            <text:p>1.0888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66241">
            <text:p>0.0662</text:p>
          </table:table-cell>
          <table:table-cell office:value-type="float" office:value="0.135925">
            <text:p>0.1359</text:p>
          </table:table-cell>
          <table:table-cell office:value-type="float" office:value="0.0648881">
            <text:p>0.0649</text:p>
          </table:table-cell>
          <table:table-cell office:value-type="float" office:value="0.072689">
            <text:p>0.0727</text:p>
          </table:table-cell>
          <table:table-cell office:value-type="float" office:value="0.047558">
            <text:p>0.0476</text:p>
          </table:table-cell>
          <table:table-cell table:formula="of:=[.C91]/[.G91]" office:value-type="float" office:value="1.39284662937886">
            <text:p>1.3928</text:p>
          </table:table-cell>
          <table:table-cell table:formula="of:=[.D91]/[.G91]" office:value-type="float" office:value="2.85808907018798">
            <text:p>2.8581</text:p>
          </table:table-cell>
          <table:table-cell table:formula="of:=[.E91]/[.G91]" office:value-type="float" office:value="1.36439925985113">
            <text:p>1.364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0.236053">
            <text:p>0.2361</text:p>
          </table:table-cell>
          <table:table-cell office:value-type="float" office:value="0.265841">
            <text:p>0.2658</text:p>
          </table:table-cell>
          <table:table-cell office:value-type="float" office:value="0.174523">
            <text:p>0.1745</text:p>
          </table:table-cell>
          <table:table-cell office:value-type="float" office:value="0.135501">
            <text:p>0.1355</text:p>
          </table:table-cell>
          <table:table-cell office:value-type="float" office:value="0.0764591">
            <text:p>0.0765</text:p>
          </table:table-cell>
          <table:table-cell table:formula="of:=[.C92]/[.G92]" office:value-type="float" office:value="3.08731073214307">
            <text:p>3.0873</text:p>
          </table:table-cell>
          <table:table-cell table:formula="of:=[.D92]/[.G92]" office:value-type="float" office:value="3.47690464575178">
            <text:p>3.4769</text:p>
          </table:table-cell>
          <table:table-cell table:formula="of:=[.E92]/[.G92]" office:value-type="float" office:value="2.28256675791371">
            <text:p>2.282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.458284">
            <text:p>0.4583</text:p>
          </table:table-cell>
          <table:table-cell office:value-type="float" office:value="0.534219">
            <text:p>0.5342</text:p>
          </table:table-cell>
          <table:table-cell office:value-type="float" office:value="0.249258">
            <text:p>0.2493</text:p>
          </table:table-cell>
          <table:table-cell office:value-type="float" office:value="0.293316">
            <text:p>0.2933</text:p>
          </table:table-cell>
          <table:table-cell office:value-type="float" office:value="0.147125">
            <text:p>0.1471</text:p>
          </table:table-cell>
          <table:table-cell table:formula="of:=[.C93]/[.G93]" office:value-type="float" office:value="3.11492948173322">
            <text:p>3.1149</text:p>
          </table:table-cell>
          <table:table-cell table:formula="of:=[.D93]/[.G93]" office:value-type="float" office:value="3.63105522514868">
            <text:p>3.6311</text:p>
          </table:table-cell>
          <table:table-cell table:formula="of:=[.E93]/[.G93]" office:value-type="float" office:value="1.69419201359388">
            <text:p>1.6942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.924335">
            <text:p>0.9243</text:p>
          </table:table-cell>
          <table:table-cell office:value-type="float" office:value="1.01922">
            <text:p>1.0192</text:p>
          </table:table-cell>
          <table:table-cell office:value-type="float" office:value="0.495603">
            <text:p>0.4956</text:p>
          </table:table-cell>
          <table:table-cell office:value-type="float" office:value="0.51289">
            <text:p>0.5129</text:p>
          </table:table-cell>
          <table:table-cell office:value-type="float" office:value="0.297447">
            <text:p>0.2974</text:p>
          </table:table-cell>
          <table:table-cell table:formula="of:=[.C94]/[.G94]" office:value-type="float" office:value="3.1075620194522">
            <text:p>3.1076</text:p>
          </table:table-cell>
          <table:table-cell table:formula="of:=[.D94]/[.G94]" office:value-type="float" office:value="3.42656002581973">
            <text:p>3.4266</text:p>
          </table:table-cell>
          <table:table-cell table:formula="of:=[.E94]/[.G94]" office:value-type="float" office:value="1.6661892706936">
            <text:p>1.6662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4" office:value-type="string" table:number-columns-spanned="7" table:number-rows-spanned="1">
            <text:p>Static Allocator - no optimiz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Chunk Size</text:p>
          </table:table-cell>
          <table:table-cell table:style-name="ce6" office:value-type="string">
            <text:p>std::list</text:p>
          </table:table-cell>
          <table:table-cell table:style-name="ce6" office:value-type="string">
            <text:p>nasty_list</text:p>
          </table:table-cell>
          <table:table-cell table:style-name="ce6" office:value-type="string">
            <text:p>std::vector</text:p>
          </table:table-cell>
          <table:table-cell table:style-name="ce6" office:value-type="string">
            <text:p>chunk_list:iterator</text:p>
          </table:table-cell>
          <table:table-cell table:style-name="ce6" office:value-type="string">
            <text:p>chunk_list:functor</text:p>
          </table:table-cell>
          <table:table-cell table:number-columns-repeated="3"/>
          <table:table-cell table:style-name="ce6" table:number-columns-repeated="4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  <table:table-cell table:style-name="ce6" table:number-columns-repeated="5"/>
          <table:table-cell table:style-name="ce2"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87735">
            <text:p>0.6877</text:p>
          </table:table-cell>
          <table:table-cell office:value-type="float" office:value="0.681884">
            <text:p>0.6819</text:p>
          </table:table-cell>
          <table:table-cell office:value-type="float" office:value="0.399487">
            <text:p>0.3995</text:p>
          </table:table-cell>
          <table:table-cell office:value-type="float" office:value="1.17756">
            <text:p>1.1776</text:p>
          </table:table-cell>
          <table:table-cell office:value-type="float" office:value="1.47363">
            <text:p>1.4736</text:p>
          </table:table-cell>
          <table:table-cell table:formula="of:=[.C111]/[.G111]" office:value-type="float" office:value="0.466694489118707">
            <text:p>0.4667</text:p>
          </table:table-cell>
          <table:table-cell table:formula="of:=[.D111]/[.G111]" office:value-type="float" office:value="0.462724021633653">
            <text:p>0.4627</text:p>
          </table:table-cell>
          <table:table-cell table:formula="of:=[.E111]/[.G111]" office:value-type="float" office:value="0.271090436541058">
            <text:p>0.271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03562">
            <text:p>1.0356</text:p>
          </table:table-cell>
          <table:table-cell office:value-type="float" office:value="1.08413">
            <text:p>1.0841</text:p>
          </table:table-cell>
          <table:table-cell office:value-type="float" office:value="0.721753">
            <text:p>0.7218</text:p>
          </table:table-cell>
          <table:table-cell office:value-type="float" office:value="1.92848">
            <text:p>1.9285</text:p>
          </table:table-cell>
          <table:table-cell office:value-type="float" office:value="2.34156">
            <text:p>2.3416</text:p>
          </table:table-cell>
          <table:table-cell table:formula="of:=[.C112]/[.G112]" office:value-type="float" office:value="0.442277797707511">
            <text:p>0.4423</text:p>
          </table:table-cell>
          <table:table-cell table:formula="of:=[.D112]/[.G112]" office:value-type="float" office:value="0.462994755632997">
            <text:p>0.4630</text:p>
          </table:table-cell>
          <table:table-cell table:formula="of:=[.E112]/[.G112]" office:value-type="float" office:value="0.308235962349886">
            <text:p>0.3082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81073">
            <text:p>1.8107</text:p>
          </table:table-cell>
          <table:table-cell office:value-type="float" office:value="1.89743">
            <text:p>1.8974</text:p>
          </table:table-cell>
          <table:table-cell office:value-type="float" office:value="1.34926">
            <text:p>1.3493</text:p>
          </table:table-cell>
          <table:table-cell office:value-type="float" office:value="3.49147">
            <text:p>3.4915</text:p>
          </table:table-cell>
          <table:table-cell office:value-type="float" office:value="4.316">
            <text:p>4.3160</text:p>
          </table:table-cell>
          <table:table-cell table:formula="of:=[.C113]/[.G113]" office:value-type="float" office:value="0.419538924930491">
            <text:p>0.4195</text:p>
          </table:table-cell>
          <table:table-cell table:formula="of:=[.D113]/[.G113]" office:value-type="float" office:value="0.439626969416126">
            <text:p>0.4396</text:p>
          </table:table-cell>
          <table:table-cell table:formula="of:=[.E113]/[.G113]" office:value-type="float" office:value="0.312618164967563">
            <text:p>0.312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.35496">
            <text:p>3.3550</text:p>
          </table:table-cell>
          <table:table-cell office:value-type="float" office:value="3.44355">
            <text:p>3.4436</text:p>
          </table:table-cell>
          <table:table-cell office:value-type="float" office:value="2.61785">
            <text:p>2.6179</text:p>
          </table:table-cell>
          <table:table-cell office:value-type="float" office:value="6.52253">
            <text:p>6.5225</text:p>
          </table:table-cell>
          <table:table-cell office:value-type="float" office:value="8.20769">
            <text:p>8.2077</text:p>
          </table:table-cell>
          <table:table-cell table:formula="of:=[.C114]/[.G114]" office:value-type="float" office:value="0.408758128048209">
            <text:p>0.4088</text:p>
          </table:table-cell>
          <table:table-cell table:formula="of:=[.D114]/[.G114]" office:value-type="float" office:value="0.419551664353795">
            <text:p>0.4196</text:p>
          </table:table-cell>
          <table:table-cell table:formula="of:=[.E114]/[.G114]" office:value-type="float" office:value="0.318950886302967">
            <text:p>0.319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.57333">
            <text:p>6.5733</text:p>
          </table:table-cell>
          <table:table-cell office:value-type="float" office:value="6.69641">
            <text:p>6.6964</text:p>
          </table:table-cell>
          <table:table-cell office:value-type="float" office:value="5.21429">
            <text:p>5.2143</text:p>
          </table:table-cell>
          <table:table-cell office:value-type="float" office:value="12.6917">
            <text:p>12.6917</text:p>
          </table:table-cell>
          <table:table-cell office:value-type="float" office:value="16.0036">
            <text:p>16.0036</text:p>
          </table:table-cell>
          <table:table-cell table:formula="of:=[.C115]/[.G115]" office:value-type="float" office:value="0.410740708340623">
            <text:p>0.4107</text:p>
          </table:table-cell>
          <table:table-cell table:formula="of:=[.D115]/[.G115]" office:value-type="float" office:value="0.418431477917469">
            <text:p>0.4184</text:p>
          </table:table-cell>
          <table:table-cell table:formula="of:=[.E115]/[.G115]" office:value-type="float" office:value="0.325819815541503">
            <text:p>0.325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67829">
            <text:p>0.6783</text:p>
          </table:table-cell>
          <table:table-cell office:value-type="float" office:value="0.709502">
            <text:p>0.7095</text:p>
          </table:table-cell>
          <table:table-cell office:value-type="float" office:value="0.400045">
            <text:p>0.4000</text:p>
          </table:table-cell>
          <table:table-cell office:value-type="float" office:value="1.15686">
            <text:p>1.1569</text:p>
          </table:table-cell>
          <table:table-cell office:value-type="float" office:value="1.01483">
            <text:p>1.0148</text:p>
          </table:table-cell>
          <table:table-cell table:formula="of:=[.C116]/[.G116]" office:value-type="float" office:value="0.668377954928412">
            <text:p>0.6684</text:p>
          </table:table-cell>
          <table:table-cell table:formula="of:=[.D116]/[.G116]" office:value-type="float" office:value="0.699133845077501">
            <text:p>0.6991</text:p>
          </table:table-cell>
          <table:table-cell table:formula="of:=[.E116]/[.G116]" office:value-type="float" office:value="0.394199028408699">
            <text:p>0.3942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.08868">
            <text:p>1.0887</text:p>
          </table:table-cell>
          <table:table-cell office:value-type="float" office:value="1.09613">
            <text:p>1.0961</text:p>
          </table:table-cell>
          <table:table-cell office:value-type="float" office:value="0.719173">
            <text:p>0.7192</text:p>
          </table:table-cell>
          <table:table-cell office:value-type="float" office:value="1.99151">
            <text:p>1.9915</text:p>
          </table:table-cell>
          <table:table-cell office:value-type="float" office:value="1.64657">
            <text:p>1.6466</text:p>
          </table:table-cell>
          <table:table-cell table:formula="of:=[.C117]/[.G117]" office:value-type="float" office:value="0.661180514645597">
            <text:p>0.6612</text:p>
          </table:table-cell>
          <table:table-cell table:formula="of:=[.D117]/[.G117]" office:value-type="float" office:value="0.665705071755225">
            <text:p>0.6657</text:p>
          </table:table-cell>
          <table:table-cell table:formula="of:=[.E117]/[.G117]" office:value-type="float" office:value="0.436770377208379">
            <text:p>0.4368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80376">
            <text:p>1.8038</text:p>
          </table:table-cell>
          <table:table-cell office:value-type="float" office:value="1.89833">
            <text:p>1.8983</text:p>
          </table:table-cell>
          <table:table-cell office:value-type="float" office:value="1.34948">
            <text:p>1.3495</text:p>
          </table:table-cell>
          <table:table-cell office:value-type="float" office:value="3.47781">
            <text:p>3.4778</text:p>
          </table:table-cell>
          <table:table-cell office:value-type="float" office:value="2.91853">
            <text:p>2.9185</text:p>
          </table:table-cell>
          <table:table-cell table:formula="of:=[.C118]/[.G118]" office:value-type="float" office:value="0.618037162544158">
            <text:p>0.6180</text:p>
          </table:table-cell>
          <table:table-cell table:formula="of:=[.D118]/[.G118]" office:value-type="float" office:value="0.65044046146519">
            <text:p>0.6504</text:p>
          </table:table-cell>
          <table:table-cell table:formula="of:=[.E118]/[.G118]" office:value-type="float" office:value="0.462383460166591">
            <text:p>0.4624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.40281">
            <text:p>3.4028</text:p>
          </table:table-cell>
          <table:table-cell office:value-type="float" office:value="3.4854">
            <text:p>3.4854</text:p>
          </table:table-cell>
          <table:table-cell office:value-type="float" office:value="2.62953">
            <text:p>2.6295</text:p>
          </table:table-cell>
          <table:table-cell office:value-type="float" office:value="6.55321">
            <text:p>6.5532</text:p>
          </table:table-cell>
          <table:table-cell office:value-type="float" office:value="5.49923">
            <text:p>5.4992</text:p>
          </table:table-cell>
          <table:table-cell table:formula="of:=[.C119]/[.G119]" office:value-type="float" office:value="0.618779356382621">
            <text:p>0.6188</text:p>
          </table:table-cell>
          <table:table-cell table:formula="of:=[.D119]/[.G119]" office:value-type="float" office:value="0.633797822604256">
            <text:p>0.6338</text:p>
          </table:table-cell>
          <table:table-cell table:formula="of:=[.E119]/[.G119]" office:value-type="float" office:value="0.478163306499274">
            <text:p>0.4782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.55567">
            <text:p>6.5557</text:p>
          </table:table-cell>
          <table:table-cell office:value-type="float" office:value="6.70601">
            <text:p>6.7060</text:p>
          </table:table-cell>
          <table:table-cell office:value-type="float" office:value="5.24284">
            <text:p>5.2428</text:p>
          </table:table-cell>
          <table:table-cell office:value-type="float" office:value="12.8925">
            <text:p>12.8925</text:p>
          </table:table-cell>
          <table:table-cell office:value-type="float" office:value="10.5881">
            <text:p>10.5881</text:p>
          </table:table-cell>
          <table:table-cell table:formula="of:=[.C120]/[.G120]" office:value-type="float" office:value="0.61915452253001">
            <text:p>0.6192</text:p>
          </table:table-cell>
          <table:table-cell table:formula="of:=[.D120]/[.G120]" office:value-type="float" office:value="0.633353481738933">
            <text:p>0.6334</text:p>
          </table:table-cell>
          <table:table-cell table:formula="of:=[.E120]/[.G120]" office:value-type="float" office:value="0.495163438199488">
            <text:p>0.4952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697458">
            <text:p>0.6975</text:p>
          </table:table-cell>
          <table:table-cell office:value-type="float" office:value="0.7025">
            <text:p>0.7025</text:p>
          </table:table-cell>
          <table:table-cell office:value-type="float" office:value="0.39802">
            <text:p>0.3980</text:p>
          </table:table-cell>
          <table:table-cell office:value-type="float" office:value="1.17162">
            <text:p>1.1716</text:p>
          </table:table-cell>
          <table:table-cell office:value-type="float" office:value="1.0044">
            <text:p>1.0044</text:p>
          </table:table-cell>
          <table:table-cell table:formula="of:=[.C121]/[.G121]" office:value-type="float" office:value="0.694402628434887">
            <text:p>0.6944</text:p>
          </table:table-cell>
          <table:table-cell table:formula="of:=[.D121]/[.G121]" office:value-type="float" office:value="0.69942254082039">
            <text:p>0.6994</text:p>
          </table:table-cell>
          <table:table-cell table:formula="of:=[.E121]/[.G121]" office:value-type="float" office:value="0.396276383910793">
            <text:p>0.3963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.09675">
            <text:p>1.0968</text:p>
          </table:table-cell>
          <table:table-cell office:value-type="float" office:value="1.08224">
            <text:p>1.0822</text:p>
          </table:table-cell>
          <table:table-cell office:value-type="float" office:value="0.719741">
            <text:p>0.7197</text:p>
          </table:table-cell>
          <table:table-cell office:value-type="float" office:value="1.93547">
            <text:p>1.9355</text:p>
          </table:table-cell>
          <table:table-cell office:value-type="float" office:value="1.49947">
            <text:p>1.4995</text:p>
          </table:table-cell>
          <table:table-cell table:formula="of:=[.C122]/[.G122]" office:value-type="float" office:value="0.731425103536583">
            <text:p>0.7314</text:p>
          </table:table-cell>
          <table:table-cell table:formula="of:=[.D122]/[.G122]" office:value-type="float" office:value="0.72174835108405">
            <text:p>0.7217</text:p>
          </table:table-cell>
          <table:table-cell table:formula="of:=[.E122]/[.G122]" office:value-type="float" office:value="0.479996932249395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.82047">
            <text:p>1.8205</text:p>
          </table:table-cell>
          <table:table-cell office:value-type="float" office:value="1.85292">
            <text:p>1.8529</text:p>
          </table:table-cell>
          <table:table-cell office:value-type="float" office:value="1.34111">
            <text:p>1.3411</text:p>
          </table:table-cell>
          <table:table-cell office:value-type="float" office:value="3.47743">
            <text:p>3.4774</text:p>
          </table:table-cell>
          <table:table-cell office:value-type="float" office:value="2.62992">
            <text:p>2.6299</text:p>
          </table:table-cell>
          <table:table-cell table:formula="of:=[.C123]/[.G123]" office:value-type="float" office:value="0.69221497231855">
            <text:p>0.6922</text:p>
          </table:table-cell>
          <table:table-cell table:formula="of:=[.D123]/[.G123]" office:value-type="float" office:value="0.704553750684431">
            <text:p>0.7046</text:p>
          </table:table-cell>
          <table:table-cell table:formula="of:=[.E123]/[.G123]" office:value-type="float" office:value="0.509943268236296">
            <text:p>0.5099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.38107">
            <text:p>3.3811</text:p>
          </table:table-cell>
          <table:table-cell office:value-type="float" office:value="3.48431">
            <text:p>3.4843</text:p>
          </table:table-cell>
          <table:table-cell office:value-type="float" office:value="2.61468">
            <text:p>2.6147</text:p>
          </table:table-cell>
          <table:table-cell office:value-type="float" office:value="6.56624">
            <text:p>6.5662</text:p>
          </table:table-cell>
          <table:table-cell office:value-type="float" office:value="4.82728">
            <text:p>4.8273</text:p>
          </table:table-cell>
          <table:table-cell table:formula="of:=[.C124]/[.G124]" office:value-type="float" office:value="0.700408925937588">
            <text:p>0.7004</text:p>
          </table:table-cell>
          <table:table-cell table:formula="of:=[.D124]/[.G124]" office:value-type="float" office:value="0.721795711042243">
            <text:p>0.7218</text:p>
          </table:table-cell>
          <table:table-cell table:formula="of:=[.E124]/[.G124]" office:value-type="float" office:value="0.541646641586981">
            <text:p>0.5416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6.4047">
            <text:p>6.4047</text:p>
          </table:table-cell>
          <table:table-cell office:value-type="float" office:value="6.62679">
            <text:p>6.6268</text:p>
          </table:table-cell>
          <table:table-cell office:value-type="float" office:value="5.22259">
            <text:p>5.2226</text:p>
          </table:table-cell>
          <table:table-cell office:value-type="float" office:value="12.714">
            <text:p>12.7140</text:p>
          </table:table-cell>
          <table:table-cell office:value-type="float" office:value="9.55395">
            <text:p>9.5540</text:p>
          </table:table-cell>
          <table:table-cell table:formula="of:=[.C125]/[.G125]" office:value-type="float" office:value="0.670371940401614">
            <text:p>0.6704</text:p>
          </table:table-cell>
          <table:table-cell table:formula="of:=[.D125]/[.G125]" office:value-type="float" office:value="0.693617822994678">
            <text:p>0.6936</text:p>
          </table:table-cell>
          <table:table-cell table:formula="of:=[.E125]/[.G125]" office:value-type="float" office:value="0.546641964841767">
            <text:p>0.5466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69896">
            <text:p>0.6990</text:p>
          </table:table-cell>
          <table:table-cell office:value-type="float" office:value="0.709295">
            <text:p>0.7093</text:p>
          </table:table-cell>
          <table:table-cell office:value-type="float" office:value="0.401002">
            <text:p>0.4010</text:p>
          </table:table-cell>
          <table:table-cell office:value-type="float" office:value="1.17797">
            <text:p>1.1780</text:p>
          </table:table-cell>
          <table:table-cell office:value-type="float" office:value="1.02848">
            <text:p>1.0285</text:p>
          </table:table-cell>
          <table:table-cell table:formula="of:=[.C126]/[.G126]" office:value-type="float" office:value="0.679604853764779">
            <text:p>0.6796</text:p>
          </table:table-cell>
          <table:table-cell table:formula="of:=[.D126]/[.G126]" office:value-type="float" office:value="0.689653663658992">
            <text:p>0.6897</text:p>
          </table:table-cell>
          <table:table-cell table:formula="of:=[.E126]/[.G126]" office:value-type="float" office:value="0.389897713130056">
            <text:p>0.389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.08589">
            <text:p>1.0859</text:p>
          </table:table-cell>
          <table:table-cell office:value-type="float" office:value="1.07745">
            <text:p>1.0775</text:p>
          </table:table-cell>
          <table:table-cell office:value-type="float" office:value="0.719615">
            <text:p>0.7196</text:p>
          </table:table-cell>
          <table:table-cell office:value-type="float" office:value="1.92374">
            <text:p>1.9237</text:p>
          </table:table-cell>
          <table:table-cell office:value-type="float" office:value="1.4963">
            <text:p>1.4963</text:p>
          </table:table-cell>
          <table:table-cell table:formula="of:=[.C127]/[.G127]" office:value-type="float" office:value="0.725716768027802">
            <text:p>0.7257</text:p>
          </table:table-cell>
          <table:table-cell table:formula="of:=[.D127]/[.G127]" office:value-type="float" office:value="0.720076187930228">
            <text:p>0.7201</text:p>
          </table:table-cell>
          <table:table-cell table:formula="of:=[.E127]/[.G127]" office:value-type="float" office:value="0.480929626411816">
            <text:p>0.480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.82565">
            <text:p>1.8257</text:p>
          </table:table-cell>
          <table:table-cell office:value-type="float" office:value="1.84994">
            <text:p>1.8499</text:p>
          </table:table-cell>
          <table:table-cell office:value-type="float" office:value="1.34751">
            <text:p>1.3475</text:p>
          </table:table-cell>
          <table:table-cell office:value-type="float" office:value="3.45562">
            <text:p>3.4556</text:p>
          </table:table-cell>
          <table:table-cell office:value-type="float" office:value="2.49805">
            <text:p>2.4981</text:p>
          </table:table-cell>
          <table:table-cell table:formula="of:=[.C128]/[.G128]" office:value-type="float" office:value="0.730830047437001">
            <text:p>0.7308</text:p>
          </table:table-cell>
          <table:table-cell table:formula="of:=[.D128]/[.G128]" office:value-type="float" office:value="0.74055363183283">
            <text:p>0.7406</text:p>
          </table:table-cell>
          <table:table-cell table:formula="of:=[.E128]/[.G128]" office:value-type="float" office:value="0.539424751306019">
            <text:p>0.5394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.37451">
            <text:p>3.3745</text:p>
          </table:table-cell>
          <table:table-cell office:value-type="float" office:value="3.44787">
            <text:p>3.4479</text:p>
          </table:table-cell>
          <table:table-cell office:value-type="float" office:value="2.61787">
            <text:p>2.6179</text:p>
          </table:table-cell>
          <table:table-cell office:value-type="float" office:value="6.51669">
            <text:p>6.5167</text:p>
          </table:table-cell>
          <table:table-cell office:value-type="float" office:value="4.64857">
            <text:p>4.6486</text:p>
          </table:table-cell>
          <table:table-cell table:formula="of:=[.C129]/[.G129]" office:value-type="float" office:value="0.725924316510239">
            <text:p>0.7259</text:p>
          </table:table-cell>
          <table:table-cell table:formula="of:=[.D129]/[.G129]" office:value-type="float" office:value="0.741705513738634">
            <text:p>0.7417</text:p>
          </table:table-cell>
          <table:table-cell table:formula="of:=[.E129]/[.G129]" office:value-type="float" office:value="0.563155981301777">
            <text:p>0.5632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6.44525">
            <text:p>6.4453</text:p>
          </table:table-cell>
          <table:table-cell office:value-type="float" office:value="6.75521">
            <text:p>6.7552</text:p>
          </table:table-cell>
          <table:table-cell office:value-type="float" office:value="5.23534">
            <text:p>5.2353</text:p>
          </table:table-cell>
          <table:table-cell office:value-type="float" office:value="12.7521">
            <text:p>12.7521</text:p>
          </table:table-cell>
          <table:table-cell office:value-type="float" office:value="8.99958">
            <text:p>8.9996</text:p>
          </table:table-cell>
          <table:table-cell table:formula="of:=[.C130]/[.G130]" office:value-type="float" office:value="0.716172310263368">
            <text:p>0.7162</text:p>
          </table:table-cell>
          <table:table-cell table:formula="of:=[.D130]/[.G130]" office:value-type="float" office:value="0.750613917538374">
            <text:p>0.7506</text:p>
          </table:table-cell>
          <table:table-cell table:formula="of:=[.E130]/[.G130]" office:value-type="float" office:value="0.581731591918734">
            <text:p>0.5817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style-name="ce5" office:value-type="string" table:number-columns-spanned="7" table:number-rows-spanned="1">
            <text:p>Static Allocator - O3 no vectoriz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Chunk Size</text:p>
          </table:table-cell>
          <table:table-cell table:style-name="ce6" office:value-type="string">
            <text:p>std::list</text:p>
          </table:table-cell>
          <table:table-cell table:style-name="ce6" office:value-type="string">
            <text:p>nasty_list</text:p>
          </table:table-cell>
          <table:table-cell table:style-name="ce6" office:value-type="string">
            <text:p>std::vector</text:p>
          </table:table-cell>
          <table:table-cell table:style-name="ce6" office:value-type="string">
            <text:p>chunk_list:iterator</text:p>
          </table:table-cell>
          <table:table-cell table:style-name="ce6" office:value-type="string">
            <text:p>chunk_list:functor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35344">
            <text:p>0.0353</text:p>
          </table:table-cell>
          <table:table-cell office:value-type="float" office:value="0.0623481">
            <text:p>0.0623</text:p>
          </table:table-cell>
          <table:table-cell office:value-type="float" office:value="0.045134">
            <text:p>0.0451</text:p>
          </table:table-cell>
          <table:table-cell office:value-type="float" office:value="0.0571011">
            <text:p>0.0571</text:p>
          </table:table-cell>
          <table:table-cell office:value-type="float" office:value="0.0498981">
            <text:p>0.0499</text:p>
          </table:table-cell>
          <table:table-cell table:formula="of:=[.C147]/[.G147]" office:value-type="float" office:value="0.708323563422255">
            <text:p>0.7083</text:p>
          </table:table-cell>
          <table:table-cell table:formula="of:=[.D147]/[.G147]" office:value-type="float" office:value="1.24950849831958">
            <text:p>1.2495</text:p>
          </table:table-cell>
          <table:table-cell table:formula="of:=[.E147]/[.G147]" office:value-type="float" office:value="0.904523418727366">
            <text:p>0.9045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695621">
            <text:p>0.0696</text:p>
          </table:table-cell>
          <table:table-cell office:value-type="float" office:value="0.130637">
            <text:p>0.1306</text:p>
          </table:table-cell>
          <table:table-cell office:value-type="float" office:value="0.061247">
            <text:p>0.0612</text:p>
          </table:table-cell>
          <table:table-cell office:value-type="float" office:value="0.16061">
            <text:p>0.1606</text:p>
          </table:table-cell>
          <table:table-cell office:value-type="float" office:value="0.113926">
            <text:p>0.1139</text:p>
          </table:table-cell>
          <table:table-cell table:formula="of:=[.C148]/[.G148]" office:value-type="float" office:value="0.610590207678669">
            <text:p>0.6106</text:p>
          </table:table-cell>
          <table:table-cell table:formula="of:=[.D148]/[.G148]" office:value-type="float" office:value="1.14668293453645">
            <text:p>1.1467</text:p>
          </table:table-cell>
          <table:table-cell table:formula="of:=[.E148]/[.G148]" office:value-type="float" office:value="0.537603356564788">
            <text:p>0.5376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36944">
            <text:p>0.2369</text:p>
          </table:table-cell>
          <table:table-cell office:value-type="float" office:value="0.233909">
            <text:p>0.2339</text:p>
          </table:table-cell>
          <table:table-cell office:value-type="float" office:value="0.180898">
            <text:p>0.1809</text:p>
          </table:table-cell>
          <table:table-cell office:value-type="float" office:value="0.333052">
            <text:p>0.3331</text:p>
          </table:table-cell>
          <table:table-cell office:value-type="float" office:value="0.300565">
            <text:p>0.3006</text:p>
          </table:table-cell>
          <table:table-cell table:formula="of:=[.C149]/[.G149]" office:value-type="float" office:value="0.788328647713473">
            <text:p>0.7883</text:p>
          </table:table-cell>
          <table:table-cell table:formula="of:=[.D149]/[.G149]" office:value-type="float" office:value="0.77823099828656">
            <text:p>0.7782</text:p>
          </table:table-cell>
          <table:table-cell table:formula="of:=[.E149]/[.G149]" office:value-type="float" office:value="0.601859830652272">
            <text:p>0.6019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58494">
            <text:p>0.4585</text:p>
          </table:table-cell>
          <table:table-cell office:value-type="float" office:value="0.46038">
            <text:p>0.4604</text:p>
          </table:table-cell>
          <table:table-cell office:value-type="float" office:value="0.247313">
            <text:p>0.2473</text:p>
          </table:table-cell>
          <table:table-cell office:value-type="float" office:value="0.63367">
            <text:p>0.6337</text:p>
          </table:table-cell>
          <table:table-cell office:value-type="float" office:value="0.5908">
            <text:p>0.5908</text:p>
          </table:table-cell>
          <table:table-cell table:formula="of:=[.C150]/[.G150]" office:value-type="float" office:value="0.776056194989844">
            <text:p>0.7761</text:p>
          </table:table-cell>
          <table:table-cell table:formula="of:=[.D150]/[.G150]" office:value-type="float" office:value="0.779248476641842">
            <text:p>0.7792</text:p>
          </table:table-cell>
          <table:table-cell table:formula="of:=[.E150]/[.G150]" office:value-type="float" office:value="0.418606973595125">
            <text:p>0.4186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898149">
            <text:p>0.8981</text:p>
          </table:table-cell>
          <table:table-cell office:value-type="float" office:value="0.896584">
            <text:p>0.8966</text:p>
          </table:table-cell>
          <table:table-cell office:value-type="float" office:value="0.508069">
            <text:p>0.5081</text:p>
          </table:table-cell>
          <table:table-cell office:value-type="float" office:value="1.24327">
            <text:p>1.2433</text:p>
          </table:table-cell>
          <table:table-cell office:value-type="float" office:value="1.15036">
            <text:p>1.1504</text:p>
          </table:table-cell>
          <table:table-cell table:formula="of:=[.C151]/[.G151]" office:value-type="float" office:value="0.780754720261483">
            <text:p>0.7808</text:p>
          </table:table-cell>
          <table:table-cell table:formula="of:=[.D151]/[.G151]" office:value-type="float" office:value="0.77939427657429">
            <text:p>0.7794</text:p>
          </table:table-cell>
          <table:table-cell table:formula="of:=[.E151]/[.G151]" office:value-type="float" office:value="0.441660871379394">
            <text:p>0.4417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382401">
            <text:p>0.0382</text:p>
          </table:table-cell>
          <table:table-cell office:value-type="float" office:value="0.065191">
            <text:p>0.0652</text:p>
          </table:table-cell>
          <table:table-cell office:value-type="float" office:value="0.042105">
            <text:p>0.0421</text:p>
          </table:table-cell>
          <table:table-cell office:value-type="float" office:value="0.04259">
            <text:p>0.0426</text:p>
          </table:table-cell>
          <table:table-cell office:value-type="float" office:value="0.027056">
            <text:p>0.0271</text:p>
          </table:table-cell>
          <table:table-cell table:formula="of:=[.C152]/[.G152]" office:value-type="float" office:value="1.41336856889415">
            <text:p>1.4134</text:p>
          </table:table-cell>
          <table:table-cell table:formula="of:=[.D152]/[.G152]" office:value-type="float" office:value="2.4094840331165">
            <text:p>2.4095</text:p>
          </table:table-cell>
          <table:table-cell table:formula="of:=[.E152]/[.G152]" office:value-type="float" office:value="1.55621673565937">
            <text:p>1.5562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71522">
            <text:p>0.0715</text:p>
          </table:table-cell>
          <table:table-cell office:value-type="float" office:value="0.134344">
            <text:p>0.1343</text:p>
          </table:table-cell>
          <table:table-cell office:value-type="float" office:value="0.0613881">
            <text:p>0.0614</text:p>
          </table:table-cell>
          <table:table-cell office:value-type="float" office:value="0.077928">
            <text:p>0.0779</text:p>
          </table:table-cell>
          <table:table-cell office:value-type="float" office:value="0.062024">
            <text:p>0.0620</text:p>
          </table:table-cell>
          <table:table-cell table:formula="of:=[.C153]/[.G153]" office:value-type="float" office:value="1.15313427060493">
            <text:p>1.1531</text:p>
          </table:table-cell>
          <table:table-cell table:formula="of:=[.D153]/[.G153]" office:value-type="float" office:value="2.16600025796466">
            <text:p>2.1660</text:p>
          </table:table-cell>
          <table:table-cell table:formula="of:=[.E153]/[.G153]" office:value-type="float" office:value="0.989747517090159">
            <text:p>0.9897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33869">
            <text:p>0.2339</text:p>
          </table:table-cell>
          <table:table-cell office:value-type="float" office:value="0.234051">
            <text:p>0.2341</text:p>
          </table:table-cell>
          <table:table-cell office:value-type="float" office:value="0.122435">
            <text:p>0.1224</text:p>
          </table:table-cell>
          <table:table-cell office:value-type="float" office:value="0.14561">
            <text:p>0.1456</text:p>
          </table:table-cell>
          <table:table-cell office:value-type="float" office:value="0.105735">
            <text:p>0.1057</text:p>
          </table:table-cell>
          <table:table-cell table:formula="of:=[.C154]/[.G154]" office:value-type="float" office:value="2.21184092306237">
            <text:p>2.2118</text:p>
          </table:table-cell>
          <table:table-cell table:formula="of:=[.D154]/[.G154]" office:value-type="float" office:value="2.21356220740531">
            <text:p>2.2136</text:p>
          </table:table-cell>
          <table:table-cell table:formula="of:=[.E154]/[.G154]" office:value-type="float" office:value="1.1579420248735">
            <text:p>1.1579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455168">
            <text:p>0.4552</text:p>
          </table:table-cell>
          <table:table-cell office:value-type="float" office:value="0.466624">
            <text:p>0.4666</text:p>
          </table:table-cell>
          <table:table-cell office:value-type="float" office:value="0.290796">
            <text:p>0.2908</text:p>
          </table:table-cell>
          <table:table-cell office:value-type="float" office:value="0.283697">
            <text:p>0.2837</text:p>
          </table:table-cell>
          <table:table-cell office:value-type="float" office:value="0.226536">
            <text:p>0.2265</text:p>
          </table:table-cell>
          <table:table-cell table:formula="of:=[.C155]/[.G155]" office:value-type="float" office:value="2.00925239255571">
            <text:p>2.0093</text:p>
          </table:table-cell>
          <table:table-cell table:formula="of:=[.D155]/[.G155]" office:value-type="float" office:value="2.05982272133347">
            <text:p>2.0598</text:p>
          </table:table-cell>
          <table:table-cell table:formula="of:=[.E155]/[.G155]" office:value-type="float" office:value="1.28366352367836">
            <text:p>1.2837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913641">
            <text:p>0.9136</text:p>
          </table:table-cell>
          <table:table-cell office:value-type="float" office:value="0.905603">
            <text:p>0.9056</text:p>
          </table:table-cell>
          <table:table-cell office:value-type="float" office:value="0.489259">
            <text:p>0.4893</text:p>
          </table:table-cell>
          <table:table-cell office:value-type="float" office:value="0.557645">
            <text:p>0.5576</text:p>
          </table:table-cell>
          <table:table-cell office:value-type="float" office:value="0.467119">
            <text:p>0.4671</text:p>
          </table:table-cell>
          <table:table-cell table:formula="of:=[.C156]/[.G156]" office:value-type="float" office:value="1.95590631081159">
            <text:p>1.9559</text:p>
          </table:table-cell>
          <table:table-cell table:formula="of:=[.D156]/[.G156]" office:value-type="float" office:value="1.93869870418459">
            <text:p>1.9387</text:p>
          </table:table-cell>
          <table:table-cell table:formula="of:=[.E156]/[.G156]" office:value-type="float" office:value="1.04739691598929">
            <text:p>1.0474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8204">
            <text:p>0.0382</text:p>
          </table:table-cell>
          <table:table-cell office:value-type="float" office:value="0.063324">
            <text:p>0.0633</text:p>
          </table:table-cell>
          <table:table-cell office:value-type="float" office:value="0.0421749">
            <text:p>0.0422</text:p>
          </table:table-cell>
          <table:table-cell office:value-type="float" office:value="0.0420099">
            <text:p>0.0420</text:p>
          </table:table-cell>
          <table:table-cell office:value-type="float" office:value="0.030529">
            <text:p>0.0305</text:p>
          </table:table-cell>
          <table:table-cell table:formula="of:=[.C157]/[.G157]" office:value-type="float" office:value="1.25140030790396">
            <text:p>1.2514</text:p>
          </table:table-cell>
          <table:table-cell table:formula="of:=[.D157]/[.G157]" office:value-type="float" office:value="2.074224507845">
            <text:p>2.0742</text:p>
          </table:table-cell>
          <table:table-cell table:formula="of:=[.E157]/[.G157]" office:value-type="float" office:value="1.38147007763111">
            <text:p>1.3815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717941">
            <text:p>0.0718</text:p>
          </table:table-cell>
          <table:table-cell office:value-type="float" office:value="0.137728">
            <text:p>0.1377</text:p>
          </table:table-cell>
          <table:table-cell office:value-type="float" office:value="0.0610839">
            <text:p>0.0611</text:p>
          </table:table-cell>
          <table:table-cell office:value-type="float" office:value="0.0725111">
            <text:p>0.0725</text:p>
          </table:table-cell>
          <table:table-cell office:value-type="float" office:value="0.042254">
            <text:p>0.0423</text:p>
          </table:table-cell>
          <table:table-cell table:formula="of:=[.C158]/[.G158]" office:value-type="float" office:value="1.69910777677853">
            <text:p>1.6991</text:p>
          </table:table-cell>
          <table:table-cell table:formula="of:=[.D158]/[.G158]" office:value-type="float" office:value="3.25952572537511">
            <text:p>3.2595</text:p>
          </table:table-cell>
          <table:table-cell table:formula="of:=[.E158]/[.G158]" office:value-type="float" office:value="1.44563591612628">
            <text:p>1.4456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33106">
            <text:p>0.2331</text:p>
          </table:table-cell>
          <table:table-cell office:value-type="float" office:value="0.229131">
            <text:p>0.2291</text:p>
          </table:table-cell>
          <table:table-cell office:value-type="float" office:value="0.122486">
            <text:p>0.1225</text:p>
          </table:table-cell>
          <table:table-cell office:value-type="float" office:value="0.144652">
            <text:p>0.1447</text:p>
          </table:table-cell>
          <table:table-cell office:value-type="float" office:value="0.129116">
            <text:p>0.1291</text:p>
          </table:table-cell>
          <table:table-cell table:formula="of:=[.C159]/[.G159]" office:value-type="float" office:value="1.8053997955327">
            <text:p>1.8054</text:p>
          </table:table-cell>
          <table:table-cell table:formula="of:=[.D159]/[.G159]" office:value-type="float" office:value="1.77461352582174">
            <text:p>1.7746</text:p>
          </table:table-cell>
          <table:table-cell table:formula="of:=[.E159]/[.G159]" office:value-type="float" office:value="0.948650825614176">
            <text:p>0.9487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451315">
            <text:p>0.4513</text:p>
          </table:table-cell>
          <table:table-cell office:value-type="float" office:value="0.462954">
            <text:p>0.4630</text:p>
          </table:table-cell>
          <table:table-cell office:value-type="float" office:value="0.299403">
            <text:p>0.2994</text:p>
          </table:table-cell>
          <table:table-cell office:value-type="float" office:value="0.268325">
            <text:p>0.2683</text:p>
          </table:table-cell>
          <table:table-cell office:value-type="float" office:value="0.170421">
            <text:p>0.1704</text:p>
          </table:table-cell>
          <table:table-cell table:formula="of:=[.C160]/[.G160]" office:value-type="float" office:value="2.64823583947988">
            <text:p>2.6482</text:p>
          </table:table-cell>
          <table:table-cell table:formula="of:=[.D160]/[.G160]" office:value-type="float" office:value="2.71653141338215">
            <text:p>2.7165</text:p>
          </table:table-cell>
          <table:table-cell table:formula="of:=[.E160]/[.G160]" office:value-type="float" office:value="1.75684334677064">
            <text:p>1.7568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915397">
            <text:p>0.9154</text:p>
          </table:table-cell>
          <table:table-cell office:value-type="float" office:value="0.911246">
            <text:p>0.9112</text:p>
          </table:table-cell>
          <table:table-cell office:value-type="float" office:value="0.487376">
            <text:p>0.4874</text:p>
          </table:table-cell>
          <table:table-cell office:value-type="float" office:value="0.525691">
            <text:p>0.5257</text:p>
          </table:table-cell>
          <table:table-cell office:value-type="float" office:value="0.349831">
            <text:p>0.3498</text:p>
          </table:table-cell>
          <table:table-cell table:formula="of:=[.C161]/[.G161]" office:value-type="float" office:value="2.616683484311">
            <text:p>2.6167</text:p>
          </table:table-cell>
          <table:table-cell table:formula="of:=[.D161]/[.G161]" office:value-type="float" office:value="2.60481775485877">
            <text:p>2.6048</text:p>
          </table:table-cell>
          <table:table-cell table:formula="of:=[.E161]/[.G161]" office:value-type="float" office:value="1.39317556191418">
            <text:p>1.3932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34741">
            <text:p>0.0347</text:p>
          </table:table-cell>
          <table:table-cell office:value-type="float" office:value="0.0621881">
            <text:p>0.0622</text:p>
          </table:table-cell>
          <table:table-cell office:value-type="float" office:value="0.034236">
            <text:p>0.0342</text:p>
          </table:table-cell>
          <table:table-cell office:value-type="float" office:value="0.041861">
            <text:p>0.0419</text:p>
          </table:table-cell>
          <table:table-cell office:value-type="float" office:value="0.0312571">
            <text:p>0.0313</text:p>
          </table:table-cell>
          <table:table-cell table:formula="of:=[.C162]/[.G162]" office:value-type="float" office:value="1.11145947640696">
            <text:p>1.1115</text:p>
          </table:table-cell>
          <table:table-cell table:formula="of:=[.D162]/[.G162]" office:value-type="float" office:value="1.9895671703389">
            <text:p>1.9896</text:p>
          </table:table-cell>
          <table:table-cell table:formula="of:=[.E162]/[.G162]" office:value-type="float" office:value="1.09530314712497">
            <text:p>1.0953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665739">
            <text:p>0.0666</text:p>
          </table:table-cell>
          <table:table-cell office:value-type="float" office:value="0.134514">
            <text:p>0.1345</text:p>
          </table:table-cell>
          <table:table-cell office:value-type="float" office:value="0.0681201">
            <text:p>0.0681</text:p>
          </table:table-cell>
          <table:table-cell office:value-type="float" office:value="0.0786721">
            <text:p>0.0787</text:p>
          </table:table-cell>
          <table:table-cell office:value-type="float" office:value="0.047869">
            <text:p>0.0479</text:p>
          </table:table-cell>
          <table:table-cell table:formula="of:=[.C163]/[.G163]" office:value-type="float" office:value="1.39075184357308">
            <text:p>1.3908</text:p>
          </table:table-cell>
          <table:table-cell table:formula="of:=[.D163]/[.G163]" office:value-type="float" office:value="2.81004407863126">
            <text:p>2.8100</text:p>
          </table:table-cell>
          <table:table-cell table:formula="of:=[.E163]/[.G163]" office:value-type="float" office:value="1.42305249744093">
            <text:p>1.423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0.230323">
            <text:p>0.2303</text:p>
          </table:table-cell>
          <table:table-cell office:value-type="float" office:value="0.231008">
            <text:p>0.2310</text:p>
          </table:table-cell>
          <table:table-cell office:value-type="float" office:value="0.175583">
            <text:p>0.1756</text:p>
          </table:table-cell>
          <table:table-cell office:value-type="float" office:value="0.134069">
            <text:p>0.1341</text:p>
          </table:table-cell>
          <table:table-cell office:value-type="float" office:value="0.0770351">
            <text:p>0.0770</text:p>
          </table:table-cell>
          <table:table-cell table:formula="of:=[.C164]/[.G164]" office:value-type="float" office:value="2.98984488888831">
            <text:p>2.9898</text:p>
          </table:table-cell>
          <table:table-cell table:formula="of:=[.D164]/[.G164]" office:value-type="float" office:value="2.99873693939516">
            <text:p>2.9987</text:p>
          </table:table-cell>
          <table:table-cell table:formula="of:=[.E164]/[.G164]" office:value-type="float" office:value="2.27925971407839">
            <text:p>2.2793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.45395">
            <text:p>0.4540</text:p>
          </table:table-cell>
          <table:table-cell office:value-type="float" office:value="0.459568">
            <text:p>0.4596</text:p>
          </table:table-cell>
          <table:table-cell office:value-type="float" office:value="0.247843">
            <text:p>0.2478</text:p>
          </table:table-cell>
          <table:table-cell office:value-type="float" office:value="0.303213">
            <text:p>0.3032</text:p>
          </table:table-cell>
          <table:table-cell office:value-type="float" office:value="0.147368">
            <text:p>0.1474</text:p>
          </table:table-cell>
          <table:table-cell table:formula="of:=[.C165]/[.G165]" office:value-type="float" office:value="3.08038380109657">
            <text:p>3.0804</text:p>
          </table:table-cell>
          <table:table-cell table:formula="of:=[.D165]/[.G165]" office:value-type="float" office:value="3.11850605287444">
            <text:p>3.1185</text:p>
          </table:table-cell>
          <table:table-cell table:formula="of:=[.E165]/[.G165]" office:value-type="float" office:value="1.6817965908474">
            <text:p>1.6818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.925942">
            <text:p>0.9259</text:p>
          </table:table-cell>
          <table:table-cell office:value-type="float" office:value="0.901377">
            <text:p>0.9014</text:p>
          </table:table-cell>
          <table:table-cell office:value-type="float" office:value="0.496357">
            <text:p>0.4964</text:p>
          </table:table-cell>
          <table:table-cell office:value-type="float" office:value="0.514488">
            <text:p>0.5145</text:p>
          </table:table-cell>
          <table:table-cell office:value-type="float" office:value="0.296277">
            <text:p>0.2963</text:p>
          </table:table-cell>
          <table:table-cell table:formula="of:=[.C166]/[.G166]" office:value-type="float" office:value="3.12525778241308">
            <text:p>3.1253</text:p>
          </table:table-cell>
          <table:table-cell table:formula="of:=[.D166]/[.G166]" office:value-type="float" office:value="3.04234550775119">
            <text:p>3.0423</text:p>
          </table:table-cell>
          <table:table-cell table:formula="of:=[.E166]/[.G166]" office:value-type="float" office:value="1.67531397982294">
            <text:p>1.6753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style-name="ce5" office:value-type="string" table:number-columns-spanned="7" table:number-rows-spanned="1">
            <text:p>Static Allocator - O3 vectoriz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Chunk Size</text:p>
          </table:table-cell>
          <table:table-cell table:style-name="ce6" office:value-type="string">
            <text:p>std::list</text:p>
          </table:table-cell>
          <table:table-cell table:style-name="ce6" office:value-type="string">
            <text:p>nasty_list</text:p>
          </table:table-cell>
          <table:table-cell table:style-name="ce6" office:value-type="string">
            <text:p>std::vector</text:p>
          </table:table-cell>
          <table:table-cell table:style-name="ce6" office:value-type="string">
            <text:p>chunk_list:iterator</text:p>
          </table:table-cell>
          <table:table-cell table:style-name="ce6" office:value-type="string">
            <text:p>chunk_list:functor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355419">
            <text:p>0.0355</text:p>
          </table:table-cell>
          <table:table-cell office:value-type="float" office:value="0.0630461">
            <text:p>0.0630</text:p>
          </table:table-cell>
          <table:table-cell office:value-type="float" office:value="0.0443429">
            <text:p>0.0443</text:p>
          </table:table-cell>
          <table:table-cell office:value-type="float" office:value="0.057407">
            <text:p>0.0574</text:p>
          </table:table-cell>
          <table:table-cell office:value-type="float" office:value="0.0500579">
            <text:p>0.0501</text:p>
          </table:table-cell>
          <table:table-cell table:formula="of:=[.C183]/[.G183]" office:value-type="float" office:value="0.71001580170163">
            <text:p>0.7100</text:p>
          </table:table-cell>
          <table:table-cell table:formula="of:=[.D183]/[.G183]" office:value-type="float" office:value="1.25946354121927">
            <text:p>1.2595</text:p>
          </table:table-cell>
          <table:table-cell table:formula="of:=[.E183]/[.G183]" office:value-type="float" office:value="0.885832206305099">
            <text:p>0.8858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699529">
            <text:p>0.0700</text:p>
          </table:table-cell>
          <table:table-cell office:value-type="float" office:value="0.133533">
            <text:p>0.1335</text:p>
          </table:table-cell>
          <table:table-cell office:value-type="float" office:value="0.060968">
            <text:p>0.0610</text:p>
          </table:table-cell>
          <table:table-cell office:value-type="float" office:value="0.159184">
            <text:p>0.1592</text:p>
          </table:table-cell>
          <table:table-cell office:value-type="float" office:value="0.113011">
            <text:p>0.1130</text:p>
          </table:table-cell>
          <table:table-cell table:formula="of:=[.C184]/[.G184]" office:value-type="float" office:value="0.618991956535205">
            <text:p>0.6190</text:p>
          </table:table-cell>
          <table:table-cell table:formula="of:=[.D184]/[.G184]" office:value-type="float" office:value="1.18159294227996">
            <text:p>1.1816</text:p>
          </table:table-cell>
          <table:table-cell table:formula="of:=[.E184]/[.G184]" office:value-type="float" office:value="0.53948730654538">
            <text:p>0.5395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3841">
            <text:p>0.2384</text:p>
          </table:table-cell>
          <table:table-cell office:value-type="float" office:value="0.229602">
            <text:p>0.2296</text:p>
          </table:table-cell>
          <table:table-cell office:value-type="float" office:value="0.178191">
            <text:p>0.1782</text:p>
          </table:table-cell>
          <table:table-cell office:value-type="float" office:value="0.333025">
            <text:p>0.3330</text:p>
          </table:table-cell>
          <table:table-cell office:value-type="float" office:value="0.297169">
            <text:p>0.2972</text:p>
          </table:table-cell>
          <table:table-cell table:formula="of:=[.C185]/[.G185]" office:value-type="float" office:value="0.802270761755096">
            <text:p>0.8023</text:p>
          </table:table-cell>
          <table:table-cell table:formula="of:=[.D185]/[.G185]" office:value-type="float" office:value="0.772631061786391">
            <text:p>0.7726</text:p>
          </table:table-cell>
          <table:table-cell table:formula="of:=[.E185]/[.G185]" office:value-type="float" office:value="0.599628494223826">
            <text:p>0.599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5884">
            <text:p>0.4588</text:p>
          </table:table-cell>
          <table:table-cell office:value-type="float" office:value="0.460614">
            <text:p>0.4606</text:p>
          </table:table-cell>
          <table:table-cell office:value-type="float" office:value="0.245166">
            <text:p>0.2452</text:p>
          </table:table-cell>
          <table:table-cell office:value-type="float" office:value="0.638739">
            <text:p>0.6387</text:p>
          </table:table-cell>
          <table:table-cell office:value-type="float" office:value="0.589579">
            <text:p>0.5896</text:p>
          </table:table-cell>
          <table:table-cell table:formula="of:=[.C186]/[.G186]" office:value-type="float" office:value="0.778250242969984">
            <text:p>0.7783</text:p>
          </table:table-cell>
          <table:table-cell table:formula="of:=[.D186]/[.G186]" office:value-type="float" office:value="0.781259169678703">
            <text:p>0.7813</text:p>
          </table:table-cell>
          <table:table-cell table:formula="of:=[.E186]/[.G186]" office:value-type="float" office:value="0.415832314244571">
            <text:p>0.4158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898954">
            <text:p>0.8990</text:p>
          </table:table-cell>
          <table:table-cell office:value-type="float" office:value="0.898444">
            <text:p>0.8984</text:p>
          </table:table-cell>
          <table:table-cell office:value-type="float" office:value="0.509776">
            <text:p>0.5098</text:p>
          </table:table-cell>
          <table:table-cell office:value-type="float" office:value="1.24585">
            <text:p>1.2459</text:p>
          </table:table-cell>
          <table:table-cell office:value-type="float" office:value="1.14966">
            <text:p>1.1497</text:p>
          </table:table-cell>
          <table:table-cell table:formula="of:=[.C187]/[.G187]" office:value-type="float" office:value="0.781930309830732">
            <text:p>0.7819</text:p>
          </table:table-cell>
          <table:table-cell table:formula="of:=[.D187]/[.G187]" office:value-type="float" office:value="0.781486700415775">
            <text:p>0.7815</text:p>
          </table:table-cell>
          <table:table-cell table:formula="of:=[.E187]/[.G187]" office:value-type="float" office:value="0.443414574743837">
            <text:p>0.443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38193">
            <text:p>0.0382</text:p>
          </table:table-cell>
          <table:table-cell office:value-type="float" office:value="0.0620189">
            <text:p>0.0620</text:p>
          </table:table-cell>
          <table:table-cell office:value-type="float" office:value="0.0418621">
            <text:p>0.0419</text:p>
          </table:table-cell>
          <table:table-cell office:value-type="float" office:value="0.0427931">
            <text:p>0.0428</text:p>
          </table:table-cell>
          <table:table-cell office:value-type="float" office:value="0.0273959">
            <text:p>0.0274</text:p>
          </table:table-cell>
          <table:table-cell table:formula="of:=[.C188]/[.G188]" office:value-type="float" office:value="1.39411371774609">
            <text:p>1.3941</text:p>
          </table:table-cell>
          <table:table-cell table:formula="of:=[.D188]/[.G188]" office:value-type="float" office:value="2.2638022477816">
            <text:p>2.2638</text:p>
          </table:table-cell>
          <table:table-cell table:formula="of:=[.E188]/[.G188]" office:value-type="float" office:value="1.52804251731098">
            <text:p>1.528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713881">
            <text:p>0.0714</text:p>
          </table:table-cell>
          <table:table-cell office:value-type="float" office:value="0.133817">
            <text:p>0.1338</text:p>
          </table:table-cell>
          <table:table-cell office:value-type="float" office:value="0.0608159">
            <text:p>0.0608</text:p>
          </table:table-cell>
          <table:table-cell office:value-type="float" office:value="0.0767221">
            <text:p>0.0767</text:p>
          </table:table-cell>
          <table:table-cell office:value-type="float" office:value="0.0774091">
            <text:p>0.0774</text:p>
          </table:table-cell>
          <table:table-cell table:formula="of:=[.C189]/[.G189]" office:value-type="float" office:value="0.92221844718515">
            <text:p>0.9222</text:p>
          </table:table-cell>
          <table:table-cell table:formula="of:=[.D189]/[.G189]" office:value-type="float" office:value="1.72869856386394">
            <text:p>1.7287</text:p>
          </table:table-cell>
          <table:table-cell table:formula="of:=[.E189]/[.G189]" office:value-type="float" office:value="0.785642773265676">
            <text:p>0.7856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37035">
            <text:p>0.2370</text:p>
          </table:table-cell>
          <table:table-cell office:value-type="float" office:value="0.231251">
            <text:p>0.2313</text:p>
          </table:table-cell>
          <table:table-cell office:value-type="float" office:value="0.122401">
            <text:p>0.1224</text:p>
          </table:table-cell>
          <table:table-cell office:value-type="float" office:value="0.144986">
            <text:p>0.1450</text:p>
          </table:table-cell>
          <table:table-cell office:value-type="float" office:value="0.105121">
            <text:p>0.1051</text:p>
          </table:table-cell>
          <table:table-cell table:formula="of:=[.C190]/[.G190]" office:value-type="float" office:value="2.25487771235053">
            <text:p>2.2549</text:p>
          </table:table-cell>
          <table:table-cell table:formula="of:=[.D190]/[.G190]" office:value-type="float" office:value="2.19985540472408">
            <text:p>2.1999</text:p>
          </table:table-cell>
          <table:table-cell table:formula="of:=[.E190]/[.G190]" office:value-type="float" office:value="1.16438199788815">
            <text:p>1.1644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450698">
            <text:p>0.4507</text:p>
          </table:table-cell>
          <table:table-cell office:value-type="float" office:value="0.463196">
            <text:p>0.4632</text:p>
          </table:table-cell>
          <table:table-cell office:value-type="float" office:value="0.279912">
            <text:p>0.2799</text:p>
          </table:table-cell>
          <table:table-cell office:value-type="float" office:value="0.284004">
            <text:p>0.2840</text:p>
          </table:table-cell>
          <table:table-cell office:value-type="float" office:value="0.225596">
            <text:p>0.2256</text:p>
          </table:table-cell>
          <table:table-cell table:formula="of:=[.C191]/[.G191]" office:value-type="float" office:value="1.9978102448625">
            <text:p>1.9978</text:p>
          </table:table-cell>
          <table:table-cell table:formula="of:=[.D191]/[.G191]" office:value-type="float" office:value="2.05321016330077">
            <text:p>2.0532</text:p>
          </table:table-cell>
          <table:table-cell table:formula="of:=[.E191]/[.G191]" office:value-type="float" office:value="1.24076668026029">
            <text:p>1.2408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917635">
            <text:p>0.9176</text:p>
          </table:table-cell>
          <table:table-cell office:value-type="float" office:value="0.911922">
            <text:p>0.9119</text:p>
          </table:table-cell>
          <table:table-cell office:value-type="float" office:value="0.491566">
            <text:p>0.4916</text:p>
          </table:table-cell>
          <table:table-cell office:value-type="float" office:value="0.560659">
            <text:p>0.5607</text:p>
          </table:table-cell>
          <table:table-cell office:value-type="float" office:value="0.469023">
            <text:p>0.4690</text:p>
          </table:table-cell>
          <table:table-cell table:formula="of:=[.C192]/[.G192]" office:value-type="float" office:value="1.95648187828742">
            <text:p>1.9565</text:p>
          </table:table-cell>
          <table:table-cell table:formula="of:=[.D192]/[.G192]" office:value-type="float" office:value="1.94430123895843">
            <text:p>1.9443</text:p>
          </table:table-cell>
          <table:table-cell table:formula="of:=[.E192]/[.G192]" office:value-type="float" office:value="1.04806374101057">
            <text:p>1.048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38265">
            <text:p>0.0383</text:p>
          </table:table-cell>
          <table:table-cell office:value-type="float" office:value="0.0621049">
            <text:p>0.0621</text:p>
          </table:table-cell>
          <table:table-cell office:value-type="float" office:value="0.0442491">
            <text:p>0.0442</text:p>
          </table:table-cell>
          <table:table-cell office:value-type="float" office:value="0.0430461">
            <text:p>0.0430</text:p>
          </table:table-cell>
          <table:table-cell office:value-type="float" office:value="0.030755">
            <text:p>0.0308</text:p>
          </table:table-cell>
          <table:table-cell table:formula="of:=[.C193]/[.G193]" office:value-type="float" office:value="1.24418793692083">
            <text:p>1.2442</text:p>
          </table:table-cell>
          <table:table-cell table:formula="of:=[.D193]/[.G193]" office:value-type="float" office:value="2.01934319622826">
            <text:p>2.0193</text:p>
          </table:table-cell>
          <table:table-cell table:formula="of:=[.E193]/[.G193]" office:value-type="float" office:value="1.43876117704438">
            <text:p>1.438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713671">
            <text:p>0.0714</text:p>
          </table:table-cell>
          <table:table-cell office:value-type="float" office:value="0.135879">
            <text:p>0.1359</text:p>
          </table:table-cell>
          <table:table-cell office:value-type="float" office:value="0.0608299">
            <text:p>0.0608</text:p>
          </table:table-cell>
          <table:table-cell office:value-type="float" office:value="0.072239">
            <text:p>0.0722</text:p>
          </table:table-cell>
          <table:table-cell office:value-type="float" office:value="0.041822">
            <text:p>0.0418</text:p>
          </table:table-cell>
          <table:table-cell table:formula="of:=[.C194]/[.G194]" office:value-type="float" office:value="1.70644875902635">
            <text:p>1.7064</text:p>
          </table:table-cell>
          <table:table-cell table:formula="of:=[.D194]/[.G194]" office:value-type="float" office:value="3.24898378843671">
            <text:p>3.2490</text:p>
          </table:table-cell>
          <table:table-cell table:formula="of:=[.E194]/[.G194]" office:value-type="float" office:value="1.4544952417388">
            <text:p>1.4545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34492">
            <text:p>0.2345</text:p>
          </table:table-cell>
          <table:table-cell office:value-type="float" office:value="0.232744">
            <text:p>0.2327</text:p>
          </table:table-cell>
          <table:table-cell office:value-type="float" office:value="0.121718">
            <text:p>0.1217</text:p>
          </table:table-cell>
          <table:table-cell office:value-type="float" office:value="0.159784">
            <text:p>0.1598</text:p>
          </table:table-cell>
          <table:table-cell office:value-type="float" office:value="0.117768">
            <text:p>0.1178</text:p>
          </table:table-cell>
          <table:table-cell table:formula="of:=[.C195]/[.G195]" office:value-type="float" office:value="1.99113511310373">
            <text:p>1.9911</text:p>
          </table:table-cell>
          <table:table-cell table:formula="of:=[.D195]/[.G195]" office:value-type="float" office:value="1.97629237144216">
            <text:p>1.9763</text:p>
          </table:table-cell>
          <table:table-cell table:formula="of:=[.E195]/[.G195]" office:value-type="float" office:value="1.03354052034509">
            <text:p>1.0335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.452368">
            <text:p>0.4524</text:p>
          </table:table-cell>
          <table:table-cell office:value-type="float" office:value="0.465569">
            <text:p>0.4656</text:p>
          </table:table-cell>
          <table:table-cell office:value-type="float" office:value="0.272059">
            <text:p>0.2721</text:p>
          </table:table-cell>
          <table:table-cell office:value-type="float" office:value="0.270007">
            <text:p>0.2700</text:p>
          </table:table-cell>
          <table:table-cell office:value-type="float" office:value="0.17237">
            <text:p>0.1724</text:p>
          </table:table-cell>
          <table:table-cell table:formula="of:=[.C196]/[.G196]" office:value-type="float" office:value="2.62440099785345">
            <text:p>2.6244</text:p>
          </table:table-cell>
          <table:table-cell table:formula="of:=[.D196]/[.G196]" office:value-type="float" office:value="2.70098625050763">
            <text:p>2.7010</text:p>
          </table:table-cell>
          <table:table-cell table:formula="of:=[.E196]/[.G196]" office:value-type="float" office:value="1.57834309914718">
            <text:p>1.5783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.920011">
            <text:p>0.9200</text:p>
          </table:table-cell>
          <table:table-cell office:value-type="float" office:value="0.90921">
            <text:p>0.9092</text:p>
          </table:table-cell>
          <table:table-cell office:value-type="float" office:value="0.49226">
            <text:p>0.4923</text:p>
          </table:table-cell>
          <table:table-cell office:value-type="float" office:value="0.530114">
            <text:p>0.5301</text:p>
          </table:table-cell>
          <table:table-cell office:value-type="float" office:value="0.348717">
            <text:p>0.3487</text:p>
          </table:table-cell>
          <table:table-cell table:formula="of:=[.C197]/[.G197]" office:value-type="float" office:value="2.63827401589254">
            <text:p>2.6383</text:p>
          </table:table-cell>
          <table:table-cell table:formula="of:=[.D197]/[.G197]" office:value-type="float" office:value="2.60730047574394">
            <text:p>2.6073</text:p>
          </table:table-cell>
          <table:table-cell table:formula="of:=[.E197]/[.G197]" office:value-type="float" office:value="1.41163178164529">
            <text:p>1.4116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344921">
            <text:p>0.0345</text:p>
          </table:table-cell>
          <table:table-cell office:value-type="float" office:value="0.062929">
            <text:p>0.0629</text:p>
          </table:table-cell>
          <table:table-cell office:value-type="float" office:value="0.0347201">
            <text:p>0.0347</text:p>
          </table:table-cell>
          <table:table-cell office:value-type="float" office:value="0.042208">
            <text:p>0.0422</text:p>
          </table:table-cell>
          <table:table-cell office:value-type="float" office:value="0.0320799">
            <text:p>0.0321</text:p>
          </table:table-cell>
          <table:table-cell table:formula="of:=[.C198]/[.G198]" office:value-type="float" office:value="1.07519350122662">
            <text:p>1.0752</text:p>
          </table:table-cell>
          <table:table-cell table:formula="of:=[.D198]/[.G198]" office:value-type="float" office:value="1.9616332968619">
            <text:p>1.9616</text:p>
          </table:table-cell>
          <table:table-cell table:formula="of:=[.E198]/[.G198]" office:value-type="float" office:value="1.08230075530161">
            <text:p>1.0823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654099">
            <text:p>0.0654</text:p>
          </table:table-cell>
          <table:table-cell office:value-type="float" office:value="0.131862">
            <text:p>0.1319</text:p>
          </table:table-cell>
          <table:table-cell office:value-type="float" office:value="0.0654701">
            <text:p>0.0655</text:p>
          </table:table-cell>
          <table:table-cell office:value-type="float" office:value="0.0725819">
            <text:p>0.0726</text:p>
          </table:table-cell>
          <table:table-cell office:value-type="float" office:value="0.047429">
            <text:p>0.0474</text:p>
          </table:table-cell>
          <table:table-cell table:formula="of:=[.C199]/[.G199]" office:value-type="float" office:value="1.37911193573552">
            <text:p>1.3791</text:p>
          </table:table-cell>
          <table:table-cell table:formula="of:=[.D199]/[.G199]" office:value-type="float" office:value="2.78019776929727">
            <text:p>2.7802</text:p>
          </table:table-cell>
          <table:table-cell table:formula="of:=[.E199]/[.G199]" office:value-type="float" office:value="1.38038120137469">
            <text:p>1.380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0.230059">
            <text:p>0.2301</text:p>
          </table:table-cell>
          <table:table-cell office:value-type="float" office:value="0.232718">
            <text:p>0.2327</text:p>
          </table:table-cell>
          <table:table-cell office:value-type="float" office:value="0.181374">
            <text:p>0.1814</text:p>
          </table:table-cell>
          <table:table-cell office:value-type="float" office:value="0.134392">
            <text:p>0.1344</text:p>
          </table:table-cell>
          <table:table-cell office:value-type="float" office:value="0.077005">
            <text:p>0.0770</text:p>
          </table:table-cell>
          <table:table-cell table:formula="of:=[.C200]/[.G200]" office:value-type="float" office:value="2.98758522173885">
            <text:p>2.9876</text:p>
          </table:table-cell>
          <table:table-cell table:formula="of:=[.D200]/[.G200]" office:value-type="float" office:value="3.02211544704889">
            <text:p>3.0221</text:p>
          </table:table-cell>
          <table:table-cell table:formula="of:=[.E200]/[.G200]" office:value-type="float" office:value="2.35535354847088">
            <text:p>2.3554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.45448">
            <text:p>0.4545</text:p>
          </table:table-cell>
          <table:table-cell office:value-type="float" office:value="0.465518">
            <text:p>0.4655</text:p>
          </table:table-cell>
          <table:table-cell office:value-type="float" office:value="0.248106">
            <text:p>0.2481</text:p>
          </table:table-cell>
          <table:table-cell office:value-type="float" office:value="0.299557">
            <text:p>0.2996</text:p>
          </table:table-cell>
          <table:table-cell office:value-type="float" office:value="0.146228">
            <text:p>0.1462</text:p>
          </table:table-cell>
          <table:table-cell table:formula="of:=[.C201]/[.G201]" office:value-type="float" office:value="3.10802308723364">
            <text:p>3.1080</text:p>
          </table:table-cell>
          <table:table-cell table:formula="of:=[.D201]/[.G201]" office:value-type="float" office:value="3.18350794649452">
            <text:p>3.1835</text:p>
          </table:table-cell>
          <table:table-cell table:formula="of:=[.E201]/[.G201]" office:value-type="float" office:value="1.6967065131165">
            <text:p>1.6967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.933507">
            <text:p>0.9335</text:p>
          </table:table-cell>
          <table:table-cell office:value-type="float" office:value="0.902287">
            <text:p>0.9023</text:p>
          </table:table-cell>
          <table:table-cell office:value-type="float" office:value="0.502231">
            <text:p>0.5022</text:p>
          </table:table-cell>
          <table:table-cell office:value-type="float" office:value="0.516437">
            <text:p>0.5164</text:p>
          </table:table-cell>
          <table:table-cell office:value-type="float" office:value="0.295903">
            <text:p>0.2959</text:p>
          </table:table-cell>
          <table:table-cell table:formula="of:=[.C202]/[.G202]" office:value-type="float" office:value="3.15477369273039">
            <text:p>3.1548</text:p>
          </table:table-cell>
          <table:table-cell table:formula="of:=[.D202]/[.G202]" office:value-type="float" office:value="3.04926614464875">
            <text:p>3.0493</text:p>
          </table:table-cell>
          <table:table-cell table:formula="of:=[.E202]/[.G202]" office:value-type="float" office:value="1.69728255543202">
            <text:p>1.6973</text:p>
          </table:table-cell>
          <table:table-cell table:number-columns-repeated="101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1T21:30:47</dc:date>
    <dc:creator>Agustin </dc:creator>
    <meta:generator>LibreOffice/3.5$Linux_x86 LibreOffice_project/350m1$Build-2</meta:generator>
    <meta:editing-duration>PT54M20S</meta:editing-duration>
    <meta:editing-cycles>14</meta:editing-cycles>
    <meta:document-statistic meta:table-count="1" meta:cell-count="125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5317153930664pt" style:font-size-asian="12.5317153930664pt" style:font-size-complex="12.53171539306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9.63978099822998pt" style:font-size-asian="9.63978099822998pt" style:font-size-complex="9.6397809982299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6" style:family="chart">
      <style:chart-properties chart:scale-text="true" style:rotation-angle="0"/>
      <style:text-properties fo:font-size="8.67580318450928pt" style:font-size-asian="8.67580318450928pt" style:font-size-complex="8.67580318450928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scale-text="true"/>
      <style:text-properties fo:font-size="8.67580318450928pt" style:font-size-asian="8.67580318450928pt" style:font-size-complex="8.67580318450928pt"/>
    </style:style>
    <style:style style:name="ch9" style:family="chart" style:data-style-name="N1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10" style:family="chart">
      <style:chart-properties chart:auto-position="true" chart:scale-text="true" style:rotation-angle="90"/>
      <style:text-properties fo:font-size="8.67580318450928pt" style:font-size-asian="8.67580318450928pt" style:font-size-complex="8.67580318450928pt"/>
    </style:style>
    <style:style style:name="ch11" style:family="chart">
      <style:graphic-properties svg:stroke-color="#b3b3b3"/>
    </style:style>
    <style:style style:name="ch12" style:family="chart" style:data-style-name="N1">
      <style:chart-properties chart:scale-text="true"/>
      <style:graphic-properties draw:stroke="none" draw:fill-color="#5c8526" dr3d:edge-rounding="5%"/>
      <style:text-properties fo:font-size="9.63978099822998pt" style:font-size-asian="9.63978099822998pt" style:font-size-complex="9.63978099822998pt"/>
    </style:style>
    <style:style style:name="ch13" style:family="chart" style:data-style-name="N1">
      <style:chart-properties chart:scale-text="true"/>
      <style:graphic-properties draw:stroke="none" draw:fill-color="#ffb515"/>
      <style:text-properties fo:font-size="9.63978099822998pt" style:font-size-asian="9.63978099822998pt" style:font-size-complex="9.63978099822998pt"/>
    </style:style>
    <style:style style:name="ch14" style:family="chart" style:data-style-name="N1">
      <style:chart-properties chart:scale-text="true"/>
      <style:graphic-properties draw:stroke="none" draw:fill-color="#94006b"/>
      <style:text-properties fo:font-size="9.63978099822998pt" style:font-size-asian="9.63978099822998pt" style:font-size-complex="9.63978099822998pt"/>
    </style:style>
    <style:style style:name="ch15" style:family="chart" style:data-style-name="N1">
      <style:chart-properties chart:scale-text="true"/>
      <style:graphic-properties draw:stroke="none" draw:fill-color="#83caff"/>
      <style:text-properties fo:font-size="9.63978099822998pt" style:font-size-asian="9.63978099822998pt" style:font-size-complex="9.63978099822998pt"/>
    </style:style>
    <style:style style:name="ch16" style:family="chart" style:data-style-name="N1">
      <style:chart-properties chart:scale-text="true"/>
      <style:graphic-properties draw:stroke="none" draw:fill-color="#0047ff"/>
      <style:text-properties fo:font-size="9.63978099822998pt" style:font-size-asian="9.63978099822998pt" style:font-size-complex="9.63978099822998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9.027cm" svg:height="12.158cm" xlink:href=".." xlink:type="simple" chart:class="chart:bar" chart:style-name="ch1">
        <chart:title svg:x="6.35cm" svg:y="0.379cm" chart:style-name="ch2">
          <text:p>New Allocator - no optimization</text:p>
        </chart:title>
        <chart:legend chart:legend-position="bottom" svg:x="3.518cm" svg:y="11.28cm" style:legend-expansion="wide" chart:style-name="ch3"/>
        <chart:plot-area chart:style-name="ch4" table:cell-range-address="Sheet1.A2:Sheet1.G22" chart:data-source-has-labels="both" svg:x="1.33cm" svg:y="1.152cm" svg:width="16.932cm" svg:height="9.952cm">
          <chartooo:coordinate-region svg:x="1.951cm" svg:y="1.351cm" svg:width="16.311cm" svg:height="8.708cm"/>
          <chart:axis chart:dimension="x" chart:name="primary-x" chart:style-name="ch5" chartooo:axis-type="auto">
            <chartooo:date-scale/>
            <chart:title svg:x="0.939cm" svg:y="10.697cm" chart:style-name="ch6">
              <text:p>N</text:p>
            </chart:title>
            <chart:categories table:cell-range-address="Sheet1.A3:Sheet1.B22"/>
          </chart:axis>
          <chart:axis chart:dimension="x" chart:name="secondary-x" chart:style-name="ch7">
            <chart:title svg:x="0.162cm" svg:y="10.235cm" chart:style-name="ch8">
              <text:p>Chunk Size</text:p>
            </chart:title>
          </chart:axis>
          <chart:axis chart:dimension="y" chart:name="primary-y" chart:style-name="ch9">
            <chart:title svg:x="0.396cm" svg:y="6.765cm" chart:style-name="ch10">
              <text:p>Time (s)</text:p>
            </chart:title>
            <chart:grid chart:style-name="ch11" chart:class="major"/>
          </chart:axis>
          <chart:series chart:style-name="ch12" chart:values-cell-range-address="Sheet1.C3:Sheet1.C22" chart:label-cell-address="Sheet1.C2:Sheet1.C2" chart:class="chart:bar">
            <chart:data-point chart:repeated="20"/>
          </chart:series>
          <chart:series chart:style-name="ch13" chart:values-cell-range-address="Sheet1.D3:Sheet1.D22" chart:label-cell-address="Sheet1.D2:Sheet1.D2" chart:class="chart:bar">
            <chart:data-point chart:repeated="20"/>
          </chart:series>
          <chart:series chart:style-name="ch14" chart:values-cell-range-address="Sheet1.E3:Sheet1.E22" chart:label-cell-address="Sheet1.E2:Sheet1.E2" chart:class="chart:bar">
            <chart:data-point chart:repeated="20"/>
          </chart:series>
          <chart:series chart:style-name="ch15" chart:values-cell-range-address="Sheet1.F3:Sheet1.F22" chart:label-cell-address="Sheet1.F2:Sheet1.F2" chart:class="chart:bar">
            <chart:data-point chart:repeated="20"/>
          </chart:series>
          <chart:series chart:style-name="ch16" chart:values-cell-range-address="Sheet1.G3:Sheet1.G22" chart:label-cell-address="Sheet1.G2:Sheet1.G2" chart:class="chart:bar">
            <chart:data-point chart:repeated="20"/>
          </chart:series>
          <chart:wall chart:style-name="ch17"/>
          <chart:floor chart:style-name="ch18"/>
        </chart:plot-area>
        <draw:line draw:style-name="gr1" draw:text-style-name="P1" svg:x1="0.099cm" svg:y1="10.671cm" svg:x2="18.278cm" svg:y2="10.67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list</text:p>
                <draw:g>
                  <svg:desc>Sheet1.C2:Sheet1.C2</svg:desc>
                </draw:g>
              </table:table-cell>
              <table:table-cell office:value-type="string">
                <text:p>nasty_list</text:p>
                <draw:g>
                  <svg:desc>Sheet1.D2:Sheet1.D2</svg:desc>
                </draw:g>
              </table:table-cell>
              <table:table-cell office:value-type="string">
                <text:p>std::vector</text:p>
                <draw:g>
                  <svg:desc>Sheet1.E2:Sheet1.E2</svg:desc>
                </draw:g>
              </table:table-cell>
              <table:table-cell office:value-type="string">
                <text:p>chunk_list:iterator</text:p>
                <draw:g>
                  <svg:desc>Sheet1.F2:Sheet1.F2</svg:desc>
                </draw:g>
              </table:table-cell>
              <table:table-cell office:value-type="string">
                <text:p>chunk_list:functor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3:Sheet1.B22</svg:desc>
                </draw:g>
              </table:table-cell>
              <table:table-cell office:value-type="float" office:value="0.699603">
                <text:p>0.699603</text:p>
                <draw:g>
                  <svg:desc>Sheet1.C3:Sheet1.C22</svg:desc>
                </draw:g>
              </table:table-cell>
              <table:table-cell office:value-type="float" office:value="0.692574">
                <text:p>0.692574</text:p>
                <draw:g>
                  <svg:desc>Sheet1.D3:Sheet1.D22</svg:desc>
                </draw:g>
              </table:table-cell>
              <table:table-cell office:value-type="float" office:value="0.405303">
                <text:p>0.405303</text:p>
                <draw:g>
                  <svg:desc>Sheet1.E3:Sheet1.E22</svg:desc>
                </draw:g>
              </table:table-cell>
              <table:table-cell office:value-type="float" office:value="1.29434">
                <text:p>1.29434</text:p>
                <draw:g>
                  <svg:desc>Sheet1.F3:Sheet1.F22</svg:desc>
                </draw:g>
              </table:table-cell>
              <table:table-cell office:value-type="float" office:value="1.36194">
                <text:p>1.36194</text:p>
                <draw:g>
                  <svg:desc>Sheet1.G3:Sheet1.G22</svg:desc>
                </draw:g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5794">
                <text:p>1.05794</text:p>
              </table:table-cell>
              <table:table-cell office:value-type="float" office:value="1.0763">
                <text:p>1.0763</text:p>
              </table:table-cell>
              <table:table-cell office:value-type="float" office:value="0.722885">
                <text:p>0.722885</text:p>
              </table:table-cell>
              <table:table-cell office:value-type="float" office:value="2.27677">
                <text:p>2.27677</text:p>
              </table:table-cell>
              <table:table-cell office:value-type="float" office:value="2.33765">
                <text:p>2.33765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6455">
                <text:p>1.86455</text:p>
              </table:table-cell>
              <table:table-cell office:value-type="float" office:value="1.88811">
                <text:p>1.88811</text:p>
              </table:table-cell>
              <table:table-cell office:value-type="float" office:value="1.34975">
                <text:p>1.34975</text:p>
              </table:table-cell>
              <table:table-cell office:value-type="float" office:value="4.05339">
                <text:p>4.05339</text:p>
              </table:table-cell>
              <table:table-cell office:value-type="float" office:value="4.25964">
                <text:p>4.25964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29192">
                <text:p>3.29192</text:p>
              </table:table-cell>
              <table:table-cell office:value-type="float" office:value="3.38766">
                <text:p>3.38766</text:p>
              </table:table-cell>
              <table:table-cell office:value-type="float" office:value="2.61153">
                <text:p>2.61153</text:p>
              </table:table-cell>
              <table:table-cell office:value-type="float" office:value="6.94899">
                <text:p>6.94899</text:p>
              </table:table-cell>
              <table:table-cell office:value-type="float" office:value="8.28212">
                <text:p>8.28212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47479">
                <text:p>6.47479</text:p>
              </table:table-cell>
              <table:table-cell office:value-type="float" office:value="6.64179">
                <text:p>6.64179</text:p>
              </table:table-cell>
              <table:table-cell office:value-type="float" office:value="5.21808">
                <text:p>5.21808</text:p>
              </table:table-cell>
              <table:table-cell office:value-type="float" office:value="13.1619">
                <text:p>13.1619</text:p>
              </table:table-cell>
              <table:table-cell office:value-type="float" office:value="16.1692">
                <text:p>16.1692</text:p>
              </table:table-cell>
            </table:table-row>
            <table:table-row>
              <table:table-cell office:value-type="float" office:value="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13191">
                <text:p>0.713191</text:p>
              </table:table-cell>
              <table:table-cell office:value-type="float" office:value="0.715092">
                <text:p>0.715092</text:p>
              </table:table-cell>
              <table:table-cell office:value-type="float" office:value="0.403982">
                <text:p>0.403982</text:p>
              </table:table-cell>
              <table:table-cell office:value-type="float" office:value="1.16742">
                <text:p>1.16742</text:p>
              </table:table-cell>
              <table:table-cell office:value-type="float" office:value="1.01524">
                <text:p>1.01524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6076">
                <text:p>1.06076</text:p>
              </table:table-cell>
              <table:table-cell office:value-type="float" office:value="1.06826">
                <text:p>1.06826</text:p>
              </table:table-cell>
              <table:table-cell office:value-type="float" office:value="0.718966">
                <text:p>0.718966</text:p>
              </table:table-cell>
              <table:table-cell office:value-type="float" office:value="1.94071">
                <text:p>1.94071</text:p>
              </table:table-cell>
              <table:table-cell office:value-type="float" office:value="1.6027">
                <text:p>1.6027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5513">
                <text:p>1.85513</text:p>
              </table:table-cell>
              <table:table-cell office:value-type="float" office:value="1.87615">
                <text:p>1.87615</text:p>
              </table:table-cell>
              <table:table-cell office:value-type="float" office:value="1.34746">
                <text:p>1.34746</text:p>
              </table:table-cell>
              <table:table-cell office:value-type="float" office:value="3.45564">
                <text:p>3.45564</text:p>
              </table:table-cell>
              <table:table-cell office:value-type="float" office:value="2.88679">
                <text:p>2.88679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38164">
                <text:p>3.38164</text:p>
              </table:table-cell>
              <table:table-cell office:value-type="float" office:value="3.46281">
                <text:p>3.46281</text:p>
              </table:table-cell>
              <table:table-cell office:value-type="float" office:value="2.61992">
                <text:p>2.61992</text:p>
              </table:table-cell>
              <table:table-cell office:value-type="float" office:value="6.50692">
                <text:p>6.50692</text:p>
              </table:table-cell>
              <table:table-cell office:value-type="float" office:value="5.38479">
                <text:p>5.38479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28081">
                <text:p>6.28081</text:p>
              </table:table-cell>
              <table:table-cell office:value-type="float" office:value="6.55945">
                <text:p>6.55945</text:p>
              </table:table-cell>
              <table:table-cell office:value-type="float" office:value="5.27212">
                <text:p>5.27212</text:p>
              </table:table-cell>
              <table:table-cell office:value-type="float" office:value="12.7015">
                <text:p>12.7015</text:p>
              </table:table-cell>
              <table:table-cell office:value-type="float" office:value="10.3536">
                <text:p>10.3536</text:p>
              </table:table-cell>
            </table:table-row>
            <table:table-row>
              <table:table-cell office:value-type="float" office:value="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3059">
                <text:p>0.73059</text:p>
              </table:table-cell>
              <table:table-cell office:value-type="float" office:value="0.706437">
                <text:p>0.706437</text:p>
              </table:table-cell>
              <table:table-cell office:value-type="float" office:value="0.409274">
                <text:p>0.409274</text:p>
              </table:table-cell>
              <table:table-cell office:value-type="float" office:value="1.19333">
                <text:p>1.19333</text:p>
              </table:table-cell>
              <table:table-cell office:value-type="float" office:value="1.03088">
                <text:p>1.03088</text:p>
              </table:table-cell>
            </table:table-row>
            <table:table-row>
              <table:table-cell office:value-type="float" office:value="8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7621">
                <text:p>1.07621</text:p>
              </table:table-cell>
              <table:table-cell office:value-type="float" office:value="1.08547">
                <text:p>1.08547</text:p>
              </table:table-cell>
              <table:table-cell office:value-type="float" office:value="0.719704">
                <text:p>0.719704</text:p>
              </table:table-cell>
              <table:table-cell office:value-type="float" office:value="1.91064">
                <text:p>1.91064</text:p>
              </table:table-cell>
              <table:table-cell office:value-type="float" office:value="1.42131">
                <text:p>1.42131</text:p>
              </table:table-cell>
            </table:table-row>
            <table:table-row>
              <table:table-cell office:value-type="float" office:value="16">
                <text:p>2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3871">
                <text:p>1.83871</text:p>
              </table:table-cell>
              <table:table-cell office:value-type="float" office:value="1.88789">
                <text:p>1.88789</text:p>
              </table:table-cell>
              <table:table-cell office:value-type="float" office:value="1.35444">
                <text:p>1.35444</text:p>
              </table:table-cell>
              <table:table-cell office:value-type="float" office:value="3.43252">
                <text:p>3.43252</text:p>
              </table:table-cell>
              <table:table-cell office:value-type="float" office:value="2.68944">
                <text:p>2.68944</text:p>
              </table:table-cell>
            </table:table-row>
            <table:table-row>
              <table:table-cell office:value-type="float" office:value="32">
                <text:p>3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36354">
                <text:p>3.36354</text:p>
              </table:table-cell>
              <table:table-cell office:value-type="float" office:value="3.43488">
                <text:p>3.43488</text:p>
              </table:table-cell>
              <table:table-cell office:value-type="float" office:value="2.62201">
                <text:p>2.62201</text:p>
              </table:table-cell>
              <table:table-cell office:value-type="float" office:value="6.4404">
                <text:p>6.4404</text:p>
              </table:table-cell>
              <table:table-cell office:value-type="float" office:value="4.85404">
                <text:p>4.85404</text:p>
              </table:table-cell>
            </table:table-row>
            <table:table-row>
              <table:table-cell office:value-type="float" office:value="6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56866">
                <text:p>6.56866</text:p>
              </table:table-cell>
              <table:table-cell office:value-type="float" office:value="6.69093">
                <text:p>6.69093</text:p>
              </table:table-cell>
              <table:table-cell office:value-type="float" office:value="5.22501">
                <text:p>5.22501</text:p>
              </table:table-cell>
              <table:table-cell office:value-type="float" office:value="12.5835">
                <text:p>12.5835</text:p>
              </table:table-cell>
              <table:table-cell office:value-type="float" office:value="9.42262">
                <text:p>9.42262</text:p>
              </table:table-cell>
            </table:table-row>
            <table:table-row>
              <table:table-cell office:value-type="float" office:value="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22016">
                <text:p>0.722016</text:p>
              </table:table-cell>
              <table:table-cell office:value-type="float" office:value="0.719002">
                <text:p>0.719002</text:p>
              </table:table-cell>
              <table:table-cell office:value-type="float" office:value="0.408124">
                <text:p>0.408124</text:p>
              </table:table-cell>
              <table:table-cell office:value-type="float" office:value="1.19482">
                <text:p>1.19482</text:p>
              </table:table-cell>
              <table:table-cell office:value-type="float" office:value="1.03087">
                <text:p>1.03087</text:p>
              </table:table-cell>
            </table:table-row>
            <table:table-row>
              <table:table-cell office:value-type="float" office:value="8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7907">
                <text:p>1.07907</text:p>
              </table:table-cell>
              <table:table-cell office:value-type="float" office:value="1.12268">
                <text:p>1.12268</text:p>
              </table:table-cell>
              <table:table-cell office:value-type="float" office:value="0.722209">
                <text:p>0.722209</text:p>
              </table:table-cell>
              <table:table-cell office:value-type="float" office:value="1.92385">
                <text:p>1.92385</text:p>
              </table:table-cell>
              <table:table-cell office:value-type="float" office:value="1.34793">
                <text:p>1.34793</text:p>
              </table:table-cell>
            </table:table-row>
            <table:table-row>
              <table:table-cell office:value-type="float" office:value="16">
                <text:p>2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1729">
                <text:p>1.81729</text:p>
              </table:table-cell>
              <table:table-cell office:value-type="float" office:value="1.87957">
                <text:p>1.87957</text:p>
              </table:table-cell>
              <table:table-cell office:value-type="float" office:value="1.34195">
                <text:p>1.34195</text:p>
              </table:table-cell>
              <table:table-cell office:value-type="float" office:value="3.42402">
                <text:p>3.42402</text:p>
              </table:table-cell>
              <table:table-cell office:value-type="float" office:value="2.51855">
                <text:p>2.51855</text:p>
              </table:table-cell>
            </table:table-row>
            <table:table-row>
              <table:table-cell office:value-type="float" office:value="32">
                <text:p>3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34471">
                <text:p>3.34471</text:p>
              </table:table-cell>
              <table:table-cell office:value-type="float" office:value="3.48102">
                <text:p>3.48102</text:p>
              </table:table-cell>
              <table:table-cell office:value-type="float" office:value="2.62239">
                <text:p>2.62239</text:p>
              </table:table-cell>
              <table:table-cell office:value-type="float" office:value="6.41075">
                <text:p>6.41075</text:p>
              </table:table-cell>
              <table:table-cell office:value-type="float" office:value="4.69294">
                <text:p>4.69294</text:p>
              </table:table-cell>
            </table:table-row>
            <table:table-row>
              <table:table-cell office:value-type="float" office:value="6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48361">
                <text:p>6.48361</text:p>
              </table:table-cell>
              <table:table-cell office:value-type="float" office:value="6.66302">
                <text:p>6.66302</text:p>
              </table:table-cell>
              <table:table-cell office:value-type="float" office:value="5.22143">
                <text:p>5.22143</text:p>
              </table:table-cell>
              <table:table-cell office:value-type="float" office:value="12.5815">
                <text:p>12.5815</text:p>
              </table:table-cell>
              <table:table-cell office:value-type="float" office:value="8.91299">
                <text:p>8.91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5317153930664pt" style:font-size-asian="12.5317153930664pt" style:font-size-complex="12.53171539306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9.63978099822998pt" style:font-size-asian="9.63978099822998pt" style:font-size-complex="9.6397809982299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6" style:family="chart">
      <style:chart-properties chart:scale-text="true" style:rotation-angle="0"/>
      <style:text-properties fo:font-size="8.67580318450928pt" style:font-size-asian="8.67580318450928pt" style:font-size-complex="8.67580318450928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scale-text="true"/>
      <style:text-properties fo:font-size="8.67580318450928pt" style:font-size-asian="8.67580318450928pt" style:font-size-complex="8.67580318450928pt"/>
    </style:style>
    <style:style style:name="ch9" style:family="chart" style:data-style-name="N2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10" style:family="chart">
      <style:chart-properties chart:auto-position="true" chart:scale-text="true" style:rotation-angle="90"/>
      <style:text-properties fo:font-size="8.67580318450928pt" style:font-size-asian="8.67580318450928pt" style:font-size-complex="8.67580318450928pt"/>
    </style:style>
    <style:style style:name="ch11" style:family="chart">
      <style:graphic-properties svg:stroke-color="#b3b3b3"/>
    </style:style>
    <style:style style:name="ch12" style:family="chart" style:data-style-name="N2">
      <style:graphic-properties draw:stroke="none" draw:fill-color="#5c8526" dr3d:edge-rounding="5%"/>
      <style:text-properties fo:font-size="9.63978099822998pt" style:font-size-asian="9.63978099822998pt" style:font-size-complex="9.63978099822998pt"/>
    </style:style>
    <style:style style:name="ch13" style:family="chart" style:data-style-name="N2">
      <style:graphic-properties draw:stroke="none" draw:fill-color="#ffb515" dr3d:edge-rounding="5%"/>
      <style:text-properties fo:font-size="9.63978099822998pt" style:font-size-asian="9.63978099822998pt" style:font-size-complex="9.63978099822998pt"/>
    </style:style>
    <style:style style:name="ch14" style:family="chart" style:data-style-name="N2">
      <style:graphic-properties draw:stroke="none" draw:fill-color="#94006b" dr3d:edge-rounding="5%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0047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9.027cm" svg:height="12.158cm" xlink:href=".." xlink:type="simple" chart:class="chart:bar" chart:style-name="ch1">
        <chart:title svg:x="6.271cm" svg:y="0.379cm" chart:style-name="ch2">
          <text:p>New Allocator - O3 no vectorize</text:p>
        </chart:title>
        <chart:legend chart:legend-position="bottom" svg:x="3.518cm" svg:y="11.28cm" style:legend-expansion="wide" chart:style-name="ch3"/>
        <chart:plot-area chart:style-name="ch4" table:cell-range-address="Sheet1.A38:Sheet1.A38 Sheet1.A39:Sheet1.G58 Sheet1.C38:Sheet1.G38" chart:data-source-has-labels="both" svg:x="1.039cm" svg:y="1.151cm" svg:width="17.223cm" svg:height="9.953cm">
          <chartooo:coordinate-region svg:x="1.951cm" svg:y="1.351cm" svg:width="16.311cm" svg:height="8.708cm"/>
          <chart:axis chart:dimension="x" chart:name="primary-x" chart:style-name="ch5" chartooo:axis-type="auto">
            <chartooo:date-scale/>
            <chart:title svg:x="0.939cm" svg:y="10.697cm" chart:style-name="ch6">
              <text:p>N</text:p>
            </chart:title>
            <chart:categories table:cell-range-address="Sheet1.A39:Sheet1.B58"/>
          </chart:axis>
          <chart:axis chart:dimension="x" chart:name="secondary-x" chart:style-name="ch7">
            <chart:title svg:x="0.162cm" svg:y="10.235cm" chart:style-name="ch8">
              <text:p>Chunk Size</text:p>
            </chart:title>
          </chart:axis>
          <chart:axis chart:dimension="y" chart:name="primary-y" chart:style-name="ch9">
            <chart:title svg:x="0.105cm" svg:y="6.764cm" chart:style-name="ch10">
              <text:p>Time (s)</text:p>
            </chart:title>
            <chart:grid chart:style-name="ch11" chart:class="major"/>
          </chart:axis>
          <chart:series chart:style-name="ch12" chart:values-cell-range-address="Sheet1.C39:Sheet1.C58" chart:label-cell-address="Sheet1.C38:Sheet1.C38" chart:class="chart:bar">
            <chart:data-point chart:repeated="20"/>
          </chart:series>
          <chart:series chart:style-name="ch13" chart:values-cell-range-address="Sheet1.D39:Sheet1.D58" chart:label-cell-address="Sheet1.D38:Sheet1.D38" chart:class="chart:bar">
            <chart:data-point chart:repeated="20"/>
          </chart:series>
          <chart:series chart:style-name="ch14" chart:values-cell-range-address="Sheet1.E39:Sheet1.E58" chart:label-cell-address="Sheet1.E38:Sheet1.E38" chart:class="chart:bar">
            <chart:data-point chart:repeated="20"/>
          </chart:series>
          <chart:series chart:style-name="ch15" chart:values-cell-range-address="Sheet1.F39:Sheet1.F58" chart:label-cell-address="Sheet1.F38:Sheet1.F38" chart:class="chart:bar">
            <chart:data-point chart:repeated="20"/>
          </chart:series>
          <chart:series chart:style-name="ch16" chart:values-cell-range-address="Sheet1.G39:Sheet1.G58" chart:label-cell-address="Sheet1.G38:Sheet1.G38" chart:class="chart:bar">
            <chart:data-point chart:repeated="20"/>
          </chart:series>
          <chart:wall chart:style-name="ch17"/>
          <chart:floor chart:style-name="ch18"/>
        </chart:plot-area>
        <draw:line draw:style-name="gr1" draw:text-style-name="P1" svg:x1="0.099cm" svg:y1="10.671cm" svg:x2="18.278cm" svg:y2="10.67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list</text:p>
                <draw:g>
                  <svg:desc>Sheet1.C38:Sheet1.C38</svg:desc>
                </draw:g>
              </table:table-cell>
              <table:table-cell office:value-type="string">
                <text:p>nasty_list</text:p>
                <draw:g>
                  <svg:desc>Sheet1.D38:Sheet1.D38</svg:desc>
                </draw:g>
              </table:table-cell>
              <table:table-cell office:value-type="string">
                <text:p>std::vector</text:p>
                <draw:g>
                  <svg:desc>Sheet1.E38:Sheet1.E38</svg:desc>
                </draw:g>
              </table:table-cell>
              <table:table-cell office:value-type="string">
                <text:p>chunk_list:iterator</text:p>
                <draw:g>
                  <svg:desc>Sheet1.F38:Sheet1.F38</svg:desc>
                </draw:g>
              </table:table-cell>
              <table:table-cell office:value-type="string">
                <text:p>chunk_list:functor</text:p>
                <draw:g>
                  <svg:desc>Sheet1.G38:Sheet1.G38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39:Sheet1.B58</svg:desc>
                </draw:g>
              </table:table-cell>
              <table:table-cell office:value-type="float" office:value="0.045756">
                <text:p>0.045756</text:p>
                <draw:g>
                  <svg:desc>Sheet1.C39:Sheet1.C58</svg:desc>
                </draw:g>
              </table:table-cell>
              <table:table-cell office:value-type="float" office:value="0.0461681">
                <text:p>0.0461681</text:p>
                <draw:g>
                  <svg:desc>Sheet1.D39:Sheet1.D58</svg:desc>
                </draw:g>
              </table:table-cell>
              <table:table-cell office:value-type="float" office:value="0.034811">
                <text:p>0.034811</text:p>
                <draw:g>
                  <svg:desc>Sheet1.E39:Sheet1.E58</svg:desc>
                </draw:g>
              </table:table-cell>
              <table:table-cell office:value-type="float" office:value="0.0538969">
                <text:p>0.0538969</text:p>
                <draw:g>
                  <svg:desc>Sheet1.F39:Sheet1.F58</svg:desc>
                </draw:g>
              </table:table-cell>
              <table:table-cell office:value-type="float" office:value="0.0469131">
                <text:p>0.0469131</text:p>
                <draw:g>
                  <svg:desc>Sheet1.G39:Sheet1.G58</svg:desc>
                </draw:g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25237">
                <text:p>0.125237</text:p>
              </table:table-cell>
              <table:table-cell office:value-type="float" office:value="0.090968">
                <text:p>0.090968</text:p>
              </table:table-cell>
              <table:table-cell office:value-type="float" office:value="0.064561">
                <text:p>0.064561</text:p>
              </table:table-cell>
              <table:table-cell office:value-type="float" office:value="0.156196">
                <text:p>0.156196</text:p>
              </table:table-cell>
              <table:table-cell office:value-type="float" office:value="0.116458">
                <text:p>0.116458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0338">
                <text:p>0.250338</text:p>
              </table:table-cell>
              <table:table-cell office:value-type="float" office:value="0.266697">
                <text:p>0.266697</text:p>
              </table:table-cell>
              <table:table-cell office:value-type="float" office:value="0.169699">
                <text:p>0.169699</text:p>
              </table:table-cell>
              <table:table-cell office:value-type="float" office:value="0.334204">
                <text:p>0.334204</text:p>
              </table:table-cell>
              <table:table-cell office:value-type="float" office:value="0.296588">
                <text:p>0.296588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64258">
                <text:p>0.464258</text:p>
              </table:table-cell>
              <table:table-cell office:value-type="float" office:value="0.527565">
                <text:p>0.527565</text:p>
              </table:table-cell>
              <table:table-cell office:value-type="float" office:value="0.248848">
                <text:p>0.248848</text:p>
              </table:table-cell>
              <table:table-cell office:value-type="float" office:value="0.635689">
                <text:p>0.635689</text:p>
              </table:table-cell>
              <table:table-cell office:value-type="float" office:value="0.592657">
                <text:p>0.592657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03532">
                <text:p>0.903532</text:p>
              </table:table-cell>
              <table:table-cell office:value-type="float" office:value="1.01915">
                <text:p>1.01915</text:p>
              </table:table-cell>
              <table:table-cell office:value-type="float" office:value="0.49515">
                <text:p>0.49515</text:p>
              </table:table-cell>
              <table:table-cell office:value-type="float" office:value="1.25303">
                <text:p>1.25303</text:p>
              </table:table-cell>
              <table:table-cell office:value-type="float" office:value="1.16136">
                <text:p>1.16136</text:p>
              </table:table-cell>
            </table:table-row>
            <table:table-row>
              <table:table-cell office:value-type="float" office:value="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3439">
                <text:p>0.0343439</text:p>
              </table:table-cell>
              <table:table-cell office:value-type="float" office:value="0.0755">
                <text:p>0.0755</text:p>
              </table:table-cell>
              <table:table-cell office:value-type="float" office:value="0.034429">
                <text:p>0.034429</text:p>
              </table:table-cell>
              <table:table-cell office:value-type="float" office:value="0.0421031">
                <text:p>0.0421031</text:p>
              </table:table-cell>
              <table:table-cell office:value-type="float" office:value="0.0269259">
                <text:p>0.0269259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5632">
                <text:p>0.065632</text:p>
              </table:table-cell>
              <table:table-cell office:value-type="float" office:value="0.147143">
                <text:p>0.147143</text:p>
              </table:table-cell>
              <table:table-cell office:value-type="float" office:value="0.065036">
                <text:p>0.065036</text:p>
              </table:table-cell>
              <table:table-cell office:value-type="float" office:value="0.072284">
                <text:p>0.072284</text:p>
              </table:table-cell>
              <table:table-cell office:value-type="float" office:value="0.0875851">
                <text:p>0.0875851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0407">
                <text:p>0.230407</text:p>
              </table:table-cell>
              <table:table-cell office:value-type="float" office:value="0.287976">
                <text:p>0.287976</text:p>
              </table:table-cell>
              <table:table-cell office:value-type="float" office:value="0.18383">
                <text:p>0.18383</text:p>
              </table:table-cell>
              <table:table-cell office:value-type="float" office:value="0.134879">
                <text:p>0.134879</text:p>
              </table:table-cell>
              <table:table-cell office:value-type="float" office:value="0.105278">
                <text:p>0.105278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404">
                <text:p>0.45404</text:p>
              </table:table-cell>
              <table:table-cell office:value-type="float" office:value="0.510371">
                <text:p>0.510371</text:p>
              </table:table-cell>
              <table:table-cell office:value-type="float" office:value="0.249544">
                <text:p>0.249544</text:p>
              </table:table-cell>
              <table:table-cell office:value-type="float" office:value="0.321611">
                <text:p>0.321611</text:p>
              </table:table-cell>
              <table:table-cell office:value-type="float" office:value="0.225488">
                <text:p>0.225488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1967">
                <text:p>0.91967</text:p>
              </table:table-cell>
              <table:table-cell office:value-type="float" office:value="1.01934">
                <text:p>1.01934</text:p>
              </table:table-cell>
              <table:table-cell office:value-type="float" office:value="0.491589">
                <text:p>0.491589</text:p>
              </table:table-cell>
              <table:table-cell office:value-type="float" office:value="0.632245">
                <text:p>0.632245</text:p>
              </table:table-cell>
              <table:table-cell office:value-type="float" office:value="0.464763">
                <text:p>0.464763</text:p>
              </table:table-cell>
            </table:table-row>
            <table:table-row>
              <table:table-cell office:value-type="float" office:value="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8679">
                <text:p>0.0348679</text:p>
              </table:table-cell>
              <table:table-cell office:value-type="float" office:value="0.0756069">
                <text:p>0.0756069</text:p>
              </table:table-cell>
              <table:table-cell office:value-type="float" office:value="0.045933">
                <text:p>0.045933</text:p>
              </table:table-cell>
              <table:table-cell office:value-type="float" office:value="0.0419839">
                <text:p>0.0419839</text:p>
              </table:table-cell>
              <table:table-cell office:value-type="float" office:value="0.0306089">
                <text:p>0.0306089</text:p>
              </table:table-cell>
            </table:table-row>
            <table:table-row>
              <table:table-cell office:value-type="float" office:value="8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65789">
                <text:p>0.0665789</text:p>
              </table:table-cell>
              <table:table-cell office:value-type="float" office:value="0.148137">
                <text:p>0.148137</text:p>
              </table:table-cell>
              <table:table-cell office:value-type="float" office:value="0.0615109">
                <text:p>0.0615109</text:p>
              </table:table-cell>
              <table:table-cell office:value-type="float" office:value="0.0727359">
                <text:p>0.0727359</text:p>
              </table:table-cell>
              <table:table-cell office:value-type="float" office:value="0.041936">
                <text:p>0.041936</text:p>
              </table:table-cell>
            </table:table-row>
            <table:table-row>
              <table:table-cell office:value-type="float" office:value="16">
                <text:p>2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9241">
                <text:p>0.239241</text:p>
              </table:table-cell>
              <table:table-cell office:value-type="float" office:value="0.288873">
                <text:p>0.288873</text:p>
              </table:table-cell>
              <table:table-cell office:value-type="float" office:value="0.12264">
                <text:p>0.12264</text:p>
              </table:table-cell>
              <table:table-cell office:value-type="float" office:value="0.150311">
                <text:p>0.150311</text:p>
              </table:table-cell>
              <table:table-cell office:value-type="float" office:value="0.101264">
                <text:p>0.101264</text:p>
              </table:table-cell>
            </table:table-row>
            <table:table-row>
              <table:table-cell office:value-type="float" office:value="32">
                <text:p>3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6761">
                <text:p>0.46761</text:p>
              </table:table-cell>
              <table:table-cell office:value-type="float" office:value="0.511056">
                <text:p>0.511056</text:p>
              </table:table-cell>
              <table:table-cell office:value-type="float" office:value="0.245151">
                <text:p>0.245151</text:p>
              </table:table-cell>
              <table:table-cell office:value-type="float" office:value="0.257432">
                <text:p>0.257432</text:p>
              </table:table-cell>
              <table:table-cell office:value-type="float" office:value="0.17291">
                <text:p>0.17291</text:p>
              </table:table-cell>
            </table:table-row>
            <table:table-row>
              <table:table-cell office:value-type="float" office:value="6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05654">
                <text:p>0.905654</text:p>
              </table:table-cell>
              <table:table-cell office:value-type="float" office:value="1.02373">
                <text:p>1.02373</text:p>
              </table:table-cell>
              <table:table-cell office:value-type="float" office:value="0.521625">
                <text:p>0.521625</text:p>
              </table:table-cell>
              <table:table-cell office:value-type="float" office:value="0.504993">
                <text:p>0.504993</text:p>
              </table:table-cell>
              <table:table-cell office:value-type="float" office:value="0.353085">
                <text:p>0.353085</text:p>
              </table:table-cell>
            </table:table-row>
            <table:table-row>
              <table:table-cell office:value-type="float" office:value="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4139">
                <text:p>0.0344139</text:p>
              </table:table-cell>
              <table:table-cell office:value-type="float" office:value="0.0755821">
                <text:p>0.0755821</text:p>
              </table:table-cell>
              <table:table-cell office:value-type="float" office:value="0.0343979">
                <text:p>0.0343979</text:p>
              </table:table-cell>
              <table:table-cell office:value-type="float" office:value="0.0419499">
                <text:p>0.0419499</text:p>
              </table:table-cell>
              <table:table-cell office:value-type="float" office:value="0.031597">
                <text:p>0.031597</text:p>
              </table:table-cell>
            </table:table-row>
            <table:table-row>
              <table:table-cell office:value-type="float" office:value="8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5507">
                <text:p>0.065507</text:p>
              </table:table-cell>
              <table:table-cell office:value-type="float" office:value="0.134318">
                <text:p>0.134318</text:p>
              </table:table-cell>
              <table:table-cell office:value-type="float" office:value="0.0645999">
                <text:p>0.0645999</text:p>
              </table:table-cell>
              <table:table-cell office:value-type="float" office:value="0.072763">
                <text:p>0.072763</text:p>
              </table:table-cell>
              <table:table-cell office:value-type="float" office:value="0.0474261">
                <text:p>0.0474261</text:p>
              </table:table-cell>
            </table:table-row>
            <table:table-row>
              <table:table-cell office:value-type="float" office:value="16">
                <text:p>2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9966">
                <text:p>0.229966</text:p>
              </table:table-cell>
              <table:table-cell office:value-type="float" office:value="0.265016">
                <text:p>0.265016</text:p>
              </table:table-cell>
              <table:table-cell office:value-type="float" office:value="0.187691">
                <text:p>0.187691</text:p>
              </table:table-cell>
              <table:table-cell office:value-type="float" office:value="0.134384">
                <text:p>0.134384</text:p>
              </table:table-cell>
              <table:table-cell office:value-type="float" office:value="0.0768999">
                <text:p>0.0768999</text:p>
              </table:table-cell>
            </table:table-row>
            <table:table-row>
              <table:table-cell office:value-type="float" office:value="32">
                <text:p>3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3494">
                <text:p>0.453494</text:p>
              </table:table-cell>
              <table:table-cell office:value-type="float" office:value="0.525781">
                <text:p>0.525781</text:p>
              </table:table-cell>
              <table:table-cell office:value-type="float" office:value="0.249935">
                <text:p>0.249935</text:p>
              </table:table-cell>
              <table:table-cell office:value-type="float" office:value="0.297996">
                <text:p>0.297996</text:p>
              </table:table-cell>
              <table:table-cell office:value-type="float" office:value="0.146659">
                <text:p>0.146659</text:p>
              </table:table-cell>
            </table:table-row>
            <table:table-row>
              <table:table-cell office:value-type="float" office:value="6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24992">
                <text:p>0.924992</text:p>
              </table:table-cell>
              <table:table-cell office:value-type="float" office:value="1.01867">
                <text:p>1.01867</text:p>
              </table:table-cell>
              <table:table-cell office:value-type="float" office:value="0.496864">
                <text:p>0.496864</text:p>
              </table:table-cell>
              <table:table-cell office:value-type="float" office:value="0.514837">
                <text:p>0.514837</text:p>
              </table:table-cell>
              <table:table-cell office:value-type="float" office:value="0.296154">
                <text:p>0.296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5317153930664pt" style:font-size-asian="12.5317153930664pt" style:font-size-complex="12.53171539306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9.63978099822998pt" style:font-size-asian="9.63978099822998pt" style:font-size-complex="9.6397809982299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6" style:family="chart">
      <style:chart-properties chart:scale-text="true" style:rotation-angle="0"/>
      <style:text-properties fo:font-size="8.67580318450928pt" style:font-size-asian="8.67580318450928pt" style:font-size-complex="8.67580318450928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scale-text="true"/>
      <style:text-properties fo:font-size="8.67580318450928pt" style:font-size-asian="8.67580318450928pt" style:font-size-complex="8.67580318450928pt"/>
    </style:style>
    <style:style style:name="ch9" style:family="chart" style:data-style-name="N2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10" style:family="chart">
      <style:chart-properties chart:auto-position="true" chart:scale-text="true" style:rotation-angle="90"/>
      <style:text-properties fo:font-size="8.67580318450928pt" style:font-size-asian="8.67580318450928pt" style:font-size-complex="8.67580318450928pt"/>
    </style:style>
    <style:style style:name="ch11" style:family="chart">
      <style:graphic-properties svg:stroke-color="#b3b3b3"/>
    </style:style>
    <style:style style:name="ch12" style:family="chart" style:data-style-name="N2">
      <style:graphic-properties draw:stroke="none" draw:fill-color="#5c8526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b515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94006b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0047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9.027cm" svg:height="12.158cm" xlink:href=".." xlink:type="simple" chart:class="chart:bar" chart:column-mapping="1 2 3 4 5" chart:style-name="ch1">
        <chart:title svg:x="6.575cm" svg:y="0.379cm" chart:style-name="ch2">
          <text:p>New Allocator - O3 vectorize</text:p>
        </chart:title>
        <chart:legend chart:legend-position="bottom" svg:x="3.518cm" svg:y="11.279cm" style:legend-expansion="wide" chart:style-name="ch3"/>
        <chart:plot-area chart:style-name="ch4" table:cell-range-address="Sheet1.A74:Sheet1.G94" chart:data-source-has-labels="both" svg:x="1.038cm" svg:y="1.151cm" svg:width="17.223cm" svg:height="9.953cm">
          <chartooo:coordinate-region svg:x="1.95cm" svg:y="1.351cm" svg:width="16.311cm" svg:height="8.708cm"/>
          <chart:axis chart:dimension="x" chart:name="primary-x" chart:style-name="ch5" chartooo:axis-type="auto">
            <chartooo:date-scale/>
            <chart:title svg:x="0.94cm" svg:y="10.697cm" chart:style-name="ch6">
              <text:p>N</text:p>
            </chart:title>
            <chart:categories table:cell-range-address="Sheet1.A75:Sheet1.B94"/>
          </chart:axis>
          <chart:axis chart:dimension="x" chart:name="secondary-x" chart:style-name="ch7">
            <chart:title svg:x="0.162cm" svg:y="10.235cm" chart:style-name="ch8">
              <text:p>Chunk Size</text:p>
            </chart:title>
          </chart:axis>
          <chart:axis chart:dimension="y" chart:name="primary-y" chart:style-name="ch9">
            <chart:title svg:x="0.104cm" svg:y="6.764cm" chart:style-name="ch10">
              <text:p>Time (s)</text:p>
            </chart:title>
            <chart:grid chart:style-name="ch11" chart:class="major"/>
          </chart:axis>
          <chart:series chart:style-name="ch12" chart:values-cell-range-address="Sheet1.C75:Sheet1.C94" chart:label-cell-address="Sheet1.C74:Sheet1.C74" chart:class="chart:bar">
            <chart:data-point chart:repeated="20"/>
          </chart:series>
          <chart:series chart:style-name="ch13" chart:values-cell-range-address="Sheet1.D75:Sheet1.D94" chart:label-cell-address="Sheet1.D74:Sheet1.D74" chart:class="chart:bar">
            <chart:data-point chart:repeated="20"/>
          </chart:series>
          <chart:series chart:style-name="ch14" chart:values-cell-range-address="Sheet1.E75:Sheet1.E94" chart:label-cell-address="Sheet1.E74:Sheet1.E74" chart:class="chart:bar">
            <chart:data-point chart:repeated="20"/>
          </chart:series>
          <chart:series chart:style-name="ch15" chart:values-cell-range-address="Sheet1.F75:Sheet1.F94" chart:label-cell-address="Sheet1.F74:Sheet1.F74" chart:class="chart:bar">
            <chart:data-point chart:repeated="20"/>
          </chart:series>
          <chart:series chart:style-name="ch16" chart:values-cell-range-address="Sheet1.G75:Sheet1.G94" chart:label-cell-address="Sheet1.G74:Sheet1.G74" chart:class="chart:bar">
            <chart:data-point chart:repeated="20"/>
          </chart:series>
          <chart:wall chart:style-name="ch17"/>
          <chart:floor chart:style-name="ch18"/>
        </chart:plot-area>
        <draw:line draw:style-name="gr1" draw:text-style-name="P1" svg:x1="0.099cm" svg:y1="10.671cm" svg:x2="18.278cm" svg:y2="10.67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list</text:p>
                <draw:g>
                  <svg:desc>Sheet1.C74:Sheet1.C74</svg:desc>
                </draw:g>
              </table:table-cell>
              <table:table-cell office:value-type="string">
                <text:p>nasty_list</text:p>
                <draw:g>
                  <svg:desc>Sheet1.D74:Sheet1.D74</svg:desc>
                </draw:g>
              </table:table-cell>
              <table:table-cell office:value-type="string">
                <text:p>std::vector</text:p>
                <draw:g>
                  <svg:desc>Sheet1.E74:Sheet1.E74</svg:desc>
                </draw:g>
              </table:table-cell>
              <table:table-cell office:value-type="string">
                <text:p>chunk_list:iterator</text:p>
                <draw:g>
                  <svg:desc>Sheet1.F74:Sheet1.F74</svg:desc>
                </draw:g>
              </table:table-cell>
              <table:table-cell office:value-type="string">
                <text:p>chunk_list:functor</text:p>
                <draw:g>
                  <svg:desc>Sheet1.G74:Sheet1.G74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75:Sheet1.B94</svg:desc>
                </draw:g>
              </table:table-cell>
              <table:table-cell office:value-type="float" office:value="0.0458101">
                <text:p>0.0458101</text:p>
                <draw:g>
                  <svg:desc>Sheet1.C75:Sheet1.C94</svg:desc>
                </draw:g>
              </table:table-cell>
              <table:table-cell office:value-type="float" office:value="0.0458809">
                <text:p>0.0458809</text:p>
                <draw:g>
                  <svg:desc>Sheet1.D75:Sheet1.D94</svg:desc>
                </draw:g>
              </table:table-cell>
              <table:table-cell office:value-type="float" office:value="0.0344599">
                <text:p>0.0344599</text:p>
                <draw:g>
                  <svg:desc>Sheet1.E75:Sheet1.E94</svg:desc>
                </draw:g>
              </table:table-cell>
              <table:table-cell office:value-type="float" office:value="0.053419">
                <text:p>0.053419</text:p>
                <draw:g>
                  <svg:desc>Sheet1.F75:Sheet1.F94</svg:desc>
                </draw:g>
              </table:table-cell>
              <table:table-cell office:value-type="float" office:value="0.047802">
                <text:p>0.047802</text:p>
                <draw:g>
                  <svg:desc>Sheet1.G75:Sheet1.G94</svg:desc>
                </draw:g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25239">
                <text:p>0.125239</text:p>
              </table:table-cell>
              <table:table-cell office:value-type="float" office:value="0.0959501">
                <text:p>0.0959501</text:p>
              </table:table-cell>
              <table:table-cell office:value-type="float" office:value="0.0648431">
                <text:p>0.0648431</text:p>
              </table:table-cell>
              <table:table-cell office:value-type="float" office:value="0.162195">
                <text:p>0.162195</text:p>
              </table:table-cell>
              <table:table-cell office:value-type="float" office:value="0.116449">
                <text:p>0.116449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1896">
                <text:p>0.251896</text:p>
              </table:table-cell>
              <table:table-cell office:value-type="float" office:value="0.267196">
                <text:p>0.267196</text:p>
              </table:table-cell>
              <table:table-cell office:value-type="float" office:value="0.176207">
                <text:p>0.176207</text:p>
              </table:table-cell>
              <table:table-cell office:value-type="float" office:value="0.333775">
                <text:p>0.333775</text:p>
              </table:table-cell>
              <table:table-cell office:value-type="float" office:value="0.296051">
                <text:p>0.296051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68049">
                <text:p>0.468049</text:p>
              </table:table-cell>
              <table:table-cell office:value-type="float" office:value="0.529109">
                <text:p>0.529109</text:p>
              </table:table-cell>
              <table:table-cell office:value-type="float" office:value="0.247812">
                <text:p>0.247812</text:p>
              </table:table-cell>
              <table:table-cell office:value-type="float" office:value="0.637015">
                <text:p>0.637015</text:p>
              </table:table-cell>
              <table:table-cell office:value-type="float" office:value="0.591342">
                <text:p>0.591342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02832">
                <text:p>0.902832</text:p>
              </table:table-cell>
              <table:table-cell office:value-type="float" office:value="1.01898">
                <text:p>1.01898</text:p>
              </table:table-cell>
              <table:table-cell office:value-type="float" office:value="0.501156">
                <text:p>0.501156</text:p>
              </table:table-cell>
              <table:table-cell office:value-type="float" office:value="1.2519">
                <text:p>1.2519</text:p>
              </table:table-cell>
              <table:table-cell office:value-type="float" office:value="1.16286">
                <text:p>1.16286</text:p>
              </table:table-cell>
            </table:table-row>
            <table:table-row>
              <table:table-cell office:value-type="float" office:value="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4769">
                <text:p>0.0344769</text:p>
              </table:table-cell>
              <table:table-cell office:value-type="float" office:value="0.075511">
                <text:p>0.075511</text:p>
              </table:table-cell>
              <table:table-cell office:value-type="float" office:value="0.03441">
                <text:p>0.03441</text:p>
              </table:table-cell>
              <table:table-cell office:value-type="float" office:value="0.0422459">
                <text:p>0.0422459</text:p>
              </table:table-cell>
              <table:table-cell office:value-type="float" office:value="0.0269359">
                <text:p>0.0269359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5784">
                <text:p>0.065784</text:p>
              </table:table-cell>
              <table:table-cell office:value-type="float" office:value="0.147596">
                <text:p>0.147596</text:p>
              </table:table-cell>
              <table:table-cell office:value-type="float" office:value="0.0657949">
                <text:p>0.0657949</text:p>
              </table:table-cell>
              <table:table-cell office:value-type="float" office:value="0.0726401">
                <text:p>0.0726401</text:p>
              </table:table-cell>
              <table:table-cell office:value-type="float" office:value="0.089514">
                <text:p>0.089514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1933">
                <text:p>0.231933</text:p>
              </table:table-cell>
              <table:table-cell office:value-type="float" office:value="0.289007">
                <text:p>0.289007</text:p>
              </table:table-cell>
              <table:table-cell office:value-type="float" office:value="0.184713">
                <text:p>0.184713</text:p>
              </table:table-cell>
              <table:table-cell office:value-type="float" office:value="0.13489">
                <text:p>0.13489</text:p>
              </table:table-cell>
              <table:table-cell office:value-type="float" office:value="0.105909">
                <text:p>0.105909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3759">
                <text:p>0.453759</text:p>
              </table:table-cell>
              <table:table-cell office:value-type="float" office:value="0.50908">
                <text:p>0.50908</text:p>
              </table:table-cell>
              <table:table-cell office:value-type="float" office:value="0.249608">
                <text:p>0.249608</text:p>
              </table:table-cell>
              <table:table-cell office:value-type="float" office:value="0.320654">
                <text:p>0.320654</text:p>
              </table:table-cell>
              <table:table-cell office:value-type="float" office:value="0.226894">
                <text:p>0.226894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2994">
                <text:p>0.92994</text:p>
              </table:table-cell>
              <table:table-cell office:value-type="float" office:value="1.02441">
                <text:p>1.02441</text:p>
              </table:table-cell>
              <table:table-cell office:value-type="float" office:value="0.49586">
                <text:p>0.49586</text:p>
              </table:table-cell>
              <table:table-cell office:value-type="float" office:value="0.635639">
                <text:p>0.635639</text:p>
              </table:table-cell>
              <table:table-cell office:value-type="float" office:value="0.465035">
                <text:p>0.465035</text:p>
              </table:table-cell>
            </table:table-row>
            <table:table-row>
              <table:table-cell office:value-type="float" office:value="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4141">
                <text:p>0.0344141</text:p>
              </table:table-cell>
              <table:table-cell office:value-type="float" office:value="0.075643">
                <text:p>0.075643</text:p>
              </table:table-cell>
              <table:table-cell office:value-type="float" office:value="0.0468839">
                <text:p>0.0468839</text:p>
              </table:table-cell>
              <table:table-cell office:value-type="float" office:value="0.0419891">
                <text:p>0.0419891</text:p>
              </table:table-cell>
              <table:table-cell office:value-type="float" office:value="0.030561">
                <text:p>0.030561</text:p>
              </table:table-cell>
            </table:table-row>
            <table:table-row>
              <table:table-cell office:value-type="float" office:value="8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6076">
                <text:p>0.066076</text:p>
              </table:table-cell>
              <table:table-cell office:value-type="float" office:value="0.147895">
                <text:p>0.147895</text:p>
              </table:table-cell>
              <table:table-cell office:value-type="float" office:value="0.0622151">
                <text:p>0.0622151</text:p>
              </table:table-cell>
              <table:table-cell office:value-type="float" office:value="0.0726131">
                <text:p>0.0726131</text:p>
              </table:table-cell>
              <table:table-cell office:value-type="float" office:value="0.0419909">
                <text:p>0.0419909</text:p>
              </table:table-cell>
            </table:table-row>
            <table:table-row>
              <table:table-cell office:value-type="float" office:value="16">
                <text:p>2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7045">
                <text:p>0.237045</text:p>
              </table:table-cell>
              <table:table-cell office:value-type="float" office:value="0.288311">
                <text:p>0.288311</text:p>
              </table:table-cell>
              <table:table-cell office:value-type="float" office:value="0.12377">
                <text:p>0.12377</text:p>
              </table:table-cell>
              <table:table-cell office:value-type="float" office:value="0.155941">
                <text:p>0.155941</text:p>
              </table:table-cell>
              <table:table-cell office:value-type="float" office:value="0.100899">
                <text:p>0.100899</text:p>
              </table:table-cell>
            </table:table-row>
            <table:table-row>
              <table:table-cell office:value-type="float" office:value="32">
                <text:p>3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68782">
                <text:p>0.468782</text:p>
              </table:table-cell>
              <table:table-cell office:value-type="float" office:value="0.512284">
                <text:p>0.512284</text:p>
              </table:table-cell>
              <table:table-cell office:value-type="float" office:value="0.244701">
                <text:p>0.244701</text:p>
              </table:table-cell>
              <table:table-cell office:value-type="float" office:value="0.256339">
                <text:p>0.256339</text:p>
              </table:table-cell>
              <table:table-cell office:value-type="float" office:value="0.172393">
                <text:p>0.172393</text:p>
              </table:table-cell>
            </table:table-row>
            <table:table-row>
              <table:table-cell office:value-type="float" office:value="6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09571">
                <text:p>0.909571</text:p>
              </table:table-cell>
              <table:table-cell office:value-type="float" office:value="1.02368">
                <text:p>1.02368</text:p>
              </table:table-cell>
              <table:table-cell office:value-type="float" office:value="0.525532">
                <text:p>0.525532</text:p>
              </table:table-cell>
              <table:table-cell office:value-type="float" office:value="0.501495">
                <text:p>0.501495</text:p>
              </table:table-cell>
              <table:table-cell office:value-type="float" office:value="0.347843">
                <text:p>0.347843</text:p>
              </table:table-cell>
            </table:table-row>
            <table:table-row>
              <table:table-cell office:value-type="float" office:value="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2759">
                <text:p>0.0342759</text:p>
              </table:table-cell>
              <table:table-cell office:value-type="float" office:value="0.075568">
                <text:p>0.075568</text:p>
              </table:table-cell>
              <table:table-cell office:value-type="float" office:value="0.034374">
                <text:p>0.034374</text:p>
              </table:table-cell>
              <table:table-cell office:value-type="float" office:value="0.0418839">
                <text:p>0.0418839</text:p>
              </table:table-cell>
              <table:table-cell office:value-type="float" office:value="0.03157">
                <text:p>0.03157</text:p>
              </table:table-cell>
            </table:table-row>
            <table:table-row>
              <table:table-cell office:value-type="float" office:value="8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6241">
                <text:p>0.066241</text:p>
              </table:table-cell>
              <table:table-cell office:value-type="float" office:value="0.135925">
                <text:p>0.135925</text:p>
              </table:table-cell>
              <table:table-cell office:value-type="float" office:value="0.0648881">
                <text:p>0.0648881</text:p>
              </table:table-cell>
              <table:table-cell office:value-type="float" office:value="0.072689">
                <text:p>0.072689</text:p>
              </table:table-cell>
              <table:table-cell office:value-type="float" office:value="0.047558">
                <text:p>0.047558</text:p>
              </table:table-cell>
            </table:table-row>
            <table:table-row>
              <table:table-cell office:value-type="float" office:value="16">
                <text:p>2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6053">
                <text:p>0.236053</text:p>
              </table:table-cell>
              <table:table-cell office:value-type="float" office:value="0.265841">
                <text:p>0.265841</text:p>
              </table:table-cell>
              <table:table-cell office:value-type="float" office:value="0.174523">
                <text:p>0.174523</text:p>
              </table:table-cell>
              <table:table-cell office:value-type="float" office:value="0.135501">
                <text:p>0.135501</text:p>
              </table:table-cell>
              <table:table-cell office:value-type="float" office:value="0.0764591">
                <text:p>0.0764591</text:p>
              </table:table-cell>
            </table:table-row>
            <table:table-row>
              <table:table-cell office:value-type="float" office:value="32">
                <text:p>3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8284">
                <text:p>0.458284</text:p>
              </table:table-cell>
              <table:table-cell office:value-type="float" office:value="0.534219">
                <text:p>0.534219</text:p>
              </table:table-cell>
              <table:table-cell office:value-type="float" office:value="0.249258">
                <text:p>0.249258</text:p>
              </table:table-cell>
              <table:table-cell office:value-type="float" office:value="0.293316">
                <text:p>0.293316</text:p>
              </table:table-cell>
              <table:table-cell office:value-type="float" office:value="0.147125">
                <text:p>0.147125</text:p>
              </table:table-cell>
            </table:table-row>
            <table:table-row>
              <table:table-cell office:value-type="float" office:value="6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24335">
                <text:p>0.924335</text:p>
              </table:table-cell>
              <table:table-cell office:value-type="float" office:value="1.01922">
                <text:p>1.01922</text:p>
              </table:table-cell>
              <table:table-cell office:value-type="float" office:value="0.495603">
                <text:p>0.495603</text:p>
              </table:table-cell>
              <table:table-cell office:value-type="float" office:value="0.51289">
                <text:p>0.51289</text:p>
              </table:table-cell>
              <table:table-cell office:value-type="float" office:value="0.297447">
                <text:p>0.297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5317153930664pt" style:font-size-asian="12.5317153930664pt" style:font-size-complex="12.53171539306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9.63978099822998pt" style:font-size-asian="9.63978099822998pt" style:font-size-complex="9.6397809982299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6" style:family="chart">
      <style:chart-properties chart:scale-text="true" style:rotation-angle="0"/>
      <style:text-properties fo:font-size="8.67580318450928pt" style:font-size-asian="8.67580318450928pt" style:font-size-complex="8.67580318450928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scale-text="true"/>
      <style:text-properties fo:font-size="8.67580318450928pt" style:font-size-asian="8.67580318450928pt" style:font-size-complex="8.67580318450928pt"/>
    </style:style>
    <style:style style:name="ch9" style:family="chart" style:data-style-name="N2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10" style:family="chart">
      <style:chart-properties chart:auto-position="true" chart:scale-text="true" style:rotation-angle="90"/>
      <style:text-properties fo:font-size="8.67580318450928pt" style:font-size-asian="8.67580318450928pt" style:font-size-complex="8.67580318450928pt"/>
    </style:style>
    <style:style style:name="ch11" style:family="chart">
      <style:graphic-properties svg:stroke-color="#b3b3b3"/>
    </style:style>
    <style:style style:name="ch12" style:family="chart" style:data-style-name="N2">
      <style:graphic-properties draw:stroke="none" draw:fill-color="#5c8526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b515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94006b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0047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9.027cm" svg:height="12.158cm" xlink:href=".." xlink:type="simple" chart:class="chart:bar" chart:style-name="ch1">
        <chart:title svg:x="6.218cm" svg:y="0.379cm" chart:style-name="ch2">
          <text:p>Static Allocator - no optimization</text:p>
        </chart:title>
        <chart:legend chart:legend-position="bottom" svg:x="3.518cm" svg:y="11.279cm" style:legend-expansion="wide" chart:style-name="ch3"/>
        <chart:plot-area chart:style-name="ch4" table:cell-range-address="Sheet1.A110:Sheet1.A110 Sheet1.A111:Sheet1.G130 Sheet1.C110:Sheet1.G110" chart:data-source-has-labels="both" svg:x="0.851cm" svg:y="1.152cm" svg:width="17.409cm" svg:height="9.952cm">
          <chartooo:coordinate-region svg:x="1.949cm" svg:y="1.351cm" svg:width="16.311cm" svg:height="8.708cm"/>
          <chart:axis chart:dimension="x" chart:name="primary-x" chart:style-name="ch5" chartooo:axis-type="auto">
            <chartooo:date-scale/>
            <chart:title svg:x="0.941cm" svg:y="10.697cm" chart:style-name="ch6">
              <text:p>N</text:p>
            </chart:title>
            <chart:categories table:cell-range-address="Sheet1.A111:Sheet1.B130"/>
          </chart:axis>
          <chart:axis chart:dimension="x" chart:name="secondary-x" chart:style-name="ch7">
            <chart:title svg:x="0.162cm" svg:y="10.235cm" chart:style-name="ch8">
              <text:p>Chunk Size</text:p>
            </chart:title>
          </chart:axis>
          <chart:axis chart:dimension="y" chart:name="primary-y" chart:style-name="ch9">
            <chart:title svg:x="0cm" svg:y="6.765cm" chart:style-name="ch10">
              <text:p>Time (s)</text:p>
            </chart:title>
            <chart:grid chart:style-name="ch11" chart:class="major"/>
          </chart:axis>
          <chart:series chart:style-name="ch12" chart:values-cell-range-address="Sheet1.C111:Sheet1.C130" chart:label-cell-address="Sheet1.C110:Sheet1.C110" chart:class="chart:bar">
            <chart:data-point chart:repeated="20"/>
          </chart:series>
          <chart:series chart:style-name="ch13" chart:values-cell-range-address="Sheet1.D111:Sheet1.D130" chart:label-cell-address="Sheet1.D110:Sheet1.D110" chart:class="chart:bar">
            <chart:data-point chart:repeated="20"/>
          </chart:series>
          <chart:series chart:style-name="ch14" chart:values-cell-range-address="Sheet1.E111:Sheet1.E130" chart:label-cell-address="Sheet1.E110:Sheet1.E110" chart:class="chart:bar">
            <chart:data-point chart:repeated="20"/>
          </chart:series>
          <chart:series chart:style-name="ch15" chart:values-cell-range-address="Sheet1.F111:Sheet1.F130" chart:label-cell-address="Sheet1.F110:Sheet1.F110" chart:class="chart:bar">
            <chart:data-point chart:repeated="20"/>
          </chart:series>
          <chart:series chart:style-name="ch16" chart:values-cell-range-address="Sheet1.G111:Sheet1.G130" chart:label-cell-address="Sheet1.G110:Sheet1.G110" chart:class="chart:bar">
            <chart:data-point chart:repeated="20"/>
          </chart:series>
          <chart:wall chart:style-name="ch17"/>
          <chart:floor chart:style-name="ch18"/>
        </chart:plot-area>
        <draw:line draw:style-name="gr1" draw:text-style-name="P1" svg:x1="0.099cm" svg:y1="10.671cm" svg:x2="18.278cm" svg:y2="10.67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list</text:p>
                <draw:g>
                  <svg:desc>Sheet1.C110:Sheet1.C110</svg:desc>
                </draw:g>
              </table:table-cell>
              <table:table-cell office:value-type="string">
                <text:p>nasty_list</text:p>
                <draw:g>
                  <svg:desc>Sheet1.D110:Sheet1.D110</svg:desc>
                </draw:g>
              </table:table-cell>
              <table:table-cell office:value-type="string">
                <text:p>std::vector</text:p>
                <draw:g>
                  <svg:desc>Sheet1.E110:Sheet1.E110</svg:desc>
                </draw:g>
              </table:table-cell>
              <table:table-cell office:value-type="string">
                <text:p>chunk_list:iterator</text:p>
                <draw:g>
                  <svg:desc>Sheet1.F110:Sheet1.F110</svg:desc>
                </draw:g>
              </table:table-cell>
              <table:table-cell office:value-type="string">
                <text:p>chunk_list:functor</text:p>
                <draw:g>
                  <svg:desc>Sheet1.G110:Sheet1.G11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111:Sheet1.B130</svg:desc>
                </draw:g>
              </table:table-cell>
              <table:table-cell office:value-type="float" office:value="0.687735">
                <text:p>0.687735</text:p>
                <draw:g>
                  <svg:desc>Sheet1.C111:Sheet1.C130</svg:desc>
                </draw:g>
              </table:table-cell>
              <table:table-cell office:value-type="float" office:value="0.681884">
                <text:p>0.681884</text:p>
                <draw:g>
                  <svg:desc>Sheet1.D111:Sheet1.D130</svg:desc>
                </draw:g>
              </table:table-cell>
              <table:table-cell office:value-type="float" office:value="0.399487">
                <text:p>0.399487</text:p>
                <draw:g>
                  <svg:desc>Sheet1.E111:Sheet1.E130</svg:desc>
                </draw:g>
              </table:table-cell>
              <table:table-cell office:value-type="float" office:value="1.17756">
                <text:p>1.17756</text:p>
                <draw:g>
                  <svg:desc>Sheet1.F111:Sheet1.F130</svg:desc>
                </draw:g>
              </table:table-cell>
              <table:table-cell office:value-type="float" office:value="1.47363">
                <text:p>1.47363</text:p>
                <draw:g>
                  <svg:desc>Sheet1.G111:Sheet1.G130</svg:desc>
                </draw:g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3562">
                <text:p>1.03562</text:p>
              </table:table-cell>
              <table:table-cell office:value-type="float" office:value="1.08413">
                <text:p>1.08413</text:p>
              </table:table-cell>
              <table:table-cell office:value-type="float" office:value="0.721753">
                <text:p>0.721753</text:p>
              </table:table-cell>
              <table:table-cell office:value-type="float" office:value="1.92848">
                <text:p>1.92848</text:p>
              </table:table-cell>
              <table:table-cell office:value-type="float" office:value="2.34156">
                <text:p>2.34156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1073">
                <text:p>1.81073</text:p>
              </table:table-cell>
              <table:table-cell office:value-type="float" office:value="1.89743">
                <text:p>1.89743</text:p>
              </table:table-cell>
              <table:table-cell office:value-type="float" office:value="1.34926">
                <text:p>1.34926</text:p>
              </table:table-cell>
              <table:table-cell office:value-type="float" office:value="3.49147">
                <text:p>3.49147</text:p>
              </table:table-cell>
              <table:table-cell office:value-type="float" office:value="4.316">
                <text:p>4.316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35496">
                <text:p>3.35496</text:p>
              </table:table-cell>
              <table:table-cell office:value-type="float" office:value="3.44355">
                <text:p>3.44355</text:p>
              </table:table-cell>
              <table:table-cell office:value-type="float" office:value="2.61785">
                <text:p>2.61785</text:p>
              </table:table-cell>
              <table:table-cell office:value-type="float" office:value="6.52253">
                <text:p>6.52253</text:p>
              </table:table-cell>
              <table:table-cell office:value-type="float" office:value="8.20769">
                <text:p>8.20769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57333">
                <text:p>6.57333</text:p>
              </table:table-cell>
              <table:table-cell office:value-type="float" office:value="6.69641">
                <text:p>6.69641</text:p>
              </table:table-cell>
              <table:table-cell office:value-type="float" office:value="5.21429">
                <text:p>5.21429</text:p>
              </table:table-cell>
              <table:table-cell office:value-type="float" office:value="12.6917">
                <text:p>12.6917</text:p>
              </table:table-cell>
              <table:table-cell office:value-type="float" office:value="16.0036">
                <text:p>16.0036</text:p>
              </table:table-cell>
            </table:table-row>
            <table:table-row>
              <table:table-cell office:value-type="float" office:value="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7829">
                <text:p>0.67829</text:p>
              </table:table-cell>
              <table:table-cell office:value-type="float" office:value="0.709502">
                <text:p>0.709502</text:p>
              </table:table-cell>
              <table:table-cell office:value-type="float" office:value="0.400045">
                <text:p>0.400045</text:p>
              </table:table-cell>
              <table:table-cell office:value-type="float" office:value="1.15686">
                <text:p>1.15686</text:p>
              </table:table-cell>
              <table:table-cell office:value-type="float" office:value="1.01483">
                <text:p>1.01483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868">
                <text:p>1.08868</text:p>
              </table:table-cell>
              <table:table-cell office:value-type="float" office:value="1.09613">
                <text:p>1.09613</text:p>
              </table:table-cell>
              <table:table-cell office:value-type="float" office:value="0.719173">
                <text:p>0.719173</text:p>
              </table:table-cell>
              <table:table-cell office:value-type="float" office:value="1.99151">
                <text:p>1.99151</text:p>
              </table:table-cell>
              <table:table-cell office:value-type="float" office:value="1.64657">
                <text:p>1.64657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0376">
                <text:p>1.80376</text:p>
              </table:table-cell>
              <table:table-cell office:value-type="float" office:value="1.89833">
                <text:p>1.89833</text:p>
              </table:table-cell>
              <table:table-cell office:value-type="float" office:value="1.34948">
                <text:p>1.34948</text:p>
              </table:table-cell>
              <table:table-cell office:value-type="float" office:value="3.47781">
                <text:p>3.47781</text:p>
              </table:table-cell>
              <table:table-cell office:value-type="float" office:value="2.91853">
                <text:p>2.91853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40281">
                <text:p>3.40281</text:p>
              </table:table-cell>
              <table:table-cell office:value-type="float" office:value="3.4854">
                <text:p>3.4854</text:p>
              </table:table-cell>
              <table:table-cell office:value-type="float" office:value="2.62953">
                <text:p>2.62953</text:p>
              </table:table-cell>
              <table:table-cell office:value-type="float" office:value="6.55321">
                <text:p>6.55321</text:p>
              </table:table-cell>
              <table:table-cell office:value-type="float" office:value="5.49923">
                <text:p>5.49923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55567">
                <text:p>6.55567</text:p>
              </table:table-cell>
              <table:table-cell office:value-type="float" office:value="6.70601">
                <text:p>6.70601</text:p>
              </table:table-cell>
              <table:table-cell office:value-type="float" office:value="5.24284">
                <text:p>5.24284</text:p>
              </table:table-cell>
              <table:table-cell office:value-type="float" office:value="12.8925">
                <text:p>12.8925</text:p>
              </table:table-cell>
              <table:table-cell office:value-type="float" office:value="10.5881">
                <text:p>10.5881</text:p>
              </table:table-cell>
            </table:table-row>
            <table:table-row>
              <table:table-cell office:value-type="float" office:value="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97458">
                <text:p>0.697458</text:p>
              </table:table-cell>
              <table:table-cell office:value-type="float" office:value="0.7025">
                <text:p>0.7025</text:p>
              </table:table-cell>
              <table:table-cell office:value-type="float" office:value="0.39802">
                <text:p>0.39802</text:p>
              </table:table-cell>
              <table:table-cell office:value-type="float" office:value="1.17162">
                <text:p>1.17162</text:p>
              </table:table-cell>
              <table:table-cell office:value-type="float" office:value="1.0044">
                <text:p>1.0044</text:p>
              </table:table-cell>
            </table:table-row>
            <table:table-row>
              <table:table-cell office:value-type="float" office:value="8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675">
                <text:p>1.09675</text:p>
              </table:table-cell>
              <table:table-cell office:value-type="float" office:value="1.08224">
                <text:p>1.08224</text:p>
              </table:table-cell>
              <table:table-cell office:value-type="float" office:value="0.719741">
                <text:p>0.719741</text:p>
              </table:table-cell>
              <table:table-cell office:value-type="float" office:value="1.93547">
                <text:p>1.93547</text:p>
              </table:table-cell>
              <table:table-cell office:value-type="float" office:value="1.49947">
                <text:p>1.49947</text:p>
              </table:table-cell>
            </table:table-row>
            <table:table-row>
              <table:table-cell office:value-type="float" office:value="16">
                <text:p>2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2047">
                <text:p>1.82047</text:p>
              </table:table-cell>
              <table:table-cell office:value-type="float" office:value="1.85292">
                <text:p>1.85292</text:p>
              </table:table-cell>
              <table:table-cell office:value-type="float" office:value="1.34111">
                <text:p>1.34111</text:p>
              </table:table-cell>
              <table:table-cell office:value-type="float" office:value="3.47743">
                <text:p>3.47743</text:p>
              </table:table-cell>
              <table:table-cell office:value-type="float" office:value="2.62992">
                <text:p>2.62992</text:p>
              </table:table-cell>
            </table:table-row>
            <table:table-row>
              <table:table-cell office:value-type="float" office:value="32">
                <text:p>3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38107">
                <text:p>3.38107</text:p>
              </table:table-cell>
              <table:table-cell office:value-type="float" office:value="3.48431">
                <text:p>3.48431</text:p>
              </table:table-cell>
              <table:table-cell office:value-type="float" office:value="2.61468">
                <text:p>2.61468</text:p>
              </table:table-cell>
              <table:table-cell office:value-type="float" office:value="6.56624">
                <text:p>6.56624</text:p>
              </table:table-cell>
              <table:table-cell office:value-type="float" office:value="4.82728">
                <text:p>4.82728</text:p>
              </table:table-cell>
            </table:table-row>
            <table:table-row>
              <table:table-cell office:value-type="float" office:value="6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4047">
                <text:p>6.4047</text:p>
              </table:table-cell>
              <table:table-cell office:value-type="float" office:value="6.62679">
                <text:p>6.62679</text:p>
              </table:table-cell>
              <table:table-cell office:value-type="float" office:value="5.22259">
                <text:p>5.22259</text:p>
              </table:table-cell>
              <table:table-cell office:value-type="float" office:value="12.714">
                <text:p>12.714</text:p>
              </table:table-cell>
              <table:table-cell office:value-type="float" office:value="9.55395">
                <text:p>9.55395</text:p>
              </table:table-cell>
            </table:table-row>
            <table:table-row>
              <table:table-cell office:value-type="float" office:value="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9896">
                <text:p>0.69896</text:p>
              </table:table-cell>
              <table:table-cell office:value-type="float" office:value="0.709295">
                <text:p>0.709295</text:p>
              </table:table-cell>
              <table:table-cell office:value-type="float" office:value="0.401002">
                <text:p>0.401002</text:p>
              </table:table-cell>
              <table:table-cell office:value-type="float" office:value="1.17797">
                <text:p>1.17797</text:p>
              </table:table-cell>
              <table:table-cell office:value-type="float" office:value="1.02848">
                <text:p>1.02848</text:p>
              </table:table-cell>
            </table:table-row>
            <table:table-row>
              <table:table-cell office:value-type="float" office:value="8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589">
                <text:p>1.08589</text:p>
              </table:table-cell>
              <table:table-cell office:value-type="float" office:value="1.07745">
                <text:p>1.07745</text:p>
              </table:table-cell>
              <table:table-cell office:value-type="float" office:value="0.719615">
                <text:p>0.719615</text:p>
              </table:table-cell>
              <table:table-cell office:value-type="float" office:value="1.92374">
                <text:p>1.92374</text:p>
              </table:table-cell>
              <table:table-cell office:value-type="float" office:value="1.4963">
                <text:p>1.4963</text:p>
              </table:table-cell>
            </table:table-row>
            <table:table-row>
              <table:table-cell office:value-type="float" office:value="16">
                <text:p>2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2565">
                <text:p>1.82565</text:p>
              </table:table-cell>
              <table:table-cell office:value-type="float" office:value="1.84994">
                <text:p>1.84994</text:p>
              </table:table-cell>
              <table:table-cell office:value-type="float" office:value="1.34751">
                <text:p>1.34751</text:p>
              </table:table-cell>
              <table:table-cell office:value-type="float" office:value="3.45562">
                <text:p>3.45562</text:p>
              </table:table-cell>
              <table:table-cell office:value-type="float" office:value="2.49805">
                <text:p>2.49805</text:p>
              </table:table-cell>
            </table:table-row>
            <table:table-row>
              <table:table-cell office:value-type="float" office:value="32">
                <text:p>3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37451">
                <text:p>3.37451</text:p>
              </table:table-cell>
              <table:table-cell office:value-type="float" office:value="3.44787">
                <text:p>3.44787</text:p>
              </table:table-cell>
              <table:table-cell office:value-type="float" office:value="2.61787">
                <text:p>2.61787</text:p>
              </table:table-cell>
              <table:table-cell office:value-type="float" office:value="6.51669">
                <text:p>6.51669</text:p>
              </table:table-cell>
              <table:table-cell office:value-type="float" office:value="4.64857">
                <text:p>4.64857</text:p>
              </table:table-cell>
            </table:table-row>
            <table:table-row>
              <table:table-cell office:value-type="float" office:value="6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44525">
                <text:p>6.44525</text:p>
              </table:table-cell>
              <table:table-cell office:value-type="float" office:value="6.75521">
                <text:p>6.75521</text:p>
              </table:table-cell>
              <table:table-cell office:value-type="float" office:value="5.23534">
                <text:p>5.23534</text:p>
              </table:table-cell>
              <table:table-cell office:value-type="float" office:value="12.7521">
                <text:p>12.7521</text:p>
              </table:table-cell>
              <table:table-cell office:value-type="float" office:value="8.99958">
                <text:p>8.999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5317153930664pt" style:font-size-asian="12.5317153930664pt" style:font-size-complex="12.53171539306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9.63978099822998pt" style:font-size-asian="9.63978099822998pt" style:font-size-complex="9.6397809982299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6" style:family="chart">
      <style:chart-properties chart:scale-text="true" style:rotation-angle="0"/>
      <style:text-properties fo:font-size="8.67580318450928pt" style:font-size-asian="8.67580318450928pt" style:font-size-complex="8.67580318450928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scale-text="true"/>
      <style:text-properties fo:font-size="8.67580318450928pt" style:font-size-asian="8.67580318450928pt" style:font-size-complex="8.67580318450928pt"/>
    </style:style>
    <style:style style:name="ch9" style:family="chart" style:data-style-name="N2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10" style:family="chart">
      <style:chart-properties chart:auto-position="true" chart:scale-text="true" style:rotation-angle="90"/>
      <style:text-properties fo:font-size="8.67580318450928pt" style:font-size-asian="8.67580318450928pt" style:font-size-complex="8.67580318450928pt"/>
    </style:style>
    <style:style style:name="ch11" style:family="chart">
      <style:graphic-properties svg:stroke-color="#b3b3b3"/>
    </style:style>
    <style:style style:name="ch12" style:family="chart" style:data-style-name="N2">
      <style:graphic-properties draw:stroke="none" draw:fill-color="#5c8526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b515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94006b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0047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9.027cm" svg:height="12.158cm" xlink:href=".." xlink:type="simple" chart:class="chart:bar" chart:style-name="ch1">
        <chart:title svg:x="6.139cm" svg:y="0.379cm" chart:style-name="ch2">
          <text:p>Static Allocator - O3 no vectorize</text:p>
        </chart:title>
        <chart:legend chart:legend-position="bottom" svg:x="3.518cm" svg:y="11.279cm" style:legend-expansion="wide" chart:style-name="ch3"/>
        <chart:plot-area chart:style-name="ch4" table:cell-range-address="Sheet1.A146:Sheet1.A146 Sheet1.A147:Sheet1.G166 Sheet1.C146:Sheet1.G146" chart:data-source-has-labels="both" svg:x="1.036cm" svg:y="1.151cm" svg:width="17.223cm" svg:height="9.953cm">
          <chartooo:coordinate-region svg:x="1.948cm" svg:y="1.351cm" svg:width="16.311cm" svg:height="8.708cm"/>
          <chart:axis chart:dimension="x" chart:name="primary-x" chart:style-name="ch5" chartooo:axis-type="auto">
            <chartooo:date-scale/>
            <chart:title svg:x="0.941cm" svg:y="10.697cm" chart:style-name="ch6">
              <text:p>N</text:p>
            </chart:title>
            <chart:categories table:cell-range-address="Sheet1.A147:Sheet1.B166"/>
          </chart:axis>
          <chart:axis chart:dimension="x" chart:name="secondary-x" chart:style-name="ch7">
            <chart:title svg:x="0.162cm" svg:y="10.235cm" chart:style-name="ch8">
              <text:p>Chunk Size</text:p>
            </chart:title>
          </chart:axis>
          <chart:axis chart:dimension="y" chart:name="primary-y" chart:style-name="ch9">
            <chart:title svg:x="0.102cm" svg:y="6.764cm" chart:style-name="ch10">
              <text:p>Time (s)</text:p>
            </chart:title>
            <chart:grid chart:style-name="ch11" chart:class="major"/>
          </chart:axis>
          <chart:series chart:style-name="ch12" chart:values-cell-range-address="Sheet1.C147:Sheet1.C166" chart:label-cell-address="Sheet1.C146:Sheet1.C146" chart:class="chart:bar">
            <chart:data-point chart:repeated="20"/>
          </chart:series>
          <chart:series chart:style-name="ch13" chart:values-cell-range-address="Sheet1.D147:Sheet1.D166" chart:label-cell-address="Sheet1.D146:Sheet1.D146" chart:class="chart:bar">
            <chart:data-point chart:repeated="20"/>
          </chart:series>
          <chart:series chart:style-name="ch14" chart:values-cell-range-address="Sheet1.E147:Sheet1.E166" chart:label-cell-address="Sheet1.E146:Sheet1.E146" chart:class="chart:bar">
            <chart:data-point chart:repeated="20"/>
          </chart:series>
          <chart:series chart:style-name="ch15" chart:values-cell-range-address="Sheet1.F147:Sheet1.F166" chart:label-cell-address="Sheet1.F146:Sheet1.F146" chart:class="chart:bar">
            <chart:data-point chart:repeated="20"/>
          </chart:series>
          <chart:series chart:style-name="ch16" chart:values-cell-range-address="Sheet1.G147:Sheet1.G166" chart:label-cell-address="Sheet1.G146:Sheet1.G146" chart:class="chart:bar">
            <chart:data-point chart:repeated="20"/>
          </chart:series>
          <chart:wall chart:style-name="ch17"/>
          <chart:floor chart:style-name="ch18"/>
        </chart:plot-area>
        <draw:line draw:style-name="gr1" draw:text-style-name="P1" svg:x1="0.099cm" svg:y1="10.671cm" svg:x2="18.278cm" svg:y2="10.67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list</text:p>
                <draw:g>
                  <svg:desc>Sheet1.C146:Sheet1.C146</svg:desc>
                </draw:g>
              </table:table-cell>
              <table:table-cell office:value-type="string">
                <text:p>nasty_list</text:p>
                <draw:g>
                  <svg:desc>Sheet1.D146:Sheet1.D146</svg:desc>
                </draw:g>
              </table:table-cell>
              <table:table-cell office:value-type="string">
                <text:p>std::vector</text:p>
                <draw:g>
                  <svg:desc>Sheet1.E146:Sheet1.E146</svg:desc>
                </draw:g>
              </table:table-cell>
              <table:table-cell office:value-type="string">
                <text:p>chunk_list:iterator</text:p>
                <draw:g>
                  <svg:desc>Sheet1.F146:Sheet1.F146</svg:desc>
                </draw:g>
              </table:table-cell>
              <table:table-cell office:value-type="string">
                <text:p>chunk_list:functor</text:p>
                <draw:g>
                  <svg:desc>Sheet1.G146:Sheet1.G14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147:Sheet1.B166</svg:desc>
                </draw:g>
              </table:table-cell>
              <table:table-cell office:value-type="float" office:value="0.035344">
                <text:p>0.035344</text:p>
                <draw:g>
                  <svg:desc>Sheet1.C147:Sheet1.C166</svg:desc>
                </draw:g>
              </table:table-cell>
              <table:table-cell office:value-type="float" office:value="0.0623481">
                <text:p>0.0623481</text:p>
                <draw:g>
                  <svg:desc>Sheet1.D147:Sheet1.D166</svg:desc>
                </draw:g>
              </table:table-cell>
              <table:table-cell office:value-type="float" office:value="0.045134">
                <text:p>0.045134</text:p>
                <draw:g>
                  <svg:desc>Sheet1.E147:Sheet1.E166</svg:desc>
                </draw:g>
              </table:table-cell>
              <table:table-cell office:value-type="float" office:value="0.0571011">
                <text:p>0.0571011</text:p>
                <draw:g>
                  <svg:desc>Sheet1.F147:Sheet1.F166</svg:desc>
                </draw:g>
              </table:table-cell>
              <table:table-cell office:value-type="float" office:value="0.0498981">
                <text:p>0.0498981</text:p>
                <draw:g>
                  <svg:desc>Sheet1.G147:Sheet1.G166</svg:desc>
                </draw:g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95621">
                <text:p>0.0695621</text:p>
              </table:table-cell>
              <table:table-cell office:value-type="float" office:value="0.130637">
                <text:p>0.130637</text:p>
              </table:table-cell>
              <table:table-cell office:value-type="float" office:value="0.061247">
                <text:p>0.061247</text:p>
              </table:table-cell>
              <table:table-cell office:value-type="float" office:value="0.16061">
                <text:p>0.16061</text:p>
              </table:table-cell>
              <table:table-cell office:value-type="float" office:value="0.113926">
                <text:p>0.113926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6944">
                <text:p>0.236944</text:p>
              </table:table-cell>
              <table:table-cell office:value-type="float" office:value="0.233909">
                <text:p>0.233909</text:p>
              </table:table-cell>
              <table:table-cell office:value-type="float" office:value="0.180898">
                <text:p>0.180898</text:p>
              </table:table-cell>
              <table:table-cell office:value-type="float" office:value="0.333052">
                <text:p>0.333052</text:p>
              </table:table-cell>
              <table:table-cell office:value-type="float" office:value="0.300565">
                <text:p>0.300565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8494">
                <text:p>0.458494</text:p>
              </table:table-cell>
              <table:table-cell office:value-type="float" office:value="0.46038">
                <text:p>0.46038</text:p>
              </table:table-cell>
              <table:table-cell office:value-type="float" office:value="0.247313">
                <text:p>0.247313</text:p>
              </table:table-cell>
              <table:table-cell office:value-type="float" office:value="0.63367">
                <text:p>0.63367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98149">
                <text:p>0.898149</text:p>
              </table:table-cell>
              <table:table-cell office:value-type="float" office:value="0.896584">
                <text:p>0.896584</text:p>
              </table:table-cell>
              <table:table-cell office:value-type="float" office:value="0.508069">
                <text:p>0.508069</text:p>
              </table:table-cell>
              <table:table-cell office:value-type="float" office:value="1.24327">
                <text:p>1.24327</text:p>
              </table:table-cell>
              <table:table-cell office:value-type="float" office:value="1.15036">
                <text:p>1.15036</text:p>
              </table:table-cell>
            </table:table-row>
            <table:table-row>
              <table:table-cell office:value-type="float" office:value="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82401">
                <text:p>0.0382401</text:p>
              </table:table-cell>
              <table:table-cell office:value-type="float" office:value="0.065191">
                <text:p>0.065191</text:p>
              </table:table-cell>
              <table:table-cell office:value-type="float" office:value="0.042105">
                <text:p>0.042105</text:p>
              </table:table-cell>
              <table:table-cell office:value-type="float" office:value="0.04259">
                <text:p>0.04259</text:p>
              </table:table-cell>
              <table:table-cell office:value-type="float" office:value="0.027056">
                <text:p>0.027056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71522">
                <text:p>0.071522</text:p>
              </table:table-cell>
              <table:table-cell office:value-type="float" office:value="0.134344">
                <text:p>0.134344</text:p>
              </table:table-cell>
              <table:table-cell office:value-type="float" office:value="0.0613881">
                <text:p>0.0613881</text:p>
              </table:table-cell>
              <table:table-cell office:value-type="float" office:value="0.077928">
                <text:p>0.077928</text:p>
              </table:table-cell>
              <table:table-cell office:value-type="float" office:value="0.062024">
                <text:p>0.062024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3869">
                <text:p>0.233869</text:p>
              </table:table-cell>
              <table:table-cell office:value-type="float" office:value="0.234051">
                <text:p>0.234051</text:p>
              </table:table-cell>
              <table:table-cell office:value-type="float" office:value="0.122435">
                <text:p>0.122435</text:p>
              </table:table-cell>
              <table:table-cell office:value-type="float" office:value="0.14561">
                <text:p>0.14561</text:p>
              </table:table-cell>
              <table:table-cell office:value-type="float" office:value="0.105735">
                <text:p>0.105735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5168">
                <text:p>0.455168</text:p>
              </table:table-cell>
              <table:table-cell office:value-type="float" office:value="0.466624">
                <text:p>0.466624</text:p>
              </table:table-cell>
              <table:table-cell office:value-type="float" office:value="0.290796">
                <text:p>0.290796</text:p>
              </table:table-cell>
              <table:table-cell office:value-type="float" office:value="0.283697">
                <text:p>0.283697</text:p>
              </table:table-cell>
              <table:table-cell office:value-type="float" office:value="0.226536">
                <text:p>0.226536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13641">
                <text:p>0.913641</text:p>
              </table:table-cell>
              <table:table-cell office:value-type="float" office:value="0.905603">
                <text:p>0.905603</text:p>
              </table:table-cell>
              <table:table-cell office:value-type="float" office:value="0.489259">
                <text:p>0.489259</text:p>
              </table:table-cell>
              <table:table-cell office:value-type="float" office:value="0.557645">
                <text:p>0.557645</text:p>
              </table:table-cell>
              <table:table-cell office:value-type="float" office:value="0.467119">
                <text:p>0.467119</text:p>
              </table:table-cell>
            </table:table-row>
            <table:table-row>
              <table:table-cell office:value-type="float" office:value="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8204">
                <text:p>0.038204</text:p>
              </table:table-cell>
              <table:table-cell office:value-type="float" office:value="0.063324">
                <text:p>0.063324</text:p>
              </table:table-cell>
              <table:table-cell office:value-type="float" office:value="0.0421749">
                <text:p>0.0421749</text:p>
              </table:table-cell>
              <table:table-cell office:value-type="float" office:value="0.0420099">
                <text:p>0.0420099</text:p>
              </table:table-cell>
              <table:table-cell office:value-type="float" office:value="0.030529">
                <text:p>0.030529</text:p>
              </table:table-cell>
            </table:table-row>
            <table:table-row>
              <table:table-cell office:value-type="float" office:value="8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717941">
                <text:p>0.0717941</text:p>
              </table:table-cell>
              <table:table-cell office:value-type="float" office:value="0.137728">
                <text:p>0.137728</text:p>
              </table:table-cell>
              <table:table-cell office:value-type="float" office:value="0.0610839">
                <text:p>0.0610839</text:p>
              </table:table-cell>
              <table:table-cell office:value-type="float" office:value="0.0725111">
                <text:p>0.0725111</text:p>
              </table:table-cell>
              <table:table-cell office:value-type="float" office:value="0.042254">
                <text:p>0.042254</text:p>
              </table:table-cell>
            </table:table-row>
            <table:table-row>
              <table:table-cell office:value-type="float" office:value="16">
                <text:p>2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3106">
                <text:p>0.233106</text:p>
              </table:table-cell>
              <table:table-cell office:value-type="float" office:value="0.229131">
                <text:p>0.229131</text:p>
              </table:table-cell>
              <table:table-cell office:value-type="float" office:value="0.122486">
                <text:p>0.122486</text:p>
              </table:table-cell>
              <table:table-cell office:value-type="float" office:value="0.144652">
                <text:p>0.144652</text:p>
              </table:table-cell>
              <table:table-cell office:value-type="float" office:value="0.129116">
                <text:p>0.129116</text:p>
              </table:table-cell>
            </table:table-row>
            <table:table-row>
              <table:table-cell office:value-type="float" office:value="32">
                <text:p>3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1315">
                <text:p>0.451315</text:p>
              </table:table-cell>
              <table:table-cell office:value-type="float" office:value="0.462954">
                <text:p>0.462954</text:p>
              </table:table-cell>
              <table:table-cell office:value-type="float" office:value="0.299403">
                <text:p>0.299403</text:p>
              </table:table-cell>
              <table:table-cell office:value-type="float" office:value="0.268325">
                <text:p>0.268325</text:p>
              </table:table-cell>
              <table:table-cell office:value-type="float" office:value="0.170421">
                <text:p>0.170421</text:p>
              </table:table-cell>
            </table:table-row>
            <table:table-row>
              <table:table-cell office:value-type="float" office:value="6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15397">
                <text:p>0.915397</text:p>
              </table:table-cell>
              <table:table-cell office:value-type="float" office:value="0.911246">
                <text:p>0.911246</text:p>
              </table:table-cell>
              <table:table-cell office:value-type="float" office:value="0.487376">
                <text:p>0.487376</text:p>
              </table:table-cell>
              <table:table-cell office:value-type="float" office:value="0.525691">
                <text:p>0.525691</text:p>
              </table:table-cell>
              <table:table-cell office:value-type="float" office:value="0.349831">
                <text:p>0.349831</text:p>
              </table:table-cell>
            </table:table-row>
            <table:table-row>
              <table:table-cell office:value-type="float" office:value="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741">
                <text:p>0.034741</text:p>
              </table:table-cell>
              <table:table-cell office:value-type="float" office:value="0.0621881">
                <text:p>0.0621881</text:p>
              </table:table-cell>
              <table:table-cell office:value-type="float" office:value="0.034236">
                <text:p>0.034236</text:p>
              </table:table-cell>
              <table:table-cell office:value-type="float" office:value="0.041861">
                <text:p>0.041861</text:p>
              </table:table-cell>
              <table:table-cell office:value-type="float" office:value="0.0312571">
                <text:p>0.0312571</text:p>
              </table:table-cell>
            </table:table-row>
            <table:table-row>
              <table:table-cell office:value-type="float" office:value="8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65739">
                <text:p>0.0665739</text:p>
              </table:table-cell>
              <table:table-cell office:value-type="float" office:value="0.134514">
                <text:p>0.134514</text:p>
              </table:table-cell>
              <table:table-cell office:value-type="float" office:value="0.0681201">
                <text:p>0.0681201</text:p>
              </table:table-cell>
              <table:table-cell office:value-type="float" office:value="0.0786721">
                <text:p>0.0786721</text:p>
              </table:table-cell>
              <table:table-cell office:value-type="float" office:value="0.047869">
                <text:p>0.047869</text:p>
              </table:table-cell>
            </table:table-row>
            <table:table-row>
              <table:table-cell office:value-type="float" office:value="16">
                <text:p>2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0323">
                <text:p>0.230323</text:p>
              </table:table-cell>
              <table:table-cell office:value-type="float" office:value="0.231008">
                <text:p>0.231008</text:p>
              </table:table-cell>
              <table:table-cell office:value-type="float" office:value="0.175583">
                <text:p>0.175583</text:p>
              </table:table-cell>
              <table:table-cell office:value-type="float" office:value="0.134069">
                <text:p>0.134069</text:p>
              </table:table-cell>
              <table:table-cell office:value-type="float" office:value="0.0770351">
                <text:p>0.0770351</text:p>
              </table:table-cell>
            </table:table-row>
            <table:table-row>
              <table:table-cell office:value-type="float" office:value="32">
                <text:p>3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395">
                <text:p>0.45395</text:p>
              </table:table-cell>
              <table:table-cell office:value-type="float" office:value="0.459568">
                <text:p>0.459568</text:p>
              </table:table-cell>
              <table:table-cell office:value-type="float" office:value="0.247843">
                <text:p>0.247843</text:p>
              </table:table-cell>
              <table:table-cell office:value-type="float" office:value="0.303213">
                <text:p>0.303213</text:p>
              </table:table-cell>
              <table:table-cell office:value-type="float" office:value="0.147368">
                <text:p>0.147368</text:p>
              </table:table-cell>
            </table:table-row>
            <table:table-row>
              <table:table-cell office:value-type="float" office:value="6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25942">
                <text:p>0.925942</text:p>
              </table:table-cell>
              <table:table-cell office:value-type="float" office:value="0.901377">
                <text:p>0.901377</text:p>
              </table:table-cell>
              <table:table-cell office:value-type="float" office:value="0.496357">
                <text:p>0.496357</text:p>
              </table:table-cell>
              <table:table-cell office:value-type="float" office:value="0.514488">
                <text:p>0.514488</text:p>
              </table:table-cell>
              <table:table-cell office:value-type="float" office:value="0.296277">
                <text:p>0.2962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5317153930664pt" style:font-size-asian="12.5317153930664pt" style:font-size-complex="12.53171539306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9.63978099822998pt" style:font-size-asian="9.63978099822998pt" style:font-size-complex="9.6397809982299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6" style:family="chart">
      <style:chart-properties chart:scale-text="true" style:rotation-angle="0"/>
      <style:text-properties fo:font-size="8.67580318450928pt" style:font-size-asian="8.67580318450928pt" style:font-size-complex="8.67580318450928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scale-text="true"/>
      <style:text-properties fo:font-size="8.67580318450928pt" style:font-size-asian="8.67580318450928pt" style:font-size-complex="8.67580318450928pt"/>
    </style:style>
    <style:style style:name="ch9" style:family="chart" style:data-style-name="N2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.63978099822998pt" style:font-size-asian="9.63978099822998pt" style:font-size-complex="9.63978099822998pt"/>
    </style:style>
    <style:style style:name="ch10" style:family="chart">
      <style:chart-properties chart:auto-position="true" chart:scale-text="true" style:rotation-angle="90"/>
      <style:text-properties fo:font-size="8.67580318450928pt" style:font-size-asian="8.67580318450928pt" style:font-size-complex="8.67580318450928pt"/>
    </style:style>
    <style:style style:name="ch11" style:family="chart">
      <style:graphic-properties svg:stroke-color="#b3b3b3"/>
    </style:style>
    <style:style style:name="ch12" style:family="chart" style:data-style-name="N2">
      <style:graphic-properties draw:stroke="none" draw:fill-color="#5c8526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b515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94006b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0047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9.027cm" svg:height="12.158cm" xlink:href=".." xlink:type="simple" chart:class="chart:bar" chart:style-name="ch1">
        <chart:title svg:x="6.443cm" svg:y="0.379cm" chart:style-name="ch2">
          <text:p>Static Allocator - O3 vectorize</text:p>
        </chart:title>
        <chart:legend chart:legend-position="bottom" svg:x="3.518cm" svg:y="11.279cm" style:legend-expansion="wide" chart:style-name="ch3"/>
        <chart:plot-area chart:style-name="ch4" table:cell-range-address="Sheet1.A182:Sheet1.A182 Sheet1.A183:Sheet1.G202 Sheet1.C182:Sheet1.G182" chart:data-source-has-labels="both" svg:x="1.035cm" svg:y="1.151cm" svg:width="17.223cm" svg:height="9.953cm">
          <chartooo:coordinate-region svg:x="1.947cm" svg:y="1.351cm" svg:width="16.311cm" svg:height="8.708cm"/>
          <chart:axis chart:dimension="x" chart:name="primary-x" chart:style-name="ch5" chartooo:axis-type="auto">
            <chartooo:date-scale/>
            <chart:title svg:x="0.941cm" svg:y="10.697cm" chart:style-name="ch6">
              <text:p>N</text:p>
            </chart:title>
            <chart:categories table:cell-range-address="Sheet1.A183:Sheet1.B202"/>
          </chart:axis>
          <chart:axis chart:dimension="x" chart:name="secondary-x" chart:style-name="ch7">
            <chart:title svg:x="0.162cm" svg:y="10.235cm" chart:style-name="ch8">
              <text:p>Chunk Size</text:p>
            </chart:title>
          </chart:axis>
          <chart:axis chart:dimension="y" chart:name="primary-y" chart:style-name="ch9">
            <chart:title svg:x="0.101cm" svg:y="6.764cm" chart:style-name="ch10">
              <text:p>Time (s)</text:p>
            </chart:title>
            <chart:grid chart:style-name="ch11" chart:class="major"/>
          </chart:axis>
          <chart:series chart:style-name="ch12" chart:values-cell-range-address="Sheet1.C183:Sheet1.C202" chart:label-cell-address="Sheet1.C182:Sheet1.C182" chart:class="chart:bar">
            <chart:data-point chart:repeated="20"/>
          </chart:series>
          <chart:series chart:style-name="ch13" chart:values-cell-range-address="Sheet1.D183:Sheet1.D202" chart:label-cell-address="Sheet1.D182:Sheet1.D182" chart:class="chart:bar">
            <chart:data-point chart:repeated="20"/>
          </chart:series>
          <chart:series chart:style-name="ch14" chart:values-cell-range-address="Sheet1.E183:Sheet1.E202" chart:label-cell-address="Sheet1.E182:Sheet1.E182" chart:class="chart:bar">
            <chart:data-point chart:repeated="20"/>
          </chart:series>
          <chart:series chart:style-name="ch15" chart:values-cell-range-address="Sheet1.F183:Sheet1.F202" chart:label-cell-address="Sheet1.F182:Sheet1.F182" chart:class="chart:bar">
            <chart:data-point chart:repeated="20"/>
          </chart:series>
          <chart:series chart:style-name="ch16" chart:values-cell-range-address="Sheet1.G183:Sheet1.G202" chart:label-cell-address="Sheet1.G182:Sheet1.G182" chart:class="chart:bar">
            <chart:data-point chart:repeated="20"/>
          </chart:series>
          <chart:wall chart:style-name="ch17"/>
          <chart:floor chart:style-name="ch18"/>
        </chart:plot-area>
        <draw:line draw:style-name="gr1" draw:text-style-name="P1" svg:x1="0.099cm" svg:y1="10.671cm" svg:x2="18.278cm" svg:y2="10.67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list</text:p>
                <draw:g>
                  <svg:desc>Sheet1.C182:Sheet1.C182</svg:desc>
                </draw:g>
              </table:table-cell>
              <table:table-cell office:value-type="string">
                <text:p>nasty_list</text:p>
                <draw:g>
                  <svg:desc>Sheet1.D182:Sheet1.D182</svg:desc>
                </draw:g>
              </table:table-cell>
              <table:table-cell office:value-type="string">
                <text:p>std::vector</text:p>
                <draw:g>
                  <svg:desc>Sheet1.E182:Sheet1.E182</svg:desc>
                </draw:g>
              </table:table-cell>
              <table:table-cell office:value-type="string">
                <text:p>chunk_list:iterator</text:p>
                <draw:g>
                  <svg:desc>Sheet1.F182:Sheet1.F182</svg:desc>
                </draw:g>
              </table:table-cell>
              <table:table-cell office:value-type="string">
                <text:p>chunk_list:functor</text:p>
                <draw:g>
                  <svg:desc>Sheet1.G182:Sheet1.G18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183:Sheet1.B202</svg:desc>
                </draw:g>
              </table:table-cell>
              <table:table-cell office:value-type="float" office:value="0.0355419">
                <text:p>0.0355419</text:p>
                <draw:g>
                  <svg:desc>Sheet1.C183:Sheet1.C202</svg:desc>
                </draw:g>
              </table:table-cell>
              <table:table-cell office:value-type="float" office:value="0.0630461">
                <text:p>0.0630461</text:p>
                <draw:g>
                  <svg:desc>Sheet1.D183:Sheet1.D202</svg:desc>
                </draw:g>
              </table:table-cell>
              <table:table-cell office:value-type="float" office:value="0.0443429">
                <text:p>0.0443429</text:p>
                <draw:g>
                  <svg:desc>Sheet1.E183:Sheet1.E202</svg:desc>
                </draw:g>
              </table:table-cell>
              <table:table-cell office:value-type="float" office:value="0.057407">
                <text:p>0.057407</text:p>
                <draw:g>
                  <svg:desc>Sheet1.F183:Sheet1.F202</svg:desc>
                </draw:g>
              </table:table-cell>
              <table:table-cell office:value-type="float" office:value="0.0500579">
                <text:p>0.0500579</text:p>
                <draw:g>
                  <svg:desc>Sheet1.G183:Sheet1.G202</svg:desc>
                </draw:g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99529">
                <text:p>0.0699529</text:p>
              </table:table-cell>
              <table:table-cell office:value-type="float" office:value="0.133533">
                <text:p>0.133533</text:p>
              </table:table-cell>
              <table:table-cell office:value-type="float" office:value="0.060968">
                <text:p>0.060968</text:p>
              </table:table-cell>
              <table:table-cell office:value-type="float" office:value="0.159184">
                <text:p>0.159184</text:p>
              </table:table-cell>
              <table:table-cell office:value-type="float" office:value="0.113011">
                <text:p>0.113011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841">
                <text:p>0.23841</text:p>
              </table:table-cell>
              <table:table-cell office:value-type="float" office:value="0.229602">
                <text:p>0.229602</text:p>
              </table:table-cell>
              <table:table-cell office:value-type="float" office:value="0.178191">
                <text:p>0.178191</text:p>
              </table:table-cell>
              <table:table-cell office:value-type="float" office:value="0.333025">
                <text:p>0.333025</text:p>
              </table:table-cell>
              <table:table-cell office:value-type="float" office:value="0.297169">
                <text:p>0.297169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884">
                <text:p>0.45884</text:p>
              </table:table-cell>
              <table:table-cell office:value-type="float" office:value="0.460614">
                <text:p>0.460614</text:p>
              </table:table-cell>
              <table:table-cell office:value-type="float" office:value="0.245166">
                <text:p>0.245166</text:p>
              </table:table-cell>
              <table:table-cell office:value-type="float" office:value="0.638739">
                <text:p>0.638739</text:p>
              </table:table-cell>
              <table:table-cell office:value-type="float" office:value="0.589579">
                <text:p>0.589579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98954">
                <text:p>0.898954</text:p>
              </table:table-cell>
              <table:table-cell office:value-type="float" office:value="0.898444">
                <text:p>0.898444</text:p>
              </table:table-cell>
              <table:table-cell office:value-type="float" office:value="0.509776">
                <text:p>0.509776</text:p>
              </table:table-cell>
              <table:table-cell office:value-type="float" office:value="1.24585">
                <text:p>1.24585</text:p>
              </table:table-cell>
              <table:table-cell office:value-type="float" office:value="1.14966">
                <text:p>1.14966</text:p>
              </table:table-cell>
            </table:table-row>
            <table:table-row>
              <table:table-cell office:value-type="float" office:value="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8193">
                <text:p>0.038193</text:p>
              </table:table-cell>
              <table:table-cell office:value-type="float" office:value="0.0620189">
                <text:p>0.0620189</text:p>
              </table:table-cell>
              <table:table-cell office:value-type="float" office:value="0.0418621">
                <text:p>0.0418621</text:p>
              </table:table-cell>
              <table:table-cell office:value-type="float" office:value="0.0427931">
                <text:p>0.0427931</text:p>
              </table:table-cell>
              <table:table-cell office:value-type="float" office:value="0.0273959">
                <text:p>0.0273959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713881">
                <text:p>0.0713881</text:p>
              </table:table-cell>
              <table:table-cell office:value-type="float" office:value="0.133817">
                <text:p>0.133817</text:p>
              </table:table-cell>
              <table:table-cell office:value-type="float" office:value="0.0608159">
                <text:p>0.0608159</text:p>
              </table:table-cell>
              <table:table-cell office:value-type="float" office:value="0.0767221">
                <text:p>0.0767221</text:p>
              </table:table-cell>
              <table:table-cell office:value-type="float" office:value="0.0774091">
                <text:p>0.0774091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7035">
                <text:p>0.237035</text:p>
              </table:table-cell>
              <table:table-cell office:value-type="float" office:value="0.231251">
                <text:p>0.231251</text:p>
              </table:table-cell>
              <table:table-cell office:value-type="float" office:value="0.122401">
                <text:p>0.122401</text:p>
              </table:table-cell>
              <table:table-cell office:value-type="float" office:value="0.144986">
                <text:p>0.144986</text:p>
              </table:table-cell>
              <table:table-cell office:value-type="float" office:value="0.105121">
                <text:p>0.105121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0698">
                <text:p>0.450698</text:p>
              </table:table-cell>
              <table:table-cell office:value-type="float" office:value="0.463196">
                <text:p>0.463196</text:p>
              </table:table-cell>
              <table:table-cell office:value-type="float" office:value="0.279912">
                <text:p>0.279912</text:p>
              </table:table-cell>
              <table:table-cell office:value-type="float" office:value="0.284004">
                <text:p>0.284004</text:p>
              </table:table-cell>
              <table:table-cell office:value-type="float" office:value="0.225596">
                <text:p>0.225596</text:p>
              </table:table-cell>
            </table:table-row>
            <table:table-row>
              <table:table-cell office:value-type="float" office:value="64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17635">
                <text:p>0.917635</text:p>
              </table:table-cell>
              <table:table-cell office:value-type="float" office:value="0.911922">
                <text:p>0.911922</text:p>
              </table:table-cell>
              <table:table-cell office:value-type="float" office:value="0.491566">
                <text:p>0.491566</text:p>
              </table:table-cell>
              <table:table-cell office:value-type="float" office:value="0.560659">
                <text:p>0.560659</text:p>
              </table:table-cell>
              <table:table-cell office:value-type="float" office:value="0.469023">
                <text:p>0.469023</text:p>
              </table:table-cell>
            </table:table-row>
            <table:table-row>
              <table:table-cell office:value-type="float" office:value="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8265">
                <text:p>0.038265</text:p>
              </table:table-cell>
              <table:table-cell office:value-type="float" office:value="0.0621049">
                <text:p>0.0621049</text:p>
              </table:table-cell>
              <table:table-cell office:value-type="float" office:value="0.0442491">
                <text:p>0.0442491</text:p>
              </table:table-cell>
              <table:table-cell office:value-type="float" office:value="0.0430461">
                <text:p>0.0430461</text:p>
              </table:table-cell>
              <table:table-cell office:value-type="float" office:value="0.030755">
                <text:p>0.030755</text:p>
              </table:table-cell>
            </table:table-row>
            <table:table-row>
              <table:table-cell office:value-type="float" office:value="8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713671">
                <text:p>0.0713671</text:p>
              </table:table-cell>
              <table:table-cell office:value-type="float" office:value="0.135879">
                <text:p>0.135879</text:p>
              </table:table-cell>
              <table:table-cell office:value-type="float" office:value="0.0608299">
                <text:p>0.0608299</text:p>
              </table:table-cell>
              <table:table-cell office:value-type="float" office:value="0.072239">
                <text:p>0.072239</text:p>
              </table:table-cell>
              <table:table-cell office:value-type="float" office:value="0.041822">
                <text:p>0.041822</text:p>
              </table:table-cell>
            </table:table-row>
            <table:table-row>
              <table:table-cell office:value-type="float" office:value="16">
                <text:p>2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4492">
                <text:p>0.234492</text:p>
              </table:table-cell>
              <table:table-cell office:value-type="float" office:value="0.232744">
                <text:p>0.232744</text:p>
              </table:table-cell>
              <table:table-cell office:value-type="float" office:value="0.121718">
                <text:p>0.121718</text:p>
              </table:table-cell>
              <table:table-cell office:value-type="float" office:value="0.159784">
                <text:p>0.159784</text:p>
              </table:table-cell>
              <table:table-cell office:value-type="float" office:value="0.117768">
                <text:p>0.117768</text:p>
              </table:table-cell>
            </table:table-row>
            <table:table-row>
              <table:table-cell office:value-type="float" office:value="32">
                <text:p>3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2368">
                <text:p>0.452368</text:p>
              </table:table-cell>
              <table:table-cell office:value-type="float" office:value="0.465569">
                <text:p>0.465569</text:p>
              </table:table-cell>
              <table:table-cell office:value-type="float" office:value="0.272059">
                <text:p>0.272059</text:p>
              </table:table-cell>
              <table:table-cell office:value-type="float" office:value="0.270007">
                <text:p>0.270007</text:p>
              </table:table-cell>
              <table:table-cell office:value-type="float" office:value="0.17237">
                <text:p>0.17237</text:p>
              </table:table-cell>
            </table:table-row>
            <table:table-row>
              <table:table-cell office:value-type="float" office:value="64">
                <text:p>6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20011">
                <text:p>0.920011</text:p>
              </table:table-cell>
              <table:table-cell office:value-type="float" office:value="0.90921">
                <text:p>0.90921</text:p>
              </table:table-cell>
              <table:table-cell office:value-type="float" office:value="0.49226">
                <text:p>0.49226</text:p>
              </table:table-cell>
              <table:table-cell office:value-type="float" office:value="0.530114">
                <text:p>0.530114</text:p>
              </table:table-cell>
              <table:table-cell office:value-type="float" office:value="0.348717">
                <text:p>0.348717</text:p>
              </table:table-cell>
            </table:table-row>
            <table:table-row>
              <table:table-cell office:value-type="float" office:value="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44921">
                <text:p>0.0344921</text:p>
              </table:table-cell>
              <table:table-cell office:value-type="float" office:value="0.062929">
                <text:p>0.062929</text:p>
              </table:table-cell>
              <table:table-cell office:value-type="float" office:value="0.0347201">
                <text:p>0.0347201</text:p>
              </table:table-cell>
              <table:table-cell office:value-type="float" office:value="0.042208">
                <text:p>0.042208</text:p>
              </table:table-cell>
              <table:table-cell office:value-type="float" office:value="0.0320799">
                <text:p>0.0320799</text:p>
              </table:table-cell>
            </table:table-row>
            <table:table-row>
              <table:table-cell office:value-type="float" office:value="8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54099">
                <text:p>0.0654099</text:p>
              </table:table-cell>
              <table:table-cell office:value-type="float" office:value="0.131862">
                <text:p>0.131862</text:p>
              </table:table-cell>
              <table:table-cell office:value-type="float" office:value="0.0654701">
                <text:p>0.0654701</text:p>
              </table:table-cell>
              <table:table-cell office:value-type="float" office:value="0.0725819">
                <text:p>0.0725819</text:p>
              </table:table-cell>
              <table:table-cell office:value-type="float" office:value="0.047429">
                <text:p>0.047429</text:p>
              </table:table-cell>
            </table:table-row>
            <table:table-row>
              <table:table-cell office:value-type="float" office:value="16">
                <text:p>2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0059">
                <text:p>0.230059</text:p>
              </table:table-cell>
              <table:table-cell office:value-type="float" office:value="0.232718">
                <text:p>0.232718</text:p>
              </table:table-cell>
              <table:table-cell office:value-type="float" office:value="0.181374">
                <text:p>0.181374</text:p>
              </table:table-cell>
              <table:table-cell office:value-type="float" office:value="0.134392">
                <text:p>0.134392</text:p>
              </table:table-cell>
              <table:table-cell office:value-type="float" office:value="0.077005">
                <text:p>0.077005</text:p>
              </table:table-cell>
            </table:table-row>
            <table:table-row>
              <table:table-cell office:value-type="float" office:value="32">
                <text:p>3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448">
                <text:p>0.45448</text:p>
              </table:table-cell>
              <table:table-cell office:value-type="float" office:value="0.465518">
                <text:p>0.465518</text:p>
              </table:table-cell>
              <table:table-cell office:value-type="float" office:value="0.248106">
                <text:p>0.248106</text:p>
              </table:table-cell>
              <table:table-cell office:value-type="float" office:value="0.299557">
                <text:p>0.299557</text:p>
              </table:table-cell>
              <table:table-cell office:value-type="float" office:value="0.146228">
                <text:p>0.146228</text:p>
              </table:table-cell>
            </table:table-row>
            <table:table-row>
              <table:table-cell office:value-type="float" office:value="64">
                <text:p>6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33507">
                <text:p>0.933507</text:p>
              </table:table-cell>
              <table:table-cell office:value-type="float" office:value="0.902287">
                <text:p>0.902287</text:p>
              </table:table-cell>
              <table:table-cell office:value-type="float" office:value="0.502231">
                <text:p>0.502231</text:p>
              </table:table-cell>
              <table:table-cell office:value-type="float" office:value="0.516437">
                <text:p>0.516437</text:p>
              </table:table-cell>
              <table:table-cell office:value-type="float" office:value="0.295903">
                <text:p>0.2959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